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page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page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P72" style:family="paragraph" style:parent-style-name="Standard">
      <style:paragraph-properties fo:break-before="page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page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>
      <style:text-properties fo:font-style="italic" style:font-style-asian="italic" style:font-style-complex="italic"/>
    </style:style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P83" style:family="paragraph" style:parent-style-name="Standard">
      <style:paragraph-properties fo:break-before="page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page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>
      <style:text-properties style:text-underline-style="solid" style:text-underline-color="font-color"/>
    </style:style>
    <style:style style:name="T87_12" style:family="text">
      <style:text-properties style:text-underline-style="solid" style:text-underline-color="font-color"/>
    </style:style>
    <style:style style:name="T87_13" style:family="text">
      <style:text-properties style:text-underline-style="solid" style:text-underline-color="font-color"/>
    </style:style>
    <style:style style:name="T87_14" style:family="text">
      <style:text-properties style:text-underline-style="solid" style:text-underline-color="font-color"/>
    </style:style>
    <style:style style:name="T87_15" style:family="text">
      <style:text-properties style:text-underline-style="solid" style:text-underline-color="font-color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>
      <style:text-properties style:text-underline-style="solid" style:text-underline-color="font-color"/>
    </style:style>
    <style:style style:name="T90_14" style:family="text">
      <style:text-properties style:text-underline-style="solid" style:text-underline-color="font-color"/>
    </style:style>
    <style:style style:name="T90_15" style:family="text">
      <style:text-properties style:text-underline-style="solid" style:text-underline-color="font-color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>
      <style:text-properties fo:font-style="italic" style:font-style-asian="italic" style:font-style-complex="italic"/>
    </style:style>
    <style:style style:name="T94_14" style:family="text">
      <style:text-properties fo:font-style="italic" style:font-style-asian="italic" style:font-style-complex="italic"/>
    </style:style>
    <style:style style:name="T94_15" style:family="text">
      <style:text-properties fo:font-style="italic" style:font-style-asian="italic" style:font-style-complex="italic"/>
    </style:style>
    <style:style style:name="T94_16" style:family="text">
      <style:text-properties fo:font-style="italic" style:font-style-asian="italic" style:font-style-complex="italic"/>
    </style:style>
    <style:style style:name="T94_17" style:family="text">
      <style:text-properties fo:font-style="italic" style:font-style-asian="italic" style:font-style-complex="italic"/>
    </style:style>
    <style:style style:name="T94_18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font-style="italic" style:font-style-asian="italic" style:font-style-complex="italic"/>
    </style:style>
    <style:style style:name="T95_2" style:family="text">
      <style:text-properties fo:font-style="italic" style:font-style-asian="italic" style:font-style-complex="italic"/>
    </style:style>
    <style:style style:name="T95_3" style:family="text">
      <style:text-properties fo:font-style="italic" style:font-style-asian="italic" style:font-style-complex="italic"/>
    </style:style>
    <style:style style:name="T95_4" style:family="text">
      <style:text-properties fo:font-style="italic" style:font-style-asian="italic" style:font-style-complex="italic"/>
    </style:style>
    <style:style style:name="T95_5" style:family="text">
      <style:text-properties fo:font-style="italic" style:font-style-asian="italic" style:font-style-complex="italic"/>
    </style:style>
    <style:style style:name="T95_6" style:family="text">
      <style:text-properties fo:font-style="italic" style:font-style-asian="italic" style:font-style-complex="italic"/>
    </style:style>
    <style:style style:name="T95_7" style:family="text">
      <style:text-properties fo:font-style="italic" style:font-style-asian="italic" style:font-style-complex="italic"/>
    </style:style>
    <style:style style:name="T95_8" style:family="text">
      <style:text-properties fo:font-style="italic" style:font-style-asian="italic" style:font-style-complex="italic"/>
    </style:style>
    <style:style style:name="T95_9" style:family="text">
      <style:text-properties fo:font-style="italic" style:font-style-asian="italic" style:font-style-complex="italic"/>
    </style:style>
    <style:style style:name="T95_10" style:family="text">
      <style:text-properties fo:font-style="italic" style:font-style-asian="italic" style:font-style-complex="italic"/>
    </style:style>
    <style:style style:name="T95_11" style:family="text">
      <style:text-properties fo:font-style="italic" style:font-style-asian="italic" style:font-style-complex="italic"/>
    </style:style>
    <style:style style:name="T95_12" style:family="text">
      <style:text-properties fo:font-style="italic" style:font-style-asian="italic" style:font-style-complex="italic"/>
    </style:style>
    <style:style style:name="T95_13" style:family="text">
      <style:text-properties fo:font-style="italic" style:font-style-asian="italic" style:font-style-complex="italic"/>
    </style:style>
    <style:style style:name="T95_14" style:family="text">
      <style:text-properties fo:font-style="italic" style:font-style-asian="italic" style:font-style-complex="italic"/>
    </style:style>
    <style:style style:name="T95_15" style:family="text">
      <style:text-properties fo:font-style="italic" style:font-style-asian="italic" style:font-style-complex="italic"/>
    </style:style>
    <style:style style:name="T95_16" style:family="text">
      <style:text-properties fo:font-style="italic" style:font-style-asian="italic" style:font-style-complex="italic"/>
    </style:style>
    <style:style style:name="T95_17" style:family="text">
      <style:text-properties fo:font-style="italic" style:font-style-asian="italic" style:font-style-complex="italic"/>
    </style:style>
    <style:style style:name="T95_18" style:family="text">
      <style:text-properties fo:font-style="italic" style:font-style-asian="italic" style:font-style-complex="italic"/>
    </style:style>
    <style:style style:name="T95_19" style:family="text">
      <style:text-properties fo:font-style="italic" style:font-style-asian="italic" style:font-style-complex="italic"/>
    </style:style>
    <style:style style:name="T95_20" style:family="text">
      <style:text-properties fo:font-style="italic" style:font-style-asian="italic" style:font-style-complex="italic"/>
    </style:style>
    <style:style style:name="T95_21" style:family="text">
      <style:text-properties fo:font-style="italic" style:font-style-asian="italic" style:font-style-complex="italic"/>
    </style:style>
    <style:style style:name="T95_22" style:family="text">
      <style:text-properties fo:font-style="italic" style:font-style-asian="italic" style:font-style-complex="italic"/>
    </style:style>
    <style:style style:name="T95_23" style:family="text">
      <style:text-properties fo:font-style="italic" style:font-style-asian="italic" style:font-style-complex="italic"/>
    </style:style>
    <style:style style:name="T95_24" style:family="text">
      <style:text-properties fo:font-style="italic" style:font-style-asian="italic" style:font-style-complex="italic"/>
    </style:style>
    <style:style style:name="T95_25" style:family="text">
      <style:text-properties fo:font-style="italic" style:font-style-asian="italic" style:font-style-complex="italic"/>
    </style:style>
    <style:style style:name="T95_26" style:family="text">
      <style:text-properties fo:font-style="italic" style:font-style-asian="italic" style:font-style-complex="italic"/>
    </style:style>
    <style:style style:name="T95_27" style:family="text">
      <style:text-properties fo:font-style="italic" style:font-style-asian="italic" style:font-style-complex="italic"/>
    </style:style>
    <style:style style:name="T95_28" style:family="text">
      <style:text-properties fo:font-style="italic" style:font-style-asian="italic" style:font-style-complex="italic"/>
    </style:style>
    <style:style style:name="T95_29" style:family="text">
      <style:text-properties fo:font-style="italic" style:font-style-asian="italic" style:font-style-complex="italic"/>
    </style:style>
    <style:style style:name="T95_30" style:family="text">
      <style:text-properties fo:font-style="italic" style:font-style-asian="italic" style:font-style-complex="italic"/>
    </style:style>
    <style:style style:name="T95_31" style:family="text">
      <style:text-properties fo:font-style="italic" style:font-style-asian="italic" style:font-style-complex="italic"/>
    </style:style>
    <style:style style:name="T95_32" style:family="text">
      <style:text-properties fo:font-style="italic" style:font-style-asian="italic" style:font-style-complex="italic"/>
    </style:style>
    <style:style style:name="T95_33" style:family="text">
      <style:text-properties fo:font-style="italic" style:font-style-asian="italic" style:font-style-complex="italic"/>
    </style:style>
    <style:style style:name="T95_34" style:family="text">
      <style:text-properties fo:font-style="italic" style:font-style-asian="italic" style:font-style-complex="italic"/>
    </style:style>
    <style:style style:name="T95_35" style:family="text">
      <style:text-properties fo:font-style="italic" style:font-style-asian="italic" style:font-style-complex="italic"/>
    </style:style>
    <style:style style:name="T95_36" style:family="text">
      <style:text-properties fo:font-style="italic" style:font-style-asian="italic" style:font-style-complex="italic"/>
    </style:style>
    <style:style style:name="T95_37" style:family="text">
      <style:text-properties fo:font-style="italic" style:font-style-asian="italic" style:font-style-complex="italic"/>
    </style:style>
    <style:style style:name="T95_38" style:family="text">
      <style:text-properties fo:font-style="italic" style:font-style-asian="italic" style:font-style-complex="italic"/>
    </style:style>
    <style:style style:name="T95_39" style:family="text">
      <style:text-properties fo:font-style="italic" style:font-style-asian="italic" style:font-style-complex="italic"/>
    </style:style>
    <style:style style:name="T95_40" style:family="text">
      <style:text-properties fo:font-style="italic" style:font-style-asian="italic" style:font-style-complex="italic"/>
    </style:style>
    <style:style style:name="T95_41" style:family="text">
      <style:text-properties fo:font-style="italic" style:font-style-asian="italic" style:font-style-complex="italic"/>
    </style:style>
    <style:style style:name="T95_42" style:family="text">
      <style:text-properties fo:font-style="italic" style:font-style-asian="italic" style:font-style-complex="italic"/>
    </style:style>
    <style:style style:name="T95_43" style:family="text">
      <style:text-properties fo:font-style="italic" style:font-style-asian="italic" style:font-style-complex="italic"/>
    </style:style>
    <style:style style:name="T95_44" style:family="text">
      <style:text-properties fo:font-style="italic" style:font-style-asian="italic" style:font-style-complex="italic"/>
    </style:style>
    <style:style style:name="T95_45" style:family="text">
      <style:text-properties fo:font-style="italic" style:font-style-asian="italic" style:font-style-complex="italic"/>
    </style:style>
    <style:style style:name="T95_46" style:family="text">
      <style:text-properties fo:font-style="italic" style:font-style-asian="italic" style:font-style-complex="italic"/>
    </style:style>
    <style:style style:name="T95_47" style:family="text">
      <style:text-properties fo:font-style="italic" style:font-style-asian="italic" style:font-style-complex="italic"/>
    </style:style>
    <style:style style:name="T95_48" style:family="text">
      <style:text-properties fo:font-style="italic" style:font-style-asian="italic" style:font-style-complex="italic"/>
    </style:style>
    <style:style style:name="T95_49" style:family="text">
      <style:text-properties fo:font-style="italic" style:font-style-asian="italic" style:font-style-complex="italic"/>
    </style:style>
    <style:style style:name="T95_50" style:family="text">
      <style:text-properties fo:font-style="italic" style:font-style-asian="italic" style:font-style-complex="italic"/>
    </style:style>
    <style:style style:name="T95_51" style:family="text">
      <style:text-properties fo:font-style="italic" style:font-style-asian="italic" style:font-style-complex="italic"/>
    </style:style>
    <style:style style:name="T95_52" style:family="text">
      <style:text-properties fo:font-style="italic" style:font-style-asian="italic" style:font-style-complex="italic"/>
    </style:style>
    <style:style style:name="T95_53" style:family="text">
      <style:text-properties fo:font-style="italic" style:font-style-asian="italic" style:font-style-complex="italic"/>
    </style:style>
    <style:style style:name="T95_54" style:family="text">
      <style:text-properties fo:font-style="italic" style:font-style-asian="italic" style:font-style-complex="italic"/>
    </style:style>
    <style:style style:name="T95_55" style:family="text">
      <style:text-properties fo:font-style="italic" style:font-style-asian="italic" style:font-style-complex="italic"/>
    </style:style>
    <style:style style:name="T95_56" style:family="text">
      <style:text-properties fo:font-style="italic" style:font-style-asian="italic" style:font-style-complex="italic"/>
    </style:style>
    <style:style style:name="T95_57" style:family="text">
      <style:text-properties fo:font-style="italic" style:font-style-asian="italic" style:font-style-complex="italic"/>
    </style:style>
    <style:style style:name="T95_58" style:family="text"/>
    <style:style style:name="T95_59" style:family="text"/>
    <style:style style:name="T95_60" style:family="text"/>
    <style:style style:name="T95_61" style:family="text"/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page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page" fo:line-height="115%" style:writing-mode="lr-tb"/>
    </style:style>
    <style:style style:name="T99_1" style:family="text"/>
    <style:style style:name="T99_2" style:family="text"/>
    <style:style style:name="T99_3" style:family="text"/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P109" style:family="paragraph" style:parent-style-name="Standard">
      <style:paragraph-properties fo:break-before="auto" fo:text-indent="1.27cm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P110" style:family="paragraph" style:parent-style-name="Standard">
      <style:paragraph-properties fo:break-before="auto" fo:text-indent="1.27cm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P111" style:family="paragraph" style:parent-style-name="Standard">
      <style:paragraph-properties fo:break-before="auto" fo:text-indent="1.27cm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P112" style:family="paragraph" style:parent-style-name="Standard">
      <style:paragraph-properties fo:break-before="auto" fo:text-indent="1.27cm" fo:line-height="115%" style:writing-mode="lr-tb"/>
    </style:style>
    <style:style style:name="T112_1" style:family="text"/>
    <style:style style:name="T112_2" style:family="text"/>
    <style:style style:name="P113" style:family="paragraph" style:parent-style-name="Standard">
      <style:paragraph-properties fo:break-before="auto" fo:text-indent="1.27cm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P114" style:family="paragraph" style:parent-style-name="Standard">
      <style:paragraph-properties fo:break-before="auto" fo:text-indent="1.27cm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P115" style:family="paragraph" style:parent-style-name="Standard">
      <style:paragraph-properties fo:break-before="auto" fo:text-indent="1.27cm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P116" style:family="paragraph" style:parent-style-name="Standard">
      <style:paragraph-properties fo:break-before="auto" fo:text-indent="1.27cm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P117" style:family="paragraph" style:parent-style-name="Standard">
      <style:paragraph-properties fo:break-before="auto" fo:text-indent="0cm" fo:line-height="115%" fo:margin-left="0cm" style:writing-mode="lr-tb"/>
    </style:style>
    <style:style style:name="P118" style:family="paragraph" style:parent-style-name="Standard">
      <style:paragraph-properties fo:break-before="page" fo:text-indent="0cm" fo:line-height="115%" fo:margin-left="0cm" style:writing-mode="lr-tb"/>
    </style:style>
    <style:style style:name="P119" style:family="paragraph" style:parent-style-name="Standard">
      <style:paragraph-properties fo:break-before="auto" fo:text-indent="0cm" fo:line-height="115%" fo:margin-left="0cm" style:writing-mode="lr-tb"/>
    </style:style>
    <style:style style:name="P120" style:family="paragraph" style:parent-style-name="Standard">
      <style:paragraph-properties fo:break-before="page" fo:text-indent="0cm" fo:line-height="115%" fo:margin-left="0cm" style:writing-mode="lr-tb"/>
    </style:style>
    <style:style style:name="T120_1" style:family="text"/>
    <style:style style:name="T120_2" style:family="text"/>
    <style:style style:name="T120_3" style:family="text"/>
    <style:style style:name="P121" style:family="paragraph" style:parent-style-name="Standard">
      <style:paragraph-properties fo:break-before="auto" fo:text-indent="0cm" fo:line-height="115%" fo:margin-left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P122" style:family="paragraph" style:parent-style-name="Standard">
      <style:paragraph-properties fo:break-before="auto" fo:text-indent="0cm" fo:line-height="115%" fo:margin-left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P123" style:family="paragraph" style:parent-style-name="Standard">
      <style:paragraph-properties fo:break-before="auto" fo:text-indent="0cm" fo:line-height="115%" fo:margin-left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P124" style:family="paragraph" style:parent-style-name="Standard">
      <style:paragraph-properties fo:break-before="auto" fo:text-indent="1.27cm" fo:line-height="115%" fo:margin-left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P125" style:family="paragraph" style:parent-style-name="Standard">
      <style:paragraph-properties fo:break-before="auto" fo:text-indent="0cm" fo:line-height="115%" fo:margin-left="0cm" style:writing-mode="lr-tb"/>
    </style:style>
    <style:style style:name="P126" style:family="paragraph" style:parent-style-name="Standard">
      <style:paragraph-properties fo:break-before="auto" fo:text-indent="0cm" fo:line-height="115%" fo:margin-left="0cm" style:writing-mode="lr-tb"/>
    </style:style>
    <style:style style:name="T126_1" style:family="text"/>
    <style:style style:name="P127" style:family="paragraph" style:parent-style-name="Standard">
      <style:paragraph-properties fo:break-before="auto" fo:text-indent="1.27cm" fo:line-height="115%" fo:margin-left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P128" style:family="paragraph" style:parent-style-name="Standard">
      <style:paragraph-properties fo:break-before="auto" fo:text-indent="1.27cm" fo:line-height="115%" fo:margin-left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P129" style:family="paragraph" style:parent-style-name="Standard">
      <style:paragraph-properties fo:break-before="auto" fo:text-indent="1.27cm" fo:line-height="115%" fo:margin-left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P130" style:family="paragraph" style:parent-style-name="Standard">
      <style:paragraph-properties fo:break-before="auto" fo:text-indent="1.27cm" fo:line-height="115%" fo:margin-left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P131" style:family="paragraph" style:parent-style-name="Standard">
      <style:paragraph-properties fo:break-before="auto" fo:text-indent="0cm" fo:line-height="115%" fo:margin-left="0cm" style:writing-mode="lr-tb"/>
    </style:style>
    <style:style style:name="P132" style:family="paragraph" style:parent-style-name="Standard">
      <style:paragraph-properties fo:break-before="auto" fo:text-indent="0cm" fo:line-height="115%" fo:margin-left="0cm" style:writing-mode="lr-tb"/>
    </style:style>
    <style:style style:name="T132_1" style:family="text"/>
    <style:style style:name="P133" style:family="paragraph" style:parent-style-name="Standard">
      <style:paragraph-properties fo:break-before="auto" fo:text-indent="0cm" fo:line-height="115%" fo:margin-left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P134" style:family="paragraph" style:parent-style-name="Standard">
      <style:paragraph-properties fo:break-before="auto" fo:text-indent="1.27cm" fo:line-height="115%" fo:margin-left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P135" style:family="paragraph" style:parent-style-name="Standard">
      <style:paragraph-properties fo:break-before="auto" fo:text-indent="1.27cm" fo:line-height="115%" fo:margin-left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P136" style:family="paragraph" style:parent-style-name="Standard">
      <style:paragraph-properties fo:break-before="auto" fo:text-indent="0cm" fo:line-height="115%" fo:margin-left="0cm" style:writing-mode="lr-tb"/>
    </style:style>
    <style:style style:name="P137" style:family="paragraph" style:parent-style-name="Standard">
      <style:paragraph-properties fo:break-before="auto" fo:text-indent="0cm" fo:line-height="115%" fo:margin-left="0cm" style:writing-mode="lr-tb"/>
    </style:style>
    <style:style style:name="T137_1" style:family="text"/>
    <style:style style:name="P138" style:family="paragraph" style:parent-style-name="Standard">
      <style:paragraph-properties fo:break-before="auto" fo:text-indent="0cm" fo:line-height="115%" fo:margin-left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P139" style:family="paragraph" style:parent-style-name="Standard">
      <style:paragraph-properties fo:break-before="auto" fo:text-indent="1.27cm" fo:line-height="115%" fo:margin-left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P140" style:family="paragraph" style:parent-style-name="Standard">
      <style:paragraph-properties fo:break-before="auto" fo:text-indent="1.27cm" fo:line-height="115%" fo:margin-left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P141" style:family="paragraph" style:parent-style-name="Standard">
      <style:paragraph-properties fo:break-before="auto" fo:text-indent="0cm" fo:line-height="115%" fo:margin-left="0cm" style:writing-mode="lr-tb"/>
    </style:style>
    <style:style style:name="P142" style:family="paragraph" style:parent-style-name="Standard">
      <style:paragraph-properties fo:break-before="auto" fo:text-indent="0cm" fo:line-height="115%" fo:margin-left="0cm" style:writing-mode="lr-tb"/>
    </style:style>
    <style:style style:name="T142_1" style:family="text"/>
    <style:style style:name="P143" style:family="paragraph" style:parent-style-name="Standard">
      <style:paragraph-properties fo:break-before="auto" fo:text-indent="0cm" fo:line-height="115%" fo:margin-left="0cm" style:writing-mode="lr-tb"/>
    </style:style>
    <style:style style:name="T143_1" style:family="text"/>
    <style:style style:name="P144" style:family="paragraph" style:parent-style-name="Standard">
      <style:paragraph-properties fo:break-before="auto" fo:text-indent="0cm" fo:line-height="115%" fo:margin-left="0cm" style:writing-mode="lr-tb"/>
    </style:style>
    <style:style style:name="P145" style:family="paragraph" style:parent-style-name="Standard">
      <style:paragraph-properties fo:break-before="auto" fo:text-indent="0cm" fo:line-height="115%" fo:margin-left="0cm" style:writing-mode="lr-tb"/>
    </style:style>
    <style:style style:name="T145_1" style:family="text"/>
    <style:style style:name="T145_2" style:family="text"/>
    <style:style style:name="T145_3" style:family="text"/>
    <style:style style:name="P146" style:family="paragraph" style:parent-style-name="Standard">
      <style:paragraph-properties fo:break-before="auto" fo:text-indent="0cm" fo:line-height="115%" fo:margin-left="0cm" style:writing-mode="lr-tb"/>
    </style:style>
    <style:style style:name="T146_1" style:family="text"/>
    <style:style style:name="P147" style:family="paragraph" style:parent-style-name="Standard">
      <style:paragraph-properties fo:break-before="page" fo:text-indent="0cm" fo:line-height="115%" fo:margin-left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P148" style:family="paragraph" style:parent-style-name="Standard">
      <style:paragraph-properties fo:break-before="auto" fo:text-indent="0cm" fo:line-height="115%" fo:margin-left="0cm" style:writing-mode="lr-tb"/>
    </style:style>
    <style:style style:name="P149" style:family="paragraph" style:parent-style-name="Standard">
      <style:paragraph-properties fo:break-before="auto" fo:text-indent="0cm" fo:line-height="115%" fo:margin-left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P150" style:family="paragraph" style:parent-style-name="Standard">
      <style:paragraph-properties fo:break-before="auto" fo:text-indent="0cm" fo:line-height="115%" fo:margin-left="0cm" style:writing-mode="lr-tb"/>
    </style:style>
    <style:style style:name="P151" style:family="paragraph" style:parent-style-name="Standard">
      <style:paragraph-properties fo:break-before="auto" fo:text-indent="0cm" fo:line-height="115%" fo:margin-left="0cm" style:writing-mode="lr-tb"/>
    </style:style>
    <style:style style:name="T151_1" style:family="text"/>
    <style:style style:name="T151_2" style:family="text"/>
    <style:style style:name="P152" style:family="paragraph" style:parent-style-name="Standard">
      <style:paragraph-properties fo:break-before="auto" fo:text-indent="0cm" fo:line-height="115%" fo:margin-left="0cm" style:writing-mode="lr-tb"/>
    </style:style>
    <style:style style:name="P153" style:family="paragraph" style:parent-style-name="Standard">
      <style:paragraph-properties fo:break-before="auto" fo:text-indent="0cm" fo:line-height="115%" fo:margin-left="0cm" style:writing-mode="lr-tb"/>
    </style:style>
    <style:style style:name="T153_1" style:family="text"/>
    <style:style style:name="T153_2" style:family="text"/>
    <style:style style:name="P154" style:family="paragraph" style:parent-style-name="Standard">
      <style:paragraph-properties fo:break-before="auto" fo:text-indent="0cm" fo:line-height="115%" fo:margin-left="0cm" style:writing-mode="lr-tb"/>
    </style:style>
    <style:style style:name="P155" style:family="paragraph" style:parent-style-name="Standard">
      <style:paragraph-properties fo:break-before="auto" fo:text-indent="0cm" fo:line-height="115%" fo:margin-left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P156" style:family="paragraph" style:parent-style-name="Standard">
      <style:paragraph-properties fo:break-before="auto" fo:text-indent="0cm" fo:line-height="115%" fo:margin-left="0cm" style:writing-mode="lr-tb"/>
    </style:style>
    <style:style style:name="P157" style:family="paragraph" style:parent-style-name="Standard">
      <style:paragraph-properties fo:break-before="auto" fo:text-indent="0cm" fo:line-height="115%" fo:margin-left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P158" style:family="paragraph" style:parent-style-name="Standard">
      <style:paragraph-properties fo:break-before="auto" fo:text-indent="0cm" fo:line-height="115%" fo:margin-left="0cm" style:writing-mode="lr-tb"/>
    </style:style>
    <style:style style:name="P159" style:family="paragraph" style:parent-style-name="Standard">
      <style:paragraph-properties fo:break-before="auto" fo:text-indent="0cm" fo:line-height="115%" fo:margin-left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P160" style:family="paragraph" style:parent-style-name="Standard">
      <style:paragraph-properties fo:break-before="auto" fo:text-indent="0cm" fo:line-height="115%" fo:margin-left="0cm" style:writing-mode="lr-tb"/>
    </style:style>
    <style:style style:name="P161" style:family="paragraph" style:parent-style-name="Standard">
      <style:paragraph-properties fo:break-before="auto" fo:text-indent="0cm" fo:line-height="115%" fo:margin-left="0cm" style:writing-mode="lr-tb"/>
    </style:style>
    <style:style style:name="T161_1" style:family="text"/>
    <style:style style:name="T161_2" style:family="text"/>
    <style:style style:name="P162" style:family="paragraph" style:parent-style-name="Standard">
      <style:paragraph-properties fo:break-before="auto" fo:text-indent="0cm" fo:line-height="115%" fo:margin-left="0cm" style:writing-mode="lr-tb"/>
    </style:style>
    <style:style style:name="P163" style:family="paragraph" style:parent-style-name="Standard">
      <style:paragraph-properties fo:break-before="auto" fo:text-indent="0cm" fo:line-height="115%" fo:margin-left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P164" style:family="paragraph" style:parent-style-name="Standard">
      <style:paragraph-properties fo:break-before="auto" fo:text-indent="0cm" fo:line-height="115%" fo:margin-left="0cm" style:writing-mode="lr-tb"/>
    </style:style>
    <style:style style:name="P165" style:family="paragraph" style:parent-style-name="Standard">
      <style:paragraph-properties fo:break-before="auto" fo:text-indent="0cm" fo:line-height="115%" fo:margin-left="0cm" style:writing-mode="lr-tb"/>
    </style:style>
    <style:style style:name="P166" style:family="paragraph" style:parent-style-name="Standard">
      <style:paragraph-properties fo:break-before="page" fo:text-indent="0cm" fo:line-height="115%" fo:margin-left="0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P167" style:family="paragraph" style:parent-style-name="Standard">
      <style:paragraph-properties fo:break-before="auto" fo:text-indent="0cm" fo:line-height="115%" fo:margin-left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P168" style:family="paragraph" style:parent-style-name="Standard">
      <style:paragraph-properties fo:break-before="auto" fo:text-indent="1.27cm" fo:line-height="115%" fo:margin-left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P169" style:family="paragraph" style:parent-style-name="Standard">
      <style:paragraph-properties fo:break-before="auto" fo:text-indent="1.27cm" fo:line-height="115%" fo:margin-left="0cm" style:writing-mode="lr-tb"/>
    </style:style>
    <style:style style:name="T169_1" style:family="text"/>
    <style:style style:name="T169_2" style:family="text"/>
    <style:style style:name="T169_3" style:family="text"/>
    <style:style style:name="P170" style:family="paragraph" style:parent-style-name="Standard">
      <style:paragraph-properties fo:break-before="auto" fo:text-indent="0cm" fo:line-height="115%" fo:margin-left="1.27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P171" style:family="paragraph" style:parent-style-name="Standard">
      <style:paragraph-properties fo:break-before="auto" fo:text-indent="1.27cm" fo:line-height="115%" fo:margin-left="1.27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P172" style:family="paragraph" style:parent-style-name="Standard">
      <style:paragraph-properties fo:break-before="auto" fo:text-indent="1.27cm" fo:line-height="115%" fo:margin-left="1.27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P173" style:family="paragraph" style:parent-style-name="Standard">
      <style:paragraph-properties fo:break-before="auto" fo:text-indent="1.27cm" fo:line-height="115%" fo:margin-left="1.27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P174" style:family="paragraph" style:parent-style-name="Standard">
      <style:paragraph-properties fo:break-before="auto" fo:text-indent="1.27cm" fo:line-height="115%" fo:margin-left="1.27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P175" style:family="paragraph" style:parent-style-name="Standard">
      <style:paragraph-properties fo:break-before="auto" fo:text-indent="0cm" fo:line-height="115%" fo:margin-left="1.27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P176" style:family="paragraph" style:parent-style-name="Standard">
      <style:paragraph-properties fo:break-before="auto" fo:text-indent="1.27cm" fo:line-height="115%" fo:margin-left="1.27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P177" style:family="paragraph" style:parent-style-name="Standard">
      <style:paragraph-properties fo:break-before="auto" fo:text-indent="1.27cm" fo:line-height="115%" fo:margin-left="1.27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P178" style:family="paragraph" style:parent-style-name="Standard">
      <style:paragraph-properties fo:break-before="auto" fo:text-indent="0cm" fo:line-height="115%" fo:margin-left="1.27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P179" style:family="paragraph" style:parent-style-name="Standard">
      <style:paragraph-properties fo:break-before="auto" fo:text-indent="0cm" fo:line-height="115%" fo:margin-left="1.27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P180" style:family="paragraph" style:parent-style-name="Standard">
      <style:paragraph-properties fo:break-before="auto" fo:text-indent="0cm" fo:line-height="115%" fo:margin-left="1.27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P181" style:family="paragraph" style:parent-style-name="Standard">
      <style:paragraph-properties fo:break-before="auto" fo:text-indent="0cm" fo:line-height="115%" fo:margin-left="1.27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/>
    <style:style style:name="T181_33" style:family="text"/>
    <style:style style:name="T181_34" style:family="text"/>
    <style:style style:name="T181_35" style:family="text"/>
    <style:style style:name="T181_36" style:family="text"/>
    <style:style style:name="T181_37" style:family="text"/>
    <style:style style:name="T181_38" style:family="text"/>
    <style:style style:name="T181_39" style:family="text"/>
    <style:style style:name="T181_40" style:family="text"/>
    <style:style style:name="T181_41" style:family="text"/>
    <style:style style:name="T181_42" style:family="text"/>
    <style:style style:name="P182" style:family="paragraph" style:parent-style-name="Standard">
      <style:paragraph-properties fo:break-before="auto" fo:text-indent="0cm" fo:line-height="115%" fo:margin-left="1.27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P183" style:family="paragraph" style:parent-style-name="Standard">
      <style:paragraph-properties fo:break-before="auto" fo:text-indent="0cm" fo:line-height="115%" fo:margin-left="1.27cm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P184" style:family="paragraph" style:parent-style-name="Standard">
      <style:paragraph-properties fo:break-before="auto" fo:text-indent="0cm" fo:line-height="115%" fo:margin-left="1.27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P185" style:family="paragraph" style:parent-style-name="Standard">
      <style:paragraph-properties fo:break-before="auto" fo:text-indent="0cm" fo:line-height="115%" fo:margin-left="1.27cm" style:writing-mode="lr-tb"/>
    </style:style>
    <style:style style:name="P186" style:family="paragraph" style:parent-style-name="Standard">
      <style:paragraph-properties fo:break-before="page" fo:text-indent="0cm" fo:line-height="115%" fo:margin-left="1.27cm" style:writing-mode="lr-tb"/>
    </style:style>
    <style:style style:name="P187" style:family="paragraph" style:parent-style-name="Standard">
      <style:paragraph-properties fo:break-before="auto" fo:text-indent="0cm" fo:line-height="115%" fo:margin-left="1.27cm" style:writing-mode="lr-tb"/>
    </style:style>
    <style:style style:name="P188" style:family="paragraph" style:parent-style-name="Standard">
      <style:paragraph-properties fo:break-before="page" fo:text-indent="0cm" fo:line-height="115%" fo:margin-left="1.27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P189" style:family="paragraph" style:parent-style-name="Standard">
      <style:paragraph-properties fo:break-before="auto" fo:text-indent="0cm" fo:line-height="115%" fo:margin-left="1.27cm" style:writing-mode="lr-tb"/>
    </style:style>
    <style:style style:name="P190" style:family="paragraph" style:parent-style-name="Standard">
      <style:paragraph-properties fo:break-before="auto" fo:text-indent="0cm" fo:line-height="115%" fo:margin-left="1.27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T190_27" style:family="text"/>
    <style:style style:name="P191" style:family="paragraph" style:parent-style-name="Standard">
      <style:paragraph-properties fo:break-before="auto" fo:text-indent="0cm" fo:line-height="115%" fo:margin-left="1.27cm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P192" style:family="paragraph" style:parent-style-name="Standard">
      <style:paragraph-properties fo:break-before="auto" fo:text-indent="0cm" fo:line-height="115%" fo:margin-left="1.27cm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P193" style:family="paragraph" style:parent-style-name="Standard">
      <style:paragraph-properties fo:break-before="auto" fo:text-indent="0cm" fo:line-height="115%" fo:margin-left="1.27cm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P194" style:family="paragraph" style:parent-style-name="Standard">
      <style:paragraph-properties fo:break-before="auto" fo:text-indent="0cm" fo:line-height="115%" fo:margin-left="1.27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P195" style:family="paragraph" style:parent-style-name="Standard">
      <style:paragraph-properties fo:break-before="auto" fo:text-indent="0cm" fo:line-height="115%" fo:margin-left="1.27cm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P196" style:family="paragraph" style:parent-style-name="Standard">
      <style:paragraph-properties fo:break-before="auto" fo:text-indent="0cm" fo:line-height="115%" fo:margin-left="1.27cm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P197" style:family="paragraph" style:parent-style-name="Standard">
      <style:paragraph-properties fo:break-before="auto" fo:text-indent="0cm" fo:line-height="115%" fo:margin-left="1.27cm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P198" style:family="paragraph" style:parent-style-name="Standard">
      <style:paragraph-properties fo:break-before="auto" fo:text-indent="0cm" fo:line-height="115%" fo:margin-left="1.27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P199" style:family="paragraph" style:parent-style-name="Standard">
      <style:paragraph-properties fo:break-before="auto" fo:text-indent="0cm" fo:line-height="115%" fo:margin-left="1.27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P200" style:family="paragraph" style:parent-style-name="Standard">
      <style:paragraph-properties fo:break-before="auto" fo:text-indent="0cm" fo:line-height="115%" fo:margin-left="1.27cm" style:writing-mode="lr-tb"/>
    </style:style>
    <style:style style:name="T200_1" style:family="text"/>
    <style:style style:name="T200_2" style:family="text"/>
    <style:style style:name="P201" style:family="paragraph" style:parent-style-name="Standard">
      <style:paragraph-properties fo:break-before="auto" fo:text-indent="0cm" fo:line-height="115%" fo:margin-left="1.27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P202" style:family="paragraph" style:parent-style-name="Standard">
      <style:paragraph-properties fo:break-before="auto" fo:text-indent="0cm" fo:line-height="115%" fo:margin-left="1.27cm" style:writing-mode="lr-tb"/>
    </style:style>
    <style:style style:name="P203" style:family="paragraph" style:parent-style-name="Standard">
      <style:paragraph-properties fo:break-before="page" fo:text-indent="0cm" fo:line-height="115%" fo:margin-left="1.27cm" style:writing-mode="lr-tb"/>
    </style:style>
    <style:style style:name="P204" style:family="paragraph" style:parent-style-name="Standard">
      <style:paragraph-properties fo:break-before="auto" fo:text-indent="0cm" fo:line-height="115%" fo:margin-left="1.27cm" style:writing-mode="lr-tb"/>
    </style:style>
    <style:style style:name="P205" style:family="paragraph" style:parent-style-name="Standard">
      <style:paragraph-properties fo:break-before="page" fo:text-indent="0cm" fo:line-height="115%" fo:margin-left="0cm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T205_25" style:family="text"/>
    <style:style style:name="T205_26" style:family="text"/>
    <style:style style:name="T205_27" style:family="text"/>
    <style:style style:name="T205_28" style:family="text"/>
    <style:style style:name="T205_29" style:family="text"/>
    <style:style style:name="T205_30" style:family="text"/>
    <style:style style:name="T205_31" style:family="text"/>
    <style:style style:name="T205_32" style:family="text"/>
    <style:style style:name="T205_33" style:family="text"/>
    <style:style style:name="P206" style:family="paragraph" style:parent-style-name="Standard">
      <style:paragraph-properties fo:break-before="auto" fo:text-indent="0cm" fo:line-height="115%" fo:margin-left="0cm" style:writing-mode="lr-tb"/>
    </style:style>
    <style:style style:name="P207" style:family="paragraph" style:parent-style-name="Standard">
      <style:paragraph-properties fo:break-before="auto" fo:text-indent="0cm" fo:line-height="115%" fo:margin-left="0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T207_25" style:family="text"/>
    <style:style style:name="T207_26" style:family="text"/>
    <style:style style:name="T207_27" style:family="text"/>
    <style:style style:name="T207_28" style:family="text"/>
    <style:style style:name="T207_29" style:family="text"/>
    <style:style style:name="T207_30" style:family="text"/>
    <style:style style:name="T207_31" style:family="text"/>
    <style:style style:name="T207_32" style:family="text"/>
    <style:style style:name="T207_33" style:family="text"/>
    <style:style style:name="T207_34" style:family="text"/>
    <style:style style:name="T207_35" style:family="text"/>
    <style:style style:name="P208" style:family="paragraph" style:parent-style-name="Standard">
      <style:paragraph-properties fo:break-before="auto" fo:text-indent="0cm" fo:line-height="115%" fo:margin-left="0cm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P209" style:family="paragraph" style:parent-style-name="Standard">
      <style:paragraph-properties fo:break-before="auto" fo:text-indent="0cm" fo:line-height="115%" fo:margin-left="0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T209_23" style:family="text"/>
    <style:style style:name="T209_24" style:family="text"/>
    <style:style style:name="T209_25" style:family="text"/>
    <style:style style:name="T209_26" style:family="text"/>
    <style:style style:name="T209_27" style:family="text"/>
    <style:style style:name="P210" style:family="paragraph" style:parent-style-name="Standard">
      <style:paragraph-properties fo:break-before="auto" fo:text-indent="0cm" fo:line-height="115%" fo:margin-left="0cm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P211" style:family="paragraph" style:parent-style-name="Standard">
      <style:paragraph-properties fo:break-before="auto" fo:text-indent="0cm" fo:line-height="115%" fo:margin-left="0cm" style:writing-mode="lr-tb"/>
    </style:style>
    <style:style style:name="P212" style:family="paragraph" style:parent-style-name="Standard">
      <style:paragraph-properties fo:break-before="page" fo:text-indent="0cm" fo:line-height="115%" fo:margin-left="0cm" style:writing-mode="lr-tb"/>
    </style:style>
    <style:style style:name="P213" style:family="paragraph" style:parent-style-name="Standard">
      <style:paragraph-properties fo:break-before="auto" fo:text-indent="0cm" fo:line-height="115%" fo:margin-left="0cm" style:writing-mode="lr-tb"/>
    </style:style>
    <style:style style:name="P214" style:family="paragraph" style:parent-style-name="Standard">
      <style:paragraph-properties fo:break-before="page" fo:text-indent="0cm" fo:line-height="115%" fo:margin-left="0cm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T214_31" style:family="text"/>
    <style:style style:name="T214_32" style:family="text"/>
    <style:style style:name="T214_33" style:family="text"/>
    <style:style style:name="T214_34" style:family="text"/>
    <style:style style:name="T214_35" style:family="text"/>
    <style:style style:name="T214_36" style:family="text"/>
    <style:style style:name="T214_37" style:family="text"/>
    <style:style style:name="T214_38" style:family="text"/>
    <style:style style:name="T214_39" style:family="text"/>
    <style:style style:name="T214_40" style:family="text"/>
    <style:style style:name="T214_41" style:family="text"/>
    <style:style style:name="P215" style:family="paragraph" style:parent-style-name="Standard">
      <style:paragraph-properties fo:break-before="auto" fo:text-indent="0cm" fo:line-height="115%" fo:margin-left="0cm" style:writing-mode="lr-tb"/>
    </style:style>
    <style:style style:name="P216" style:family="paragraph" style:parent-style-name="Standard">
      <style:paragraph-properties fo:break-before="page" fo:text-indent="0cm" fo:line-height="115%" fo:margin-left="0cm" style:writing-mode="lr-tb"/>
    </style:style>
    <style:style style:name="P217" style:family="paragraph" style:parent-style-name="Standard">
      <style:paragraph-properties fo:break-before="auto" fo:text-indent="0cm" fo:line-height="115%" fo:margin-left="0cm" style:writing-mode="lr-tb"/>
    </style:style>
    <style:style style:name="P218" style:family="paragraph" style:parent-style-name="Standard">
      <style:paragraph-properties fo:break-before="page" fo:text-indent="0cm" fo:line-height="115%" fo:margin-left="0cm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T218_32" style:family="text"/>
    <style:style style:name="T218_33" style:family="text"/>
    <style:style style:name="T218_34" style:family="text"/>
    <style:style style:name="T218_35" style:family="text"/>
    <style:style style:name="T218_36" style:family="text"/>
    <style:style style:name="T218_37" style:family="text"/>
    <style:style style:name="P219" style:family="paragraph" style:parent-style-name="Standard">
      <style:paragraph-properties fo:break-before="auto" fo:text-indent="0cm" fo:line-height="115%" fo:margin-left="0cm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T219_21" style:family="text"/>
    <style:style style:name="T219_22" style:family="text"/>
    <style:style style:name="T219_23" style:family="text"/>
    <style:style style:name="T219_24" style:family="text"/>
    <style:style style:name="T219_25" style:family="text"/>
    <style:style style:name="T219_26" style:family="text"/>
    <style:style style:name="T219_27" style:family="text"/>
    <style:style style:name="T219_28" style:family="text"/>
    <style:style style:name="T219_29" style:family="text"/>
    <style:style style:name="T219_30" style:family="text"/>
    <style:style style:name="T219_31" style:family="text"/>
    <style:style style:name="T219_32" style:family="text"/>
    <style:style style:name="T219_33" style:family="text"/>
    <style:style style:name="T219_34" style:family="text"/>
    <style:style style:name="P220" style:family="paragraph" style:parent-style-name="Standard">
      <style:paragraph-properties fo:break-before="auto" fo:text-indent="0cm" fo:line-height="115%" fo:margin-left="0cm" style:writing-mode="lr-tb"/>
    </style:style>
    <style:style style:name="T220_1" style:family="text"/>
    <style:style style:name="T220_2" style:family="text"/>
    <style:style style:name="T220_3" style:family="text"/>
    <style:style style:name="P221" style:family="paragraph" style:parent-style-name="Standard">
      <style:paragraph-properties fo:break-before="auto" fo:text-indent="0cm" fo:line-height="115%" fo:margin-left="0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T221_20" style:family="text"/>
    <style:style style:name="T221_21" style:family="text"/>
    <style:style style:name="T221_22" style:family="text"/>
    <style:style style:name="P222" style:family="paragraph" style:parent-style-name="Standard">
      <style:paragraph-properties fo:break-before="auto" fo:text-indent="0cm" fo:line-height="115%" fo:margin-left="0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P223" style:family="paragraph" style:parent-style-name="Standard">
      <style:paragraph-properties fo:break-before="auto" fo:text-indent="0cm" fo:line-height="115%" fo:margin-left="0cm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T223_32" style:family="text"/>
    <style:style style:name="T223_33" style:family="text"/>
    <style:style style:name="T223_34" style:family="text"/>
    <style:style style:name="T223_35" style:family="text"/>
    <style:style style:name="T223_36" style:family="text"/>
    <style:style style:name="T223_37" style:family="text"/>
    <style:style style:name="P224" style:family="paragraph" style:parent-style-name="Standard">
      <style:paragraph-properties fo:break-before="auto" fo:text-indent="0cm" fo:line-height="115%" fo:margin-left="0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T224_23" style:family="text"/>
    <style:style style:name="T224_24" style:family="text"/>
    <style:style style:name="P225" style:family="paragraph" style:parent-style-name="Standard">
      <style:paragraph-properties fo:break-before="auto" fo:text-indent="0cm" fo:line-height="115%" fo:margin-left="0cm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P226" style:family="paragraph" style:parent-style-name="Standard">
      <style:paragraph-properties fo:break-before="auto" fo:text-indent="0cm" fo:line-height="115%" fo:margin-left="0cm" style:writing-mode="lr-tb"/>
    </style:style>
    <style:style style:name="P227" style:family="paragraph" style:parent-style-name="Standard">
      <style:paragraph-properties fo:break-before="page" fo:text-indent="0cm" fo:line-height="115%" fo:margin-left="0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P228" style:family="paragraph" style:parent-style-name="Standard">
      <style:paragraph-properties fo:break-before="auto" fo:text-indent="0cm" fo:line-height="115%" fo:margin-left="0cm" style:writing-mode="lr-tb"/>
    </style:style>
    <style:style style:name="P229" style:family="paragraph" style:parent-style-name="Standard">
      <style:paragraph-properties fo:break-before="auto" fo:text-indent="0cm" fo:line-height="115%" fo:margin-left="0cm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P230" style:family="paragraph" style:parent-style-name="Standard">
      <style:paragraph-properties fo:break-before="auto" fo:text-indent="0cm" fo:line-height="115%" fo:margin-left="0cm" style:writing-mode="lr-tb"/>
    </style:style>
    <style:style style:name="P231" style:family="paragraph" style:parent-style-name="Standard">
      <style:paragraph-properties fo:break-before="auto" fo:text-indent="0cm" fo:line-height="115%" fo:margin-left="0cm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P232" style:family="paragraph" style:parent-style-name="Standard">
      <style:paragraph-properties fo:break-before="auto" fo:text-indent="0cm" fo:line-height="115%" fo:margin-left="0cm" style:writing-mode="lr-tb"/>
    </style:style>
    <style:style style:name="P233" style:family="paragraph" style:parent-style-name="Standard">
      <style:paragraph-properties fo:break-before="page" fo:text-indent="0cm" fo:line-height="115%" fo:margin-left="0cm" style:writing-mode="lr-tb"/>
    </style:style>
    <style:style style:name="P234" style:family="paragraph" style:parent-style-name="Standard">
      <style:paragraph-properties fo:break-before="auto" fo:text-indent="0cm" fo:line-height="115%" fo:margin-left="0cm" style:writing-mode="lr-tb"/>
    </style:style>
    <style:style style:name="P235" style:family="paragraph" style:parent-style-name="Standard">
      <style:paragraph-properties fo:break-before="page" fo:text-indent="0cm" fo:line-height="115%" fo:margin-left="0cm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P236" style:family="paragraph" style:parent-style-name="Standard">
      <style:paragraph-properties fo:break-before="auto" fo:text-indent="0cm" fo:line-height="115%" fo:margin-left="0cm" style:writing-mode="lr-tb"/>
    </style:style>
    <style:style style:name="P237" style:family="paragraph" style:parent-style-name="Standard">
      <style:paragraph-properties fo:break-before="page" fo:text-indent="0cm" fo:line-height="115%" fo:margin-left="0cm" style:writing-mode="lr-tb"/>
    </style:style>
    <style:style style:name="P238" style:family="paragraph" style:parent-style-name="Standard">
      <style:paragraph-properties fo:break-before="auto" fo:text-indent="0cm" fo:line-height="115%" fo:margin-left="0cm" style:writing-mode="lr-tb"/>
    </style:style>
    <style:style style:name="P239" style:family="paragraph" style:parent-style-name="Standard">
      <style:paragraph-properties fo:break-before="page" fo:text-indent="0cm" fo:line-height="115%" fo:margin-left="0cm" style:writing-mode="lr-tb"/>
    </style:style>
    <style:style style:name="T239_1" style:family="text"/>
    <style:style style:name="T239_2" style:family="text"/>
    <style:style style:name="P240" style:family="paragraph" style:parent-style-name="Standard">
      <style:paragraph-properties fo:break-before="auto" fo:text-indent="0cm" fo:line-height="115%" fo:margin-left="0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P241" style:family="paragraph" style:parent-style-name="Standard">
      <style:paragraph-properties fo:break-before="auto" fo:text-indent="0cm" fo:line-height="115%" fo:margin-left="0cm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T241_21" style:family="text"/>
    <style:style style:name="T241_22" style:family="text"/>
    <style:style style:name="T241_23" style:family="text"/>
    <style:style style:name="T241_24" style:family="text"/>
    <style:style style:name="T241_25" style:family="text"/>
    <style:style style:name="T241_26" style:family="text"/>
    <style:style style:name="T241_27" style:family="text"/>
    <style:style style:name="T241_28" style:family="text"/>
    <style:style style:name="T241_29" style:family="text"/>
    <style:style style:name="T241_30" style:family="text"/>
    <style:style style:name="T241_31" style:family="text"/>
    <style:style style:name="T241_32" style:family="text"/>
    <style:style style:name="T241_33" style:family="text"/>
    <style:style style:name="T241_34" style:family="text"/>
    <style:style style:name="T241_35" style:family="text"/>
    <style:style style:name="T241_36" style:family="text"/>
    <style:style style:name="T241_37" style:family="text"/>
    <style:style style:name="T241_38" style:family="text"/>
    <style:style style:name="T241_39" style:family="text"/>
    <style:style style:name="T241_40" style:family="text"/>
    <style:style style:name="T241_41" style:family="text"/>
    <style:style style:name="T241_42" style:family="text"/>
    <style:style style:name="T241_43" style:family="text"/>
    <style:style style:name="T241_44" style:family="text"/>
    <style:style style:name="T241_45" style:family="text"/>
    <style:style style:name="T241_46" style:family="text"/>
    <style:style style:name="T241_47" style:family="text"/>
    <style:style style:name="T241_48" style:family="text"/>
    <style:style style:name="T241_49" style:family="text"/>
    <style:style style:name="T241_50" style:family="text"/>
    <style:style style:name="T241_51" style:family="text"/>
    <style:style style:name="T241_52" style:family="text"/>
    <style:style style:name="T241_53" style:family="text"/>
    <style:style style:name="T241_54" style:family="text"/>
    <style:style style:name="T241_55" style:family="text"/>
    <style:style style:name="T241_56" style:family="text"/>
    <style:style style:name="T241_57" style:family="text"/>
    <style:style style:name="T241_58" style:family="text"/>
    <style:style style:name="T241_59" style:family="text"/>
    <style:style style:name="T241_60" style:family="text"/>
    <style:style style:name="T241_61" style:family="text"/>
    <style:style style:name="P242" style:family="paragraph" style:parent-style-name="Standard">
      <style:paragraph-properties fo:break-before="auto" fo:text-indent="0cm" fo:line-height="115%" fo:margin-left="0cm" style:writing-mode="lr-tb"/>
    </style:style>
    <style:style style:name="P243" style:family="paragraph" style:parent-style-name="Standard">
      <style:paragraph-properties fo:break-before="page" fo:text-indent="0cm" fo:line-height="115%" fo:margin-left="0cm" style:writing-mode="lr-tb"/>
    </style:style>
    <style:style style:name="P244" style:family="paragraph" style:parent-style-name="Standard">
      <style:paragraph-properties fo:break-before="auto" fo:text-indent="0cm" fo:line-height="115%" fo:margin-left="0cm" style:writing-mode="lr-tb"/>
    </style:style>
    <style:style style:name="P245" style:family="paragraph" style:parent-style-name="Standard">
      <style:paragraph-properties fo:break-before="page" fo:text-indent="0cm" fo:line-height="115%" fo:margin-left="0cm" style:writing-mode="lr-tb"/>
    </style:style>
    <style:style style:name="T245_1" style:family="text"/>
    <style:style style:name="T245_2" style:family="text"/>
    <style:style style:name="T245_3" style:family="text"/>
    <style:style style:name="P246" style:family="paragraph" style:parent-style-name="Standard">
      <style:paragraph-properties fo:break-before="auto" fo:text-indent="0cm" fo:line-height="115%" fo:margin-left="0cm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P247" style:family="paragraph" style:parent-style-name="Standard">
      <style:paragraph-properties fo:break-before="auto" fo:text-indent="0cm" fo:line-height="115%" fo:margin-left="0cm" style:writing-mode="lr-tb"/>
    </style:style>
    <style:style style:name="T247_1" style:family="text"/>
    <style:style style:name="T247_2" style:family="text"/>
    <style:style style:name="P248" style:family="paragraph" style:parent-style-name="Standard">
      <style:paragraph-properties fo:break-before="auto" fo:text-indent="0cm" fo:line-height="115%" fo:margin-left="0cm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P249" style:family="paragraph" style:parent-style-name="Standard">
      <style:paragraph-properties fo:break-before="auto" fo:text-indent="0cm" fo:line-height="115%" fo:margin-left="0cm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P250" style:family="paragraph" style:parent-style-name="Standard">
      <style:paragraph-properties fo:break-before="auto" fo:text-indent="0cm" fo:line-height="115%" fo:margin-left="0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P251" style:family="paragraph" style:parent-style-name="Standard">
      <style:paragraph-properties fo:break-before="auto" fo:text-indent="0cm" fo:line-height="115%" fo:margin-left="0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P252" style:family="paragraph" style:parent-style-name="Standard">
      <style:paragraph-properties fo:break-before="auto" fo:text-indent="0cm" fo:line-height="115%" fo:margin-left="0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P253" style:family="paragraph" style:parent-style-name="Standard">
      <style:paragraph-properties fo:break-before="auto" fo:text-indent="0cm" fo:line-height="115%" fo:margin-left="0cm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P254" style:family="paragraph" style:parent-style-name="Standard">
      <style:paragraph-properties fo:break-before="auto" fo:text-indent="0cm" fo:line-height="115%" fo:margin-left="0cm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P255" style:family="paragraph" style:parent-style-name="Standard">
      <style:paragraph-properties fo:break-before="auto" fo:text-indent="0cm" fo:line-height="115%" fo:margin-left="0cm" style:writing-mode="lr-tb"/>
    </style:style>
    <style:style style:name="P256" style:family="paragraph" style:parent-style-name="Standard">
      <style:paragraph-properties fo:break-before="page" fo:text-indent="0cm" fo:line-height="115%" fo:margin-left="0cm" style:writing-mode="lr-tb"/>
    </style:style>
    <style:style style:name="P257" style:family="paragraph" style:parent-style-name="Standard">
      <style:paragraph-properties fo:break-before="auto" fo:text-indent="0cm" fo:line-height="115%" fo:margin-left="0cm" style:writing-mode="lr-tb"/>
    </style:style>
    <style:style style:name="P258" style:family="paragraph" style:parent-style-name="Standard">
      <style:paragraph-properties fo:break-before="page" fo:text-indent="0cm" fo:line-height="115%" fo:margin-left="0cm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T258_16" style:family="text"/>
    <style:style style:name="T258_17" style:family="text"/>
    <style:style style:name="T258_18" style:family="text"/>
    <style:style style:name="T258_19" style:family="text"/>
    <style:style style:name="T258_20" style:family="text"/>
    <style:style style:name="T258_21" style:family="text"/>
    <style:style style:name="T258_22" style:family="text"/>
    <style:style style:name="T258_23" style:family="text"/>
    <style:style style:name="T258_24" style:family="text"/>
    <style:style style:name="T258_25" style:family="text"/>
    <style:style style:name="T258_26" style:family="text"/>
    <style:style style:name="T258_27" style:family="text"/>
    <style:style style:name="T258_28" style:family="text"/>
    <style:style style:name="T258_29" style:family="text"/>
    <style:style style:name="P259" style:family="paragraph" style:parent-style-name="Standard">
      <style:paragraph-properties fo:break-before="auto" fo:text-indent="0cm" fo:line-height="115%" fo:margin-left="0cm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T259_15" style:family="text"/>
    <style:style style:name="T259_16" style:family="text"/>
    <style:style style:name="T259_17" style:family="text"/>
    <style:style style:name="T259_18" style:family="text"/>
    <style:style style:name="T259_19" style:family="text"/>
    <style:style style:name="T259_20" style:family="text"/>
    <style:style style:name="T259_21" style:family="text"/>
    <style:style style:name="T259_22" style:family="text"/>
    <style:style style:name="T259_23" style:family="text"/>
    <style:style style:name="T259_24" style:family="text"/>
    <style:style style:name="P260" style:family="paragraph" style:parent-style-name="Standard">
      <style:paragraph-properties fo:break-before="auto" fo:text-indent="0cm" fo:line-height="115%" fo:margin-left="0cm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P261" style:family="paragraph" style:parent-style-name="Standard">
      <style:paragraph-properties fo:break-before="auto" fo:text-indent="0cm" fo:line-height="115%" fo:margin-left="0cm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P262" style:family="paragraph" style:parent-style-name="Standard">
      <style:paragraph-properties fo:break-before="auto" fo:text-indent="0cm" fo:line-height="115%" fo:margin-left="0cm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P263" style:family="paragraph" style:parent-style-name="Standard">
      <style:paragraph-properties fo:break-before="auto" fo:text-indent="0cm" fo:line-height="115%" fo:margin-left="0cm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P264" style:family="paragraph" style:parent-style-name="Standard">
      <style:paragraph-properties fo:break-before="auto" fo:text-indent="1.27cm" fo:line-height="115%" fo:margin-left="0cm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T264_22" style:family="text"/>
    <style:style style:name="T264_23" style:family="text"/>
    <style:style style:name="T264_24" style:family="text"/>
    <style:style style:name="T264_25" style:family="text"/>
    <style:style style:name="T264_26" style:family="text"/>
    <style:style style:name="T264_27" style:family="text"/>
    <style:style style:name="T264_28" style:family="text"/>
    <style:style style:name="T264_29" style:family="text"/>
    <style:style style:name="P265" style:family="paragraph" style:parent-style-name="Standard">
      <style:paragraph-properties fo:break-before="auto" fo:text-indent="1.27cm" fo:line-height="115%" fo:margin-left="0cm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P266" style:family="paragraph" style:parent-style-name="Standard">
      <style:paragraph-properties fo:break-before="auto" fo:text-indent="0cm" fo:line-height="115%" fo:margin-left="0cm" style:writing-mode="lr-tb"/>
    </style:style>
    <style:style style:name="P267" style:family="paragraph" style:parent-style-name="Standard">
      <style:paragraph-properties fo:break-before="auto" fo:text-indent="0cm" fo:line-height="115%" fo:margin-left="0cm" style:writing-mode="lr-tb"/>
    </style:style>
    <style:style style:name="P268" style:family="paragraph" style:parent-style-name="Standard">
      <style:paragraph-properties fo:break-before="page" fo:text-indent="0cm" fo:line-height="115%" fo:margin-left="0cm" style:writing-mode="lr-tb"/>
    </style:style>
    <style:style style:name="P269" style:family="paragraph" style:parent-style-name="Standard">
      <style:paragraph-properties fo:break-before="auto" fo:text-indent="0cm" fo:line-height="115%" fo:margin-left="0cm" style:writing-mode="lr-tb"/>
    </style:style>
    <style:style style:name="P270" style:family="paragraph" style:parent-style-name="Standard">
      <style:paragraph-properties fo:break-before="page" fo:text-indent="0cm" fo:line-height="115%" fo:margin-left="0cm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T270_18" style:family="text"/>
    <style:style style:name="T270_19" style:family="text"/>
    <style:style style:name="T270_20" style:family="text"/>
    <style:style style:name="T270_21" style:family="text"/>
    <style:style style:name="T270_22" style:family="text"/>
    <style:style style:name="T270_23" style:family="text"/>
    <style:style style:name="P271" style:family="paragraph" style:parent-style-name="Standard">
      <style:paragraph-properties fo:break-before="auto" fo:text-indent="0cm" fo:line-height="115%" fo:margin-left="0cm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T271_21" style:family="text"/>
    <style:style style:name="T271_22" style:family="text"/>
    <style:style style:name="T271_23" style:family="text"/>
    <style:style style:name="T271_24" style:family="text"/>
    <style:style style:name="T271_25" style:family="text"/>
    <style:style style:name="T271_26" style:family="text"/>
    <style:style style:name="T271_27" style:family="text"/>
    <style:style style:name="T271_28" style:family="text"/>
    <style:style style:name="T271_29" style:family="text"/>
    <style:style style:name="T271_30" style:family="text"/>
    <style:style style:name="T271_31" style:family="text"/>
    <style:style style:name="T271_32" style:family="text"/>
    <style:style style:name="T271_33" style:family="text"/>
    <style:style style:name="T271_34" style:family="text"/>
    <style:style style:name="T271_35" style:family="text"/>
    <style:style style:name="T271_36" style:family="text"/>
    <style:style style:name="T271_37" style:family="text"/>
    <style:style style:name="T271_38" style:family="text"/>
    <style:style style:name="T271_39" style:family="text"/>
    <style:style style:name="T271_40" style:family="text"/>
    <style:style style:name="T271_41" style:family="text"/>
    <style:style style:name="T271_42" style:family="text"/>
    <style:style style:name="P272" style:family="paragraph" style:parent-style-name="Standard">
      <style:paragraph-properties fo:break-before="auto" fo:text-indent="0cm" fo:line-height="115%" fo:margin-left="0cm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/>
    <style:style style:name="T272_20" style:family="text"/>
    <style:style style:name="T272_21" style:family="text"/>
    <style:style style:name="T272_22" style:family="text"/>
    <style:style style:name="T272_23" style:family="text"/>
    <style:style style:name="T272_24" style:family="text"/>
    <style:style style:name="T272_25" style:family="text"/>
    <style:style style:name="T272_26" style:family="text"/>
    <style:style style:name="T272_27" style:family="text"/>
    <style:style style:name="T272_28" style:family="text"/>
    <style:style style:name="T272_29" style:family="text"/>
    <style:style style:name="T272_30" style:family="text"/>
    <style:style style:name="T272_31" style:family="text"/>
    <style:style style:name="T272_32" style:family="text"/>
    <style:style style:name="T272_33" style:family="text"/>
    <style:style style:name="T272_34" style:family="text"/>
    <style:style style:name="T272_35" style:family="text"/>
    <style:style style:name="T272_36" style:family="text"/>
    <style:style style:name="T272_37" style:family="text"/>
    <style:style style:name="T272_38" style:family="text"/>
    <style:style style:name="T272_39" style:family="text"/>
    <style:style style:name="T272_40" style:family="text"/>
    <style:style style:name="T272_41" style:family="text"/>
    <style:style style:name="T272_42" style:family="text"/>
    <style:style style:name="T272_43" style:family="text"/>
    <style:style style:name="T272_44" style:family="text"/>
    <style:style style:name="T272_45" style:family="text"/>
    <style:style style:name="T272_46" style:family="text"/>
    <style:style style:name="T272_47" style:family="text"/>
    <style:style style:name="T272_48" style:family="text"/>
    <style:style style:name="T272_49" style:family="text"/>
    <style:style style:name="T272_50" style:family="text"/>
    <style:style style:name="T272_51" style:family="text"/>
    <style:style style:name="T272_52" style:family="text"/>
    <style:style style:name="T272_53" style:family="text"/>
    <style:style style:name="T272_54" style:family="text"/>
    <style:style style:name="T272_55" style:family="text"/>
    <style:style style:name="T272_56" style:family="text"/>
    <style:style style:name="T272_57" style:family="text"/>
    <style:style style:name="P273" style:family="paragraph" style:parent-style-name="Standard">
      <style:paragraph-properties fo:break-before="auto" fo:text-indent="0cm" fo:line-height="115%" fo:margin-left="0cm" style:writing-mode="lr-tb"/>
    </style:style>
    <style:style style:name="P274" style:family="paragraph" style:parent-style-name="Standard">
      <style:paragraph-properties fo:break-before="page" fo:text-indent="0cm" fo:line-height="115%" fo:margin-left="0cm" style:writing-mode="lr-tb"/>
    </style:style>
    <style:style style:name="P275" style:family="paragraph" style:parent-style-name="Standard">
      <style:paragraph-properties fo:break-before="auto" fo:text-indent="0cm" fo:line-height="115%" fo:margin-left="0cm" style:writing-mode="lr-tb"/>
    </style:style>
    <style:style style:name="P276" style:family="paragraph" style:parent-style-name="Standard">
      <style:paragraph-properties fo:break-before="page" fo:text-indent="0cm" fo:line-height="115%" fo:margin-left="0cm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P277" style:family="paragraph" style:parent-style-name="Standard">
      <style:paragraph-properties fo:break-before="auto" fo:text-indent="0cm" fo:line-height="115%" fo:margin-left="0cm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P278" style:family="paragraph" style:parent-style-name="Standard">
      <style:paragraph-properties fo:break-before="auto" fo:text-indent="0cm" fo:line-height="115%" fo:margin-left="0cm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/>
    <style:style style:name="T278_22" style:family="text"/>
    <style:style style:name="T278_23" style:family="text"/>
    <style:style style:name="T278_24" style:family="text"/>
    <style:style style:name="T278_25" style:family="text"/>
    <style:style style:name="T278_26" style:family="text"/>
    <style:style style:name="T278_27" style:family="text"/>
    <style:style style:name="T278_28" style:family="text"/>
    <style:style style:name="T278_29" style:family="text"/>
    <style:style style:name="T278_30" style:family="text"/>
    <style:style style:name="T278_31" style:family="text"/>
    <style:style style:name="T278_32" style:family="text"/>
    <style:style style:name="P279" style:family="paragraph" style:parent-style-name="Standard">
      <style:paragraph-properties fo:break-before="auto" fo:text-indent="0cm" fo:line-height="115%" fo:margin-left="0cm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T279_16" style:family="text"/>
    <style:style style:name="T279_17" style:family="text"/>
    <style:style style:name="T279_18" style:family="text"/>
    <style:style style:name="T279_19" style:family="text"/>
    <style:style style:name="T279_20" style:family="text"/>
    <style:style style:name="T279_21" style:family="text"/>
    <style:style style:name="T279_22" style:family="text"/>
    <style:style style:name="P280" style:family="paragraph" style:parent-style-name="Standard">
      <style:paragraph-properties fo:break-before="auto" fo:text-indent="0cm" fo:line-height="115%" fo:margin-left="0cm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P281" style:family="paragraph" style:parent-style-name="Standard">
      <style:paragraph-properties fo:break-before="auto" fo:text-indent="0cm" fo:line-height="115%" fo:margin-left="0cm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P282" style:family="paragraph" style:parent-style-name="Standard">
      <style:paragraph-properties fo:break-before="auto" fo:text-indent="0cm" fo:line-height="115%" fo:margin-left="0cm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P283" style:family="paragraph" style:parent-style-name="Standard">
      <style:paragraph-properties fo:break-before="auto" fo:text-indent="0cm" fo:line-height="115%" fo:margin-left="0cm" style:writing-mode="lr-tb"/>
    </style:style>
    <style:style style:name="P284" style:family="paragraph" style:parent-style-name="Standard">
      <style:paragraph-properties fo:break-before="page" fo:text-indent="0cm" fo:line-height="115%" fo:margin-left="0cm" style:writing-mode="lr-tb"/>
    </style:style>
    <style:style style:name="P285" style:family="paragraph" style:parent-style-name="Standard">
      <style:paragraph-properties fo:break-before="auto" fo:text-indent="0cm" fo:line-height="115%" fo:margin-left="0cm" style:writing-mode="lr-tb"/>
    </style:style>
    <style:style style:name="P286" style:family="paragraph" style:parent-style-name="Standard">
      <style:paragraph-properties fo:break-before="page" fo:text-indent="0cm" fo:line-height="115%" fo:margin-left="0cm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P287" style:family="paragraph" style:parent-style-name="Standard">
      <style:paragraph-properties fo:break-before="auto" fo:text-indent="0cm" fo:line-height="115%" fo:margin-left="0cm" style:writing-mode="lr-tb"/>
    </style:style>
    <style:style style:name="P288" style:family="paragraph" style:parent-style-name="Standard">
      <style:paragraph-properties fo:break-before="auto" fo:text-indent="0cm" fo:line-height="115%" fo:margin-left="0cm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T288_17" style:family="text"/>
    <style:style style:name="T288_18" style:family="text"/>
    <style:style style:name="T288_19" style:family="text"/>
    <style:style style:name="T288_20" style:family="text"/>
    <style:style style:name="T288_21" style:family="text"/>
    <style:style style:name="T288_22" style:family="text"/>
    <style:style style:name="T288_23" style:family="text"/>
    <style:style style:name="T288_24" style:family="text"/>
    <style:style style:name="T288_25" style:family="text"/>
    <style:style style:name="T288_26" style:family="text"/>
    <style:style style:name="T288_27" style:family="text"/>
    <style:style style:name="T288_28" style:family="text"/>
    <style:style style:name="T288_29" style:family="text"/>
    <style:style style:name="T288_30" style:family="text"/>
    <style:style style:name="T288_31" style:family="text"/>
    <style:style style:name="P289" style:family="paragraph" style:parent-style-name="Standard">
      <style:paragraph-properties fo:break-before="auto" fo:text-indent="0cm" fo:line-height="115%" fo:margin-left="0cm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P290" style:family="paragraph" style:parent-style-name="Standard">
      <style:paragraph-properties fo:break-before="auto" fo:text-indent="0cm" fo:line-height="115%" fo:margin-left="0cm" style:writing-mode="lr-tb"/>
    </style:style>
    <style:style style:name="P291" style:family="paragraph" style:parent-style-name="Standard">
      <style:paragraph-properties fo:break-before="auto" fo:text-indent="0cm" fo:line-height="115%" fo:margin-left="0cm" style:writing-mode="lr-tb"/>
    </style:style>
    <style:style style:name="T291_1" style:family="text">
      <style:text-properties style:font-name="Courier New" style:font-name-asian="Courier New" style:font-name-complex="Courier New"/>
    </style:style>
    <style:style style:name="P292" style:family="paragraph" style:parent-style-name="Standard">
      <style:paragraph-properties fo:break-before="auto" fo:text-indent="0cm" fo:line-height="115%" fo:margin-left="0cm" style:writing-mode="lr-tb"/>
    </style:style>
    <style:style style:name="T292_1" style:family="text">
      <style:text-properties style:font-name="Courier New" style:font-name-asian="Courier New" style:font-name-complex="Courier New"/>
    </style:style>
    <style:style style:name="T292_2" style:family="text">
      <style:text-properties style:font-name="Courier New" style:font-name-asian="Courier New" style:font-name-complex="Courier New"/>
    </style:style>
    <style:style style:name="T292_3" style:family="text">
      <style:text-properties style:font-name="Courier New" style:font-name-asian="Courier New" style:font-name-complex="Courier New"/>
    </style:style>
    <style:style style:name="T292_4" style:family="text">
      <style:text-properties style:font-name="Courier New" style:font-name-asian="Courier New" style:font-name-complex="Courier New"/>
    </style:style>
    <style:style style:name="T292_5" style:family="text">
      <style:text-properties style:font-name="Courier New" style:font-name-asian="Courier New" style:font-name-complex="Courier New"/>
    </style:style>
    <style:style style:name="T292_6" style:family="text">
      <style:text-properties style:font-name="Courier New" style:font-name-asian="Courier New" style:font-name-complex="Courier New"/>
    </style:style>
    <style:style style:name="T292_7" style:family="text">
      <style:text-properties style:font-name="Courier New" style:font-name-asian="Courier New" style:font-name-complex="Courier New"/>
    </style:style>
    <style:style style:name="T292_8" style:family="text">
      <style:text-properties style:font-name="Courier New" style:font-name-asian="Courier New" style:font-name-complex="Courier New"/>
    </style:style>
    <style:style style:name="T292_9" style:family="text">
      <style:text-properties style:font-name="Courier New" style:font-name-asian="Courier New" style:font-name-complex="Courier New"/>
    </style:style>
    <style:style style:name="P293" style:family="paragraph" style:parent-style-name="Standard">
      <style:paragraph-properties fo:break-before="auto" fo:text-indent="0cm" fo:line-height="115%" fo:margin-left="0cm" style:writing-mode="lr-tb"/>
    </style:style>
    <style:style style:name="T293_1" style:family="text">
      <style:text-properties style:font-name="Courier New" style:font-name-asian="Courier New" style:font-name-complex="Courier New"/>
    </style:style>
    <style:style style:name="T293_2" style:family="text">
      <style:text-properties style:font-name="Courier New" style:font-name-asian="Courier New" style:font-name-complex="Courier New"/>
    </style:style>
    <style:style style:name="T293_3" style:family="text">
      <style:text-properties style:font-name="Courier New" style:font-name-asian="Courier New" style:font-name-complex="Courier New"/>
    </style:style>
    <style:style style:name="T293_4" style:family="text">
      <style:text-properties style:font-name="Courier New" style:font-name-asian="Courier New" style:font-name-complex="Courier New"/>
    </style:style>
    <style:style style:name="T293_5" style:family="text">
      <style:text-properties style:font-name="Courier New" style:font-name-asian="Courier New" style:font-name-complex="Courier New"/>
    </style:style>
    <style:style style:name="T293_6" style:family="text">
      <style:text-properties style:font-name="Courier New" style:font-name-asian="Courier New" style:font-name-complex="Courier New"/>
    </style:style>
    <style:style style:name="T293_7" style:family="text">
      <style:text-properties style:font-name="Courier New" style:font-name-asian="Courier New" style:font-name-complex="Courier New"/>
    </style:style>
    <style:style style:name="P294" style:family="paragraph" style:parent-style-name="Standard">
      <style:paragraph-properties fo:break-before="auto" fo:text-indent="0cm" fo:line-height="115%" fo:margin-left="0cm" style:writing-mode="lr-tb"/>
    </style:style>
    <style:style style:name="T294_1" style:family="text">
      <style:text-properties style:font-name="Courier New" style:font-name-asian="Courier New" style:font-name-complex="Courier New"/>
    </style:style>
    <style:style style:name="P295" style:family="paragraph" style:parent-style-name="Standard">
      <style:paragraph-properties fo:break-before="auto" fo:text-indent="0cm" fo:line-height="115%" fo:margin-left="0cm" style:writing-mode="lr-tb"/>
    </style:style>
    <style:style style:name="T295_1" style:family="text">
      <style:text-properties style:font-name="Courier New" style:font-name-asian="Courier New" style:font-name-complex="Courier New"/>
    </style:style>
    <style:style style:name="P296" style:family="paragraph" style:parent-style-name="Standard">
      <style:paragraph-properties fo:break-before="auto" fo:text-indent="0cm" fo:line-height="115%" fo:margin-left="0cm" style:writing-mode="lr-tb"/>
    </style:style>
    <style:style style:name="T296_1" style:family="text">
      <style:text-properties style:font-name="Courier New" style:font-name-asian="Courier New" style:font-name-complex="Courier New"/>
    </style:style>
    <style:style style:name="P297" style:family="paragraph" style:parent-style-name="Standard">
      <style:paragraph-properties fo:break-before="auto" fo:text-indent="0cm" fo:line-height="115%" fo:margin-left="0cm" style:writing-mode="lr-tb"/>
    </style:style>
    <style:style style:name="T297_1" style:family="text">
      <style:text-properties style:font-name="Courier New" style:font-name-asian="Courier New" style:font-name-complex="Courier New"/>
    </style:style>
    <style:style style:name="P298" style:family="paragraph" style:parent-style-name="Standard">
      <style:paragraph-properties fo:break-before="auto" fo:text-indent="0cm" fo:line-height="115%" fo:margin-left="0cm" style:writing-mode="lr-tb"/>
    </style:style>
    <style:style style:name="T298_1" style:family="text">
      <style:text-properties style:font-name="Courier New" style:font-name-asian="Courier New" style:font-name-complex="Courier New"/>
    </style:style>
    <style:style style:name="P299" style:family="paragraph" style:parent-style-name="Standard">
      <style:paragraph-properties fo:break-before="auto" fo:text-indent="0cm" fo:line-height="115%" fo:margin-left="0cm" style:writing-mode="lr-tb"/>
    </style:style>
    <style:style style:name="T299_1" style:family="text">
      <style:text-properties style:font-name="Courier New" style:font-name-asian="Courier New" style:font-name-complex="Courier New"/>
    </style:style>
    <style:style style:name="P300" style:family="paragraph" style:parent-style-name="Standard">
      <style:paragraph-properties fo:break-before="auto" fo:text-indent="0cm" fo:line-height="115%" fo:margin-left="0cm" style:writing-mode="lr-tb"/>
    </style:style>
    <style:style style:name="T300_1" style:family="text">
      <style:text-properties style:font-name="Courier New" style:font-name-asian="Courier New" style:font-name-complex="Courier New"/>
    </style:style>
    <style:style style:name="P301" style:family="paragraph" style:parent-style-name="Standard">
      <style:paragraph-properties fo:break-before="auto" fo:text-indent="0cm" fo:line-height="115%" fo:margin-left="0cm" style:writing-mode="lr-tb"/>
    </style:style>
    <style:style style:name="P302" style:family="paragraph" style:parent-style-name="Standard">
      <style:paragraph-properties fo:break-before="auto" fo:text-indent="0cm" fo:line-height="115%" fo:margin-left="0cm" style:writing-mode="lr-tb"/>
    </style:style>
    <style:style style:name="P303" style:family="paragraph" style:parent-style-name="Standard">
      <style:paragraph-properties fo:break-before="auto" fo:text-indent="0cm" fo:line-height="115%" fo:margin-left="0cm" style:writing-mode="lr-tb"/>
    </style:style>
    <style:style style:name="P304" style:family="paragraph" style:parent-style-name="Standard">
      <style:paragraph-properties fo:break-before="page" fo:text-indent="0cm" fo:line-height="115%" fo:margin-left="0cm" style:writing-mode="lr-tb"/>
    </style:style>
    <style:style style:name="P305" style:family="paragraph" style:parent-style-name="Standard">
      <style:paragraph-properties fo:break-before="auto" fo:text-indent="0cm" fo:line-height="115%" fo:margin-left="0cm" style:writing-mode="lr-tb"/>
    </style:style>
    <style:style style:name="P306" style:family="paragraph" style:parent-style-name="Standard">
      <style:paragraph-properties fo:break-before="page" fo:text-indent="0cm" fo:line-height="115%" fo:margin-left="0cm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P307" style:family="paragraph" style:parent-style-name="Standard">
      <style:paragraph-properties fo:break-before="auto" fo:text-indent="0cm" fo:line-height="115%" fo:margin-left="0cm" style:writing-mode="lr-tb"/>
    </style:style>
    <style:style style:name="P308" style:family="paragraph" style:parent-style-name="Standard">
      <style:paragraph-properties fo:break-before="auto" fo:text-indent="0cm" fo:line-height="115%" fo:margin-left="0cm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T308_19" style:family="text"/>
    <style:style style:name="T308_20" style:family="text"/>
    <style:style style:name="T308_21" style:family="text"/>
    <style:style style:name="T308_22" style:family="text"/>
    <style:style style:name="T308_23" style:family="text"/>
    <style:style style:name="T308_24" style:family="text"/>
    <style:style style:name="T308_25" style:family="text"/>
    <style:style style:name="T308_26" style:family="text"/>
    <style:style style:name="P309" style:family="paragraph" style:parent-style-name="Standard">
      <style:paragraph-properties fo:break-before="auto" fo:text-indent="0cm" fo:line-height="115%" fo:margin-left="0cm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P310" style:family="paragraph" style:parent-style-name="Standard">
      <style:paragraph-properties fo:break-before="auto" fo:text-indent="0cm" fo:line-height="115%" fo:margin-left="0cm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T310_17" style:family="text"/>
    <style:style style:name="T310_18" style:family="text"/>
    <style:style style:name="T310_19" style:family="text"/>
    <style:style style:name="T310_20" style:family="text"/>
    <style:style style:name="T310_21" style:family="text"/>
    <style:style style:name="T310_22" style:family="text"/>
    <style:style style:name="T310_23" style:family="text"/>
    <style:style style:name="T310_24" style:family="text"/>
    <style:style style:name="T310_25" style:family="text"/>
    <style:style style:name="T310_26" style:family="text"/>
    <style:style style:name="T310_27" style:family="text"/>
    <style:style style:name="T310_28" style:family="text"/>
    <style:style style:name="T310_29" style:family="text"/>
    <style:style style:name="T310_30" style:family="text"/>
    <style:style style:name="T310_31" style:family="text"/>
    <style:style style:name="T310_32" style:family="text"/>
    <style:style style:name="T310_33" style:family="text"/>
    <style:style style:name="T310_34" style:family="text"/>
    <style:style style:name="T310_35" style:family="text"/>
    <style:style style:name="T310_36" style:family="text"/>
    <style:style style:name="T310_37" style:family="text"/>
    <style:style style:name="T310_38" style:family="text"/>
    <style:style style:name="T310_39" style:family="text"/>
    <style:style style:name="T310_40" style:family="text"/>
    <style:style style:name="T310_41" style:family="text"/>
    <style:style style:name="T310_42" style:family="text"/>
    <style:style style:name="T310_43" style:family="text"/>
    <style:style style:name="T310_44" style:family="text"/>
    <style:style style:name="T310_45" style:family="text"/>
    <style:style style:name="T310_46" style:family="text"/>
    <style:style style:name="P311" style:family="paragraph" style:parent-style-name="Standard">
      <style:paragraph-properties fo:break-before="auto" fo:text-indent="0cm" fo:line-height="115%" fo:margin-left="0cm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T311_17" style:family="text"/>
    <style:style style:name="T311_18" style:family="text"/>
    <style:style style:name="T311_19" style:family="text"/>
    <style:style style:name="T311_20" style:family="text"/>
    <style:style style:name="T311_21" style:family="text"/>
    <style:style style:name="T311_22" style:family="text"/>
    <style:style style:name="T311_23" style:family="text"/>
    <style:style style:name="T311_24" style:family="text"/>
    <style:style style:name="T311_25" style:family="text"/>
    <style:style style:name="T311_26" style:family="text"/>
    <style:style style:name="P312" style:family="paragraph" style:parent-style-name="Standard">
      <style:paragraph-properties fo:break-before="auto" fo:text-indent="0cm" fo:line-height="115%" fo:margin-left="0cm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T312_17" style:family="text"/>
    <style:style style:name="T312_18" style:family="text"/>
    <style:style style:name="T312_19" style:family="text"/>
    <style:style style:name="T312_20" style:family="text"/>
    <style:style style:name="T312_21" style:family="text"/>
    <style:style style:name="T312_22" style:family="text"/>
    <style:style style:name="T312_23" style:family="text"/>
    <style:style style:name="T312_24" style:family="text"/>
    <style:style style:name="T312_25" style:family="text"/>
    <style:style style:name="T312_26" style:family="text"/>
    <style:style style:name="T312_27" style:family="text"/>
    <style:style style:name="T312_28" style:family="text"/>
    <style:style style:name="T312_29" style:family="text"/>
    <style:style style:name="T312_30" style:family="text"/>
    <style:style style:name="T312_31" style:family="text"/>
    <style:style style:name="T312_32" style:family="text"/>
    <style:style style:name="P313" style:family="paragraph" style:parent-style-name="Standard">
      <style:paragraph-properties fo:break-before="auto" fo:text-indent="0cm" fo:line-height="115%" fo:margin-left="0cm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T313_11" style:family="text"/>
    <style:style style:name="T313_12" style:family="text"/>
    <style:style style:name="T313_13" style:family="text"/>
    <style:style style:name="T313_14" style:family="text"/>
    <style:style style:name="T313_15" style:family="text"/>
    <style:style style:name="T313_16" style:family="text"/>
    <style:style style:name="T313_17" style:family="text"/>
    <style:style style:name="T313_18" style:family="text"/>
    <style:style style:name="T313_19" style:family="text"/>
    <style:style style:name="T313_20" style:family="text"/>
    <style:style style:name="T313_21" style:family="text"/>
    <style:style style:name="T313_22" style:family="text"/>
    <style:style style:name="T313_23" style:family="text"/>
    <style:style style:name="T313_24" style:family="text"/>
    <style:style style:name="T313_25" style:family="text"/>
    <style:style style:name="T313_26" style:family="text"/>
    <style:style style:name="T313_27" style:family="text"/>
    <style:style style:name="T313_28" style:family="text"/>
    <style:style style:name="T313_29" style:family="text"/>
    <style:style style:name="T313_30" style:family="text"/>
    <style:style style:name="T313_31" style:family="text"/>
    <style:style style:name="T313_32" style:family="text"/>
    <style:style style:name="T313_33" style:family="text"/>
    <style:style style:name="T313_34" style:family="text"/>
    <style:style style:name="T313_35" style:family="text"/>
    <style:style style:name="T313_36" style:family="text"/>
    <style:style style:name="T313_37" style:family="text"/>
    <style:style style:name="T313_38" style:family="text"/>
    <style:style style:name="P314" style:family="paragraph" style:parent-style-name="Standard">
      <style:paragraph-properties fo:break-before="auto" fo:text-indent="0cm" fo:line-height="115%" fo:margin-left="0cm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T314_13" style:family="text"/>
    <style:style style:name="T314_14" style:family="text"/>
    <style:style style:name="T314_15" style:family="text"/>
    <style:style style:name="T314_16" style:family="text"/>
    <style:style style:name="T314_17" style:family="text"/>
    <style:style style:name="T314_18" style:family="text"/>
    <style:style style:name="T314_19" style:family="text"/>
    <style:style style:name="T314_20" style:family="text"/>
    <style:style style:name="T314_21" style:family="text"/>
    <style:style style:name="T314_22" style:family="text"/>
    <style:style style:name="T314_23" style:family="text"/>
    <style:style style:name="T314_24" style:family="text"/>
    <style:style style:name="T314_25" style:family="text"/>
    <style:style style:name="T314_26" style:family="text"/>
  </office:automatic-styles>
  <office:body>
    <office:text>
      <text:p text:style-name="P1"><text:span text:style-name="T1_1">1<text:s/></text:span><text:span text:style-name="T1_2">Wants</text:span><text:span text:style-name="T1_3"><text:s/>-<text:s/></text:span><text:span text:style-name="T1_4">wants</text:span><text:span text:style-name="T1_5"><text:s/></text:span><text:span text:style-name="T1_6">are</text:span><text:span text:style-name="T1_7"><text:s/></text:span><text:span text:style-name="T1_8">unlimited</text:span><text:span text:style-name="T1_9">,<text:s/></text:span><text:span text:style-name="T1_10">most</text:span><text:span text:style-name="T1_11"><text:s/></text:span><text:span text:style-name="T1_12">resources</text:span><text:span text:style-name="T1_13"><text:s/></text:span><text:span text:style-name="T1_14">to</text:span><text:span text:style-name="T1_15"><text:s/></text:span><text:span text:style-name="T1_16">supply</text:span><text:span text:style-name="T1_17"><text:s/></text:span><text:span text:style-name="T1_18">those</text:span><text:span text:style-name="T1_19"><text:s/></text:span><text:span text:style-name="T1_20">wants</text:span><text:span text:style-name="T1_21"><text:s/></text:span><text:span text:style-name="T1_22">are</text:span><text:span text:style-name="T1_23"><text:s/></text:span><text:span text:style-name="T1_24">limited</text:span></text:p>
      <text:p text:style-name="P2"><text:span text:style-name="T2_1">2<text:s/></text:span><text:span text:style-name="T2_2">Needs</text:span><text:span text:style-name="T2_3"><text:s/>-<text:s/></text:span><text:span text:style-name="T2_4">basic</text:span><text:span text:style-name="T2_5"><text:s/></text:span><text:span text:style-name="T2_6">survival</text:span></text:p>
      <text:p text:style-name="P3"><text:span text:style-name="T3_1">3<text:s/></text:span><text:span text:style-name="T3_2">Scarcity</text:span><text:span text:style-name="T3_3"><text:s/>-<text:s/></text:span><text:span text:style-name="T3_4">when</text:span><text:span text:style-name="T3_5"><text:s/></text:span><text:span text:style-name="T3_6">resources</text:span><text:span text:style-name="T3_7"><text:s/></text:span><text:span text:style-name="T3_8">to</text:span><text:span text:style-name="T3_9"><text:s/></text:span><text:span text:style-name="T3_10">supply</text:span><text:span text:style-name="T3_11"><text:s/></text:span><text:span text:style-name="T3_12">wants</text:span><text:span text:style-name="T3_13"><text:s/></text:span><text:span text:style-name="T3_14">are</text:span><text:span text:style-name="T3_15"><text:s/></text:span><text:span text:style-name="T3_16">limited</text:span><text:span text:style-name="T3_17">;<text:s/></text:span><text:span text:style-name="T3_18">leads</text:span><text:span text:style-name="T3_19"><text:s/></text:span><text:span text:style-name="T3_20">to</text:span><text:span text:style-name="T3_21"><text:s/></text:span><text:span text:style-name="T3_22">three</text:span><text:span text:style-name="T3_23"><text:s/></text:span><text:span text:style-name="T3_24">basic</text:span><text:span text:style-name="T3_25"><text:s/></text:span><text:span text:style-name="T3_26">questions</text:span></text:p>
      <text:p text:style-name="P4"><text:span text:style-name="T4_1"><text:tab/>1<text:s/></text:span><text:span text:style-name="T4_2">What</text:span><text:span text:style-name="T4_3"><text:s/></text:span><text:span text:style-name="T4_4">will</text:span><text:span text:style-name="T4_5"><text:s/></text:span><text:span text:style-name="T4_6">be</text:span><text:span text:style-name="T4_7"><text:s/></text:span><text:span text:style-name="T4_8">produced</text:span><text:span text:style-name="T4_9">?</text:span></text:p>
      <text:p text:style-name="P5"><text:span text:style-name="T5_1"><text:tab/><text:tab/></text:span><text:span text:style-name="T5_2">natural</text:span><text:span text:style-name="T5_3"><text:s/></text:span><text:span text:style-name="T5_4">resources</text:span></text:p>
      <text:p text:style-name="P6"><text:span text:style-name="T6_1"><text:tab/><text:tab/></text:span><text:span text:style-name="T6_2">time</text:span></text:p>
      <text:p text:style-name="P7"><text:span text:style-name="T7_1"><text:tab/>2<text:s/></text:span><text:span text:style-name="T7_2">How</text:span><text:span text:style-name="T7_3"><text:s/></text:span><text:span text:style-name="T7_4">will</text:span><text:span text:style-name="T7_5"><text:s/></text:span><text:span text:style-name="T7_6">it</text:span><text:span text:style-name="T7_7"><text:s/></text:span><text:span text:style-name="T7_8">be</text:span><text:span text:style-name="T7_9"><text:s/></text:span><text:span text:style-name="T7_10">produced</text:span><text:span text:style-name="T7_11">?</text:span></text:p>
      <text:p text:style-name="P8"><text:span text:style-name="T8_1"><text:tab/><text:tab/></text:span><text:span text:style-name="T8_2">using</text:span><text:span text:style-name="T8_3"><text:s/></text:span><text:span text:style-name="T8_4">scarce</text:span><text:span text:style-name="T8_5"><text:s/></text:span><text:span text:style-name="T8_6">resources</text:span><text:span text:style-name="T8_7"><text:s/></text:span><text:span text:style-name="T8_8">efficiently</text:span></text:p>
      <text:p text:style-name="P9"><text:span text:style-name="T9_1"><text:tab/>3<text:s/></text:span><text:span text:style-name="T9_2">For</text:span><text:span text:style-name="T9_3"><text:s/></text:span><text:span text:style-name="T9_4">whom</text:span><text:span text:style-name="T9_5"><text:s/></text:span><text:span text:style-name="T9_6">will</text:span><text:span text:style-name="T9_7"><text:s/></text:span><text:span text:style-name="T9_8">it</text:span><text:span text:style-name="T9_9"><text:s/></text:span><text:span text:style-name="T9_10">be</text:span><text:span text:style-name="T9_11"><text:s/></text:span><text:span text:style-name="T9_12">produced</text:span></text:p>
      <text:p text:style-name="P10"><text:span text:style-name="T10_1"><text:tab/><text:tab/></text:span><text:span text:style-name="T10_2">socialism</text:span><text:span text:style-name="T10_3"><text:s/></text:span><text:span text:style-name="T10_4">vs</text:span><text:span text:style-name="T10_5">.<text:s/></text:span><text:span text:style-name="T10_6">capitalism</text:span></text:p>
      <text:p text:style-name="P11"><text:span text:style-name="T11_1"><text:tab/><text:tab/></text:span><text:span text:style-name="T11_2">using</text:span><text:span text:style-name="T11_3"><text:s/></text:span><text:span text:style-name="T11_4">capitalism</text:span><text:span text:style-name="T11_5"><text:s/></text:span><text:span text:style-name="T11_6">where</text:span><text:span text:style-name="T11_7"><text:s/></text:span><text:span text:style-name="T11_8">socialism</text:span><text:span text:style-name="T11_9"><text:s/></text:span><text:span text:style-name="T11_10">should</text:span><text:span text:style-name="T11_11"><text:s/></text:span><text:span text:style-name="T11_12">be</text:span><text:span text:style-name="T11_13"><text:s/></text:span><text:span text:style-name="T11_14">used</text:span><text:span text:style-name="T11_15">=</text:span><text:span text:style-name="T11_16">corruption</text:span><text:span text:style-name="T11_17">,<text:s/></text:span><text:span text:style-name="T11_18">artificial</text:span><text:span text:style-name="T11_19"><text:s/></text:span><text:span text:style-name="T11_20">scarcity</text:span><text:span text:style-name="T11_21">?</text:span></text:p>
      <text:p text:style-name="P12"><text:span text:style-name="T12_1"><text:tab/><text:tab/></text:span><text:span text:style-name="T12_2">using</text:span><text:span text:style-name="T12_3"><text:s/></text:span><text:span text:style-name="T12_4">socialism</text:span><text:span text:style-name="T12_5"><text:s/></text:span><text:span text:style-name="T12_6">where</text:span><text:span text:style-name="T12_7"><text:s/></text:span><text:span text:style-name="T12_8">capitalism</text:span><text:span text:style-name="T12_9"><text:s/></text:span><text:span text:style-name="T12_10">should</text:span><text:span text:style-name="T12_11"><text:s/></text:span><text:span text:style-name="T12_12">be</text:span><text:span text:style-name="T12_13"><text:s/></text:span><text:span text:style-name="T12_14">used</text:span><text:span text:style-name="T12_15">=</text:span><text:span text:style-name="T12_16">inefficiency</text:span><text:span text:style-name="T12_17">?</text:span></text:p>
      <text:p text:style-name="P13"><text:span text:style-name="T13_1">4<text:s/></text:span><text:span text:style-name="T13_2">Goods</text:span><text:span text:style-name="T13_3"><text:s/>-<text:s/></text:span><text:span text:style-name="T13_4">thing</text:span><text:span text:style-name="T13_5">/</text:span><text:span text:style-name="T13_6">object</text:span><text:span text:style-name="T13_7"><text:s/></text:span><text:span text:style-name="T13_8">to</text:span><text:span text:style-name="T13_9"><text:s/></text:span><text:span text:style-name="T13_10">be</text:span><text:span text:style-name="T13_11"><text:s/></text:span><text:span text:style-name="T13_12">bought</text:span><text:span text:style-name="T13_13">/</text:span><text:span text:style-name="T13_14">sold</text:span></text:p>
      <text:p text:style-name="P14"><text:span text:style-name="T14_1">5<text:s/></text:span><text:span text:style-name="T14_2">Services</text:span><text:span text:style-name="T14_3"><text:s/>-<text:s/></text:span><text:span text:style-name="T14_4">work</text:span><text:span text:style-name="T14_5"><text:s/></text:span><text:span text:style-name="T14_6">that</text:span><text:span text:style-name="T14_7"><text:s/></text:span><text:span text:style-name="T14_8">one</text:span><text:span text:style-name="T14_9"><text:s/></text:span><text:span text:style-name="T14_10">person</text:span><text:span text:style-name="T14_11"><text:s/></text:span><text:span text:style-name="T14_12">does</text:span><text:span text:style-name="T14_13"><text:s/></text:span><text:span text:style-name="T14_14">for</text:span><text:span text:style-name="T14_15"><text:s/></text:span><text:span text:style-name="T14_16">another</text:span></text:p>
      <text:p text:style-name="P15"><text:span text:style-name="T15_1">6<text:s/></text:span><text:span text:style-name="T15_2">Consumer</text:span><text:span text:style-name="T15_3"><text:s/>-<text:s/></text:span><text:span text:style-name="T15_4">Buying</text:span></text:p>
      <text:p text:style-name="P16"><text:span text:style-name="T16_1">7<text:s/></text:span><text:span text:style-name="T16_2">Producer</text:span><text:span text:style-name="T16_3"><text:s/>-<text:s/></text:span><text:span text:style-name="T16_4">Selling</text:span><text:span text:style-name="T16_5">/</text:span><text:span text:style-name="T16_6">Making</text:span></text:p>
      <text:p text:style-name="P17"/>
      <text:p text:style-name="P18"><text:span text:style-name="T18_1">Factors</text:span><text:span text:style-name="T18_2"><text:s/></text:span><text:span text:style-name="T18_3">of</text:span><text:span text:style-name="T18_4"><text:s/></text:span><text:span text:style-name="T18_5">Production</text:span><text:span text:style-name="T18_6">:</text:span></text:p>
      <text:p text:style-name="P19"><text:span text:style-name="T19_1">1<text:s/></text:span><text:span text:style-name="T19_2">Land</text:span><text:span text:style-name="T19_3"><text:s/>-<text:s/></text:span><text:span text:style-name="T19_4">water</text:span><text:span text:style-name="T19_5">,<text:s/></text:span><text:span text:style-name="T19_6">minerals</text:span><text:span text:style-name="T19_7">,<text:s/></text:span><text:span text:style-name="T19_8">forest</text:span><text:span text:style-name="T19_9">,<text:s/></text:span><text:span text:style-name="T19_10">energy</text:span><text:span text:style-name="T19_11">,<text:s/></text:span><text:span text:style-name="T19_12">wildlife</text:span></text:p>
      <text:p text:style-name="P20"><text:span text:style-name="T20_1">2<text:s/></text:span><text:span text:style-name="T20_2">Labor</text:span><text:span text:style-name="T20_3"><text:s/>-<text:s/></text:span><text:span text:style-name="T20_4">all</text:span><text:span text:style-name="T20_5"><text:s/></text:span><text:span text:style-name="T20_6">human</text:span><text:span text:style-name="T20_7"><text:s/></text:span><text:span text:style-name="T20_8">time</text:span><text:span text:style-name="T20_9">,<text:s/></text:span><text:span text:style-name="T20_10">effort</text:span><text:span text:style-name="T20_11">,<text:s/></text:span><text:span text:style-name="T20_12">and</text:span><text:span text:style-name="T20_13"><text:s/></text:span><text:span text:style-name="T20_14">talent</text:span></text:p>
      <text:p text:style-name="P21"><text:span text:style-name="T21_1">3<text:s/></text:span><text:span text:style-name="T21_2">Capital</text:span><text:span text:style-name="T21_3"><text:s/>-<text:s/></text:span><text:span text:style-name="T21_4">place</text:span><text:span text:style-name="T21_5">/</text:span><text:span text:style-name="T21_6">property</text:span><text:span text:style-name="T21_7">,<text:s/></text:span><text:span text:style-name="T21_8">storage</text:span><text:span text:style-name="T21_9">,<text:s/></text:span><text:span text:style-name="T21_10">automated</text:span><text:span text:style-name="T21_11"><text:s/></text:span><text:span text:style-name="T21_12">labor</text:span><text:span text:style-name="T21_13">?<text:s/>(</text:span><text:span text:style-name="T21_14">robots</text:span><text:span text:style-name="T21_15"><text:s/></text:span><text:span text:style-name="T21_16">are</text:span><text:span text:style-name="T21_17"><text:s/></text:span><text:span text:style-name="T21_18">capital</text:span><text:span text:style-name="T21_19">,<text:s/></text:span><text:span text:style-name="T21_20">but</text:span><text:span text:style-name="T21_21"><text:s/></text:span><text:span text:style-name="T21_22">what</text:span><text:span text:style-name="T21_23"><text:s/></text:span><text:span text:style-name="T21_24">about</text:span><text:span text:style-name="T21_25"><text:s/></text:span><text:span text:style-name="T21_26">robot</text:span><text:span text:style-name="T21_27"><text:s/></text:span><text:span text:style-name="T21_28">labor</text:span><text:span text:style-name="T21_29">?),<text:s/></text:span><text:span text:style-name="T21_30">catalyst</text:span><text:span text:style-name="T21_31"><text:s/></text:span><text:span text:style-name="T21_32">resources</text:span></text:p>
      <text:p text:style-name="P22"><text:span text:style-name="T22_1">4<text:s/></text:span><text:span text:style-name="T22_2">Entrepreneurship</text:span><text:span text:style-name="T22_3"><text:s/>-<text:s/></text:span><text:span text:style-name="T22_4">innovator</text:span><text:span text:style-name="T22_5">,<text:s/></text:span><text:span text:style-name="T22_6">anticipates</text:span><text:span text:style-name="T22_7"><text:s/></text:span><text:span text:style-name="T22_8">wants</text:span><text:span text:style-name="T22_9"><text:s/></text:span><text:span text:style-name="T22_10">of</text:span><text:span text:style-name="T22_11"><text:s/></text:span><text:span text:style-name="T22_12">consumer</text:span></text:p>
      <text:p text:style-name="P23"/>
      <text:p text:style-name="P24"><text:span text:style-name="T24_1">WANT</text:span><text:span text:style-name="T24_2"><text:s/></text:span><text:span text:style-name="T24_3">to</text:span><text:span text:style-name="T24_4"><text:s/></text:span><text:span text:style-name="T24_5">buy</text:span><text:span text:style-name="T24_6"><text:s/></text:span><text:span text:style-name="T24_7">some</text:span><text:span text:style-name="T24_8"><text:s/></text:span><text:span text:style-name="T24_9">stuff</text:span><text:span text:style-name="T24_10"><text:s/></text:span><text:span text:style-name="T24_11">online</text:span><text:span text:style-name="T24_12">,<text:s/></text:span><text:span text:style-name="T24_13">but</text:span><text:span text:style-name="T24_14"><text:s/></text:span><text:span text:style-name="T24_15">keep</text:span><text:span text:style-name="T24_16"><text:s/></text:span><text:span text:style-name="T24_17">your</text:span><text:span text:style-name="T24_18"><text:s/></text:span><text:span text:style-name="T24_19">privacy</text:span><text:span text:style-name="T24_20"><text:s/></text:span><text:span text:style-name="T24_21">and</text:span><text:span text:style-name="T24_22"><text:s/></text:span><text:span text:style-name="T24_23">security</text:span><text:span text:style-name="T24_24">,<text:s/></text:span><text:span text:style-name="T24_25">and</text:span><text:span text:style-name="T24_26"><text:s/></text:span><text:span text:style-name="T24_27">not</text:span><text:span text:style-name="T24_28"><text:s/></text:span><text:span text:style-name="T24_29">be</text:span><text:span text:style-name="T24_30"><text:s/></text:span><text:span text:style-name="T24_31">hit</text:span><text:span text:style-name="T24_32"><text:s/></text:span><text:span text:style-name="T24_33">by</text:span><text:span text:style-name="T24_34"><text:s/></text:span><text:span text:style-name="T24_35">fees</text:span><text:span text:style-name="T24_36">?</text:span></text:p>
      <text:p text:style-name="P25"/>
      <text:p text:style-name="P26"><text:span text:style-name="T26_1">Bitcoins</text:span><text:span text:style-name="T26_2"><text:s/></text:span><text:span text:style-name="T26_3">are</text:span><text:span text:style-name="T26_4"><text:s/></text:span><text:span text:style-name="T26_5">anonymous</text:span><text:span text:style-name="T26_6">,<text:s/></text:span><text:span text:style-name="T26_7">encrypted</text:span><text:span text:style-name="T26_8">,<text:s/></text:span><text:span text:style-name="T26_9">and</text:span><text:span text:style-name="T26_10"><text:s/></text:span><text:span text:style-name="T26_11">free</text:span><text:span text:style-name="T26_12"><text:s/></text:span><text:span text:style-name="T26_13">to</text:span><text:span text:style-name="T26_14"><text:s/></text:span><text:span text:style-name="T26_15">use</text:span><text:span text:style-name="T26_16">.</text:span></text:p>
      <text:p text:style-name="P27"/>
      <text:p text:style-name="P28"/>
      <text:p text:style-name="P29"/>
      <text:p text:style-name="P30"><text:span text:style-name="T30_1">NEED</text:span><text:span text:style-name="T30_2"><text:s/></text:span><text:span text:style-name="T30_3">money</text:span><text:span text:style-name="T30_4"><text:s/></text:span><text:span text:style-name="T30_5">for</text:span><text:span text:style-name="T30_6"><text:s/>[</text:span><text:span text:style-name="T30_7">insert</text:span><text:span text:style-name="T30_8"><text:s/></text:span><text:span text:style-name="T30_9">basic</text:span><text:span text:style-name="T30_10"><text:s/></text:span><text:span text:style-name="T30_11">living</text:span><text:span text:style-name="T30_12"><text:s/></text:span><text:span text:style-name="T30_13">expense</text:span><text:span text:style-name="T30_14"><text:s/></text:span><text:span text:style-name="T30_15">here</text:span><text:span text:style-name="T30_16">]<text:s/></text:span><text:span text:style-name="T30_17">but</text:span><text:span text:style-name="T30_18"><text:s/></text:span><text:span text:style-name="T30_19">only</text:span><text:span text:style-name="T30_20"><text:s/></text:span><text:span text:style-name="T30_21">have</text:span><text:span text:style-name="T30_22"><text:s/></text:span><text:span text:style-name="T30_23">an</text:span><text:span text:style-name="T30_24"><text:s/></text:span><text:span text:style-name="T30_25">awesome</text:span><text:span text:style-name="T30_26"><text:s/></text:span><text:span text:style-name="T30_27">computer</text:span><text:span text:style-name="T30_28">?</text:span></text:p>
      <text:p text:style-name="P31"/>
      <text:p text:style-name="P32"><text:span text:style-name="T32_1">Rather</text:span><text:span text:style-name="T32_2"><text:s/></text:span><text:span text:style-name="T32_3">than</text:span><text:span text:style-name="T32_4"><text:s/></text:span><text:span text:style-name="T32_5">selling</text:span><text:span text:style-name="T32_6"><text:s/></text:span><text:span text:style-name="T32_7">it</text:span><text:span text:style-name="T32_8"><text:s/></text:span><text:span text:style-name="T32_9">off</text:span><text:span text:style-name="T32_10">,<text:s/></text:span><text:span text:style-name="T32_11">mine</text:span><text:span text:style-name="T32_12"><text:s/></text:span><text:span text:style-name="T32_13">Bitcoins</text:span><text:span text:style-name="T32_14"><text:s/></text:span><text:span text:style-name="T32_15">with</text:span><text:span text:style-name="T32_16"><text:s/></text:span><text:span text:style-name="T32_17">it</text:span><text:span text:style-name="T32_18">:<text:s/></text:span><text:span text:style-name="T32_19">you</text:span><text:span text:style-name="T32_20">’</text:span><text:span text:style-name="T32_21">ll</text:span><text:span text:style-name="T32_22"><text:s/></text:span><text:span text:style-name="T32_23">get</text:span><text:span text:style-name="T32_24"><text:s/></text:span><text:span text:style-name="T32_25">a</text:span><text:span text:style-name="T32_26"><text:s/></text:span><text:span text:style-name="T32_27">steady</text:span><text:span text:style-name="T32_28"><text:s/></text:span><text:span text:style-name="T32_29">income</text:span><text:span text:style-name="T32_30"><text:s/></text:span><text:span text:style-name="T32_31">instead</text:span><text:span text:style-name="T32_32"><text:s/></text:span><text:span text:style-name="T32_33">of</text:span><text:span text:style-name="T32_34"><text:s/></text:span><text:span text:style-name="T32_35">a</text:span><text:span text:style-name="T32_36"><text:s/></text:span><text:span text:style-name="T32_37">one</text:span><text:span text:style-name="T32_38">-</text:span><text:span text:style-name="T32_39">time</text:span><text:span text:style-name="T32_40"><text:s/></text:span><text:span text:style-name="T32_41">paycheck</text:span><text:span text:style-name="T32_42">.</text:span></text:p>
      <text:p text:style-name="P33"/>
      <text:p text:style-name="P34"/>
      <text:p text:style-name="P35"/>
      <text:p text:style-name="P36"><text:span text:style-name="T36_1">Do</text:span><text:span text:style-name="T36_2"><text:s/></text:span><text:span text:style-name="T36_3">you</text:span><text:span text:style-name="T36_4"><text:s/></text:span><text:span text:style-name="T36_5">want</text:span><text:span text:style-name="T36_6"><text:s/></text:span><text:span text:style-name="T36_7">to</text:span><text:span text:style-name="T36_8"><text:s/></text:span><text:span text:style-name="T36_9">help</text:span><text:span text:style-name="T36_10"><text:s/></text:span><text:span text:style-name="T36_11">lower</text:span><text:span text:style-name="T36_12"><text:s/></text:span><text:span text:style-name="T36_13">SCARCITY</text:span><text:span text:style-name="T36_14"><text:s/></text:span><text:span text:style-name="T36_15">in</text:span><text:span text:style-name="T36_16"><text:s/></text:span><text:span text:style-name="T36_17">poorer</text:span><text:span text:style-name="T36_18"><text:s/></text:span><text:span text:style-name="T36_19">countries</text:span><text:span text:style-name="T36_20">?</text:span></text:p>
      <text:p text:style-name="P37"/>
      <text:p text:style-name="P38"><text:span text:style-name="T38_1">Use</text:span><text:span text:style-name="T38_2"><text:s/></text:span><text:span text:style-name="T38_3">Bitcoins</text:span><text:span text:style-name="T38_4"><text:s/></text:span><text:span text:style-name="T38_5">to</text:span><text:span text:style-name="T38_6"><text:s/></text:span><text:span text:style-name="T38_7">fund</text:span><text:span text:style-name="T38_8"><text:s/></text:span><text:span text:style-name="T38_9">the</text:span><text:span text:style-name="T38_10"><text:s/></text:span><text:span text:style-name="T38_11">charity</text:span><text:span text:style-name="T38_12"><text:s/></text:span><text:span text:style-name="T38_13">of</text:span><text:span text:style-name="T38_14"><text:s/></text:span><text:span text:style-name="T38_15">your</text:span><text:span text:style-name="T38_16"><text:s/></text:span><text:span text:style-name="T38_17">choice</text:span><text:span text:style-name="T38_18"><text:s/>(</text:span><text:span text:style-name="T38_19">or</text:span><text:span text:style-name="T38_20"><text:s/></text:span><text:span text:style-name="T38_21">the</text:span><text:span text:style-name="T38_22"><text:s/></text:span><text:span text:style-name="T38_23">Rebel</text:span><text:span text:style-name="T38_24"><text:s/></text:span><text:span text:style-name="T38_25">Army</text:span><text:span text:style-name="T38_26">,<text:s/></text:span><text:span text:style-name="T38_27">if</text:span><text:span text:style-name="T38_28"><text:s/></text:span><text:span text:style-name="T38_29">you</text:span><text:span text:style-name="T38_30"><text:s/></text:span><text:span text:style-name="T38_31">want</text:span><text:span text:style-name="T38_32">).</text:span></text:p>
      <text:p text:style-name="P39"/>
      <text:p text:style-name="P40"/>
      <text:p text:style-name="P41"/>
      <text:p text:style-name="P42"><text:span text:style-name="T42_1">Selling</text:span><text:span text:style-name="T42_2"><text:s/></text:span><text:span text:style-name="T42_3">GOODS</text:span><text:span text:style-name="T42_4"><text:s/></text:span><text:span text:style-name="T42_5">to</text:span><text:span text:style-name="T42_6"><text:s/></text:span><text:span text:style-name="T42_7">a</text:span><text:span text:style-name="T42_8"><text:s/></text:span><text:span text:style-name="T42_9">target</text:span><text:span text:style-name="T42_10"><text:s/></text:span><text:span text:style-name="T42_11">group</text:span><text:span text:style-name="T42_12"><text:s/></text:span><text:span text:style-name="T42_13">with</text:span><text:span text:style-name="T42_14"><text:s/></text:span><text:span text:style-name="T42_15">a</text:span><text:span text:style-name="T42_16"><text:s/></text:span><text:span text:style-name="T42_17">high</text:span><text:span text:style-name="T42_18"><text:s/></text:span><text:span text:style-name="T42_19">level</text:span><text:span text:style-name="T42_20"><text:s/></text:span><text:span text:style-name="T42_21">of</text:span><text:span text:style-name="T42_22"><text:s/></text:span><text:span text:style-name="T42_23">nerds</text:span><text:span text:style-name="T42_24">?</text:span></text:p>
      <text:p text:style-name="P43"/>
      <text:p text:style-name="P44"><text:span text:style-name="T44_1">They</text:span><text:span text:style-name="T44_2">’</text:span><text:span text:style-name="T44_3">ll</text:span><text:span text:style-name="T44_4"><text:s/></text:span><text:span text:style-name="T44_5">probably</text:span><text:span text:style-name="T44_6"><text:s/></text:span><text:span text:style-name="T44_7">only</text:span><text:span text:style-name="T44_8"><text:s/></text:span><text:span text:style-name="T44_9">pay</text:span><text:span text:style-name="T44_10"><text:s/></text:span><text:span text:style-name="T44_11">by</text:span><text:span text:style-name="T44_12"><text:s/></text:span><text:span text:style-name="T44_13">Bitcoin</text:span><text:span text:style-name="T44_14">.</text:span></text:p>
      <text:p text:style-name="P45"/>
      <text:p text:style-name="P46"/>
      <text:p text:style-name="P47"/>
      <text:p text:style-name="P48"><text:span text:style-name="T48_1">Do</text:span><text:span text:style-name="T48_2"><text:s/></text:span><text:span text:style-name="T48_3">you</text:span><text:span text:style-name="T48_4"><text:s/></text:span><text:span text:style-name="T48_5">offer</text:span><text:span text:style-name="T48_6"><text:s/></text:span><text:span text:style-name="T48_7">SERVICES</text:span><text:span text:style-name="T48_8"><text:s/></text:span><text:span text:style-name="T48_9">requiring</text:span><text:span text:style-name="T48_10"><text:s/></text:span><text:span text:style-name="T48_11">a</text:span><text:span text:style-name="T48_12"><text:s/>…<text:s/>“</text:span><text:span text:style-name="T48_13">unique</text:span><text:span text:style-name="T48_14">”<text:s/>*</text:span><text:span text:style-name="T48_15">cough</text:span><text:span text:style-name="T48_16">*<text:s/>*</text:span><text:span text:style-name="T48_17">cough</text:span><text:span text:style-name="T48_18">*<text:s/>…<text:s/></text:span><text:span text:style-name="T48_19">skill</text:span><text:span text:style-name="T48_20"><text:s/></text:span><text:span text:style-name="T48_21">set</text:span><text:span text:style-name="T48_22">?</text:span></text:p>
      <text:p text:style-name="P49"/>
      <text:p text:style-name="P50"><text:span text:style-name="T50_1">With</text:span><text:span text:style-name="T50_2"><text:s/></text:span><text:span text:style-name="T50_3">Bitcoins</text:span><text:span text:style-name="T50_4">,<text:s/></text:span><text:span text:style-name="T50_5">you</text:span><text:span text:style-name="T50_6"><text:s/></text:span><text:span text:style-name="T50_7">and</text:span><text:span text:style-name="T50_8"><text:s/></text:span><text:span text:style-name="T50_9">your</text:span><text:span text:style-name="T50_10"><text:s/></text:span><text:span text:style-name="T50_11">clientele</text:span><text:span text:style-name="T50_12"><text:s/></text:span><text:span text:style-name="T50_13">can</text:span><text:span text:style-name="T50_14"><text:s/></text:span><text:span text:style-name="T50_15">do</text:span><text:span text:style-name="T50_16"><text:s/></text:span><text:span text:style-name="T50_17">business</text:span><text:span text:style-name="T50_18"><text:s/></text:span><text:span text:style-name="T50_19">without</text:span><text:span text:style-name="T50_20"><text:s/>…<text:s/>“</text:span><text:span text:style-name="T50_21">impediment</text:span><text:span text:style-name="T50_22">.”</text:span></text:p>
      <text:p text:style-name="P51"/>
      <text:p text:style-name="P52"/>
      <text:p text:style-name="P53"/>
      <text:p text:style-name="P54"><text:span text:style-name="T54_1">Are</text:span><text:span text:style-name="T54_2"><text:s/></text:span><text:span text:style-name="T54_3">you</text:span><text:span text:style-name="T54_4"><text:s/></text:span><text:span text:style-name="T54_5">a</text:span><text:span text:style-name="T54_6"><text:s/></text:span><text:span text:style-name="T54_7">CONSUMER</text:span><text:span text:style-name="T54_8"><text:s/></text:span><text:span text:style-name="T54_9">that</text:span><text:span text:style-name="T54_10"><text:s/></text:span><text:span text:style-name="T54_11">wants</text:span><text:span text:style-name="T54_12"><text:s/></text:span><text:span text:style-name="T54_13">to</text:span><text:span text:style-name="T54_14"><text:s/></text:span><text:span text:style-name="T54_15">consume</text:span><text:span text:style-name="T54_16"><text:s/></text:span><text:span text:style-name="T54_17">without</text:span><text:span text:style-name="T54_18"><text:s/></text:span><text:span text:style-name="T54_19">funding</text:span><text:span text:style-name="T54_20"><text:s/>“</text:span><text:span text:style-name="T54_21">The</text:span><text:span text:style-name="T54_22"><text:s/></text:span><text:span text:style-name="T54_23">Man</text:span><text:span text:style-name="T54_24">”?</text:span></text:p>
      <text:p text:style-name="P55"/>
      <text:p text:style-name="P56"><text:span text:style-name="T56_1">No</text:span><text:span text:style-name="T56_2"><text:s/></text:span><text:span text:style-name="T56_3">worries</text:span><text:span text:style-name="T56_4">,<text:s/></text:span><text:span text:style-name="T56_5">Bitcoin</text:span><text:span text:style-name="T56_6"><text:s/></text:span><text:span text:style-name="T56_7">is</text:span><text:span text:style-name="T56_8"><text:s/></text:span><text:span text:style-name="T56_9">Cryptoanarchist</text:span><text:span text:style-name="T56_10"><text:s/></text:span><text:span text:style-name="T56_11">in</text:span><text:span text:style-name="T56_12"><text:s/></text:span><text:span text:style-name="T56_13">nature</text:span><text:span text:style-name="T56_14">.</text:span></text:p>
      <text:p text:style-name="P57"/>
      <text:p text:style-name="P58"/>
      <text:p text:style-name="P59"/>
      <text:p text:style-name="P60"><text:span text:style-name="T60_1">Are</text:span><text:span text:style-name="T60_2"><text:s/></text:span><text:span text:style-name="T60_3">you</text:span><text:span text:style-name="T60_4"><text:s/></text:span><text:span text:style-name="T60_5">a</text:span><text:span text:style-name="T60_6"><text:s/></text:span><text:span text:style-name="T60_7">PRODUCER</text:span><text:span text:style-name="T60_8"><text:s/></text:span><text:span text:style-name="T60_9">of</text:span><text:span text:style-name="T60_10"><text:s/></text:span><text:span text:style-name="T60_11">custom</text:span><text:span text:style-name="T60_12">,<text:s/></text:span><text:span text:style-name="T60_13">tin</text:span><text:span text:style-name="T60_14">-</text:span><text:span text:style-name="T60_15">foil</text:span><text:span text:style-name="T60_16"><text:s/></text:span><text:span text:style-name="T60_17">lined</text:span><text:span text:style-name="T60_18"><text:s/></text:span><text:span text:style-name="T60_19">hats</text:span><text:span text:style-name="T60_20">?</text:span></text:p>
      <text:p text:style-name="P61"/>
      <text:p text:style-name="P62"><text:span text:style-name="T62_1">Sorry</text:span><text:span text:style-name="T62_2">,<text:s/></text:span><text:span text:style-name="T62_3">using</text:span><text:span text:style-name="T62_4"><text:s/></text:span><text:span text:style-name="T62_5">Bitcoins</text:span><text:span text:style-name="T62_6"><text:s/></text:span><text:span text:style-name="T62_7">requires</text:span><text:span text:style-name="T62_8"><text:s/></text:span><text:span text:style-name="T62_9">a</text:span><text:span text:style-name="T62_10"><text:s/></text:span><text:span text:style-name="T62_11">computer</text:span><text:span text:style-name="T62_12">.</text:span></text:p>
      <text:p text:style-name="P63"/>
      <text:p text:style-name="P64"><text:span text:style-name="T64_1">Making</text:span><text:span text:style-name="T64_2"><text:s/></text:span><text:span text:style-name="T64_3">Choices</text:span><text:span text:style-name="T64_4">:</text:span></text:p>
      <text:p text:style-name="P65"><text:span text:style-name="T65_1">1<text:s/></text:span><text:span text:style-name="T65_2">incentive</text:span><text:span text:style-name="T65_3"><text:s/>-<text:s/></text:span><text:span text:style-name="T65_4">methods</text:span><text:span text:style-name="T65_5"><text:s/></text:span><text:span text:style-name="T65_6">used</text:span><text:span text:style-name="T65_7"><text:s/></text:span><text:span text:style-name="T65_8">to</text:span><text:span text:style-name="T65_9"><text:s/></text:span><text:span text:style-name="T65_10">encourage</text:span><text:span text:style-name="T65_11"><text:s/></text:span><text:span text:style-name="T65_12">people</text:span><text:span text:style-name="T65_13"><text:s/></text:span><text:span text:style-name="T65_14">to</text:span><text:span text:style-name="T65_15"><text:s/></text:span><text:span text:style-name="T65_16">take</text:span><text:span text:style-name="T65_17"><text:s/></text:span><text:span text:style-name="T65_18">certain</text:span><text:span text:style-name="T65_19"><text:s/></text:span><text:span text:style-name="T65_20">actions</text:span></text:p>
      <text:p text:style-name="P66"><text:span text:style-name="T66_1"><text:tab/></text:span><text:span text:style-name="T66_2">wages</text:span><text:span text:style-name="T66_3">,<text:s/></text:span><text:span text:style-name="T66_4">grades</text:span><text:span text:style-name="T66_5">,<text:s/></text:span><text:span text:style-name="T66_6">graduation</text:span><text:span text:style-name="T66_7">,<text:s/></text:span><text:span text:style-name="T66_8">fear</text:span><text:span text:style-name="T66_9">,<text:s/></text:span></text:p>
      <text:p text:style-name="P67"><text:span text:style-name="T67_1">2<text:s/></text:span><text:span text:style-name="T67_2">utility</text:span><text:span text:style-name="T67_3"><text:s/>-<text:s/></text:span><text:span text:style-name="T67_4">benefit</text:span><text:span text:style-name="T67_5"><text:s/></text:span><text:span text:style-name="T67_6">or</text:span><text:span text:style-name="T67_7"><text:s/></text:span><text:span text:style-name="T67_8">satisfaction</text:span><text:span text:style-name="T67_9"><text:s/></text:span><text:span text:style-name="T67_10">one</text:span><text:span text:style-name="T67_11"><text:s/></text:span><text:span text:style-name="T67_12">gains</text:span><text:span text:style-name="T67_13"><text:s/></text:span><text:span text:style-name="T67_14">from</text:span><text:span text:style-name="T67_15"><text:s/></text:span><text:span text:style-name="T67_16">using</text:span><text:span text:style-name="T67_17"><text:s/></text:span><text:span text:style-name="T67_18">a</text:span><text:span text:style-name="T67_19"><text:s/></text:span><text:span text:style-name="T67_20">good</text:span><text:span text:style-name="T67_21"><text:s/></text:span><text:span text:style-name="T67_22">or</text:span><text:span text:style-name="T67_23"><text:s/></text:span><text:span text:style-name="T67_24">service</text:span></text:p>
      <text:p text:style-name="P68"><text:span text:style-name="T68_1">3<text:s/></text:span><text:span text:style-name="T68_2">economize</text:span><text:span text:style-name="T68_3"><text:s/>-<text:s/></text:span><text:span text:style-name="T68_4">when</text:span><text:span text:style-name="T68_5"><text:s/></text:span><text:span text:style-name="T68_6">people</text:span><text:span text:style-name="T68_7"><text:s/></text:span><text:span text:style-name="T68_8">consider</text:span><text:span text:style-name="T68_9"><text:s/></text:span><text:span text:style-name="T68_10">both</text:span><text:span text:style-name="T68_11"><text:s/></text:span><text:span text:style-name="T68_12">incentive</text:span><text:span text:style-name="T68_13"><text:s/></text:span><text:span text:style-name="T68_14">and</text:span><text:span text:style-name="T68_15"><text:s/></text:span><text:span text:style-name="T68_16">utility</text:span></text:p>
      <text:p text:style-name="P69"><text:span text:style-name="T69_1">4<text:s/></text:span><text:span text:style-name="T69_2">trade</text:span><text:span text:style-name="T69_3">-</text:span><text:span text:style-name="T69_4">off</text:span><text:span text:style-name="T69_5"><text:s/>-<text:s/></text:span><text:span text:style-name="T69_6">the</text:span><text:span text:style-name="T69_7"><text:s/></text:span><text:span text:style-name="T69_8">alternative</text:span><text:span text:style-name="T69_9"><text:s/></text:span><text:span text:style-name="T69_10">people</text:span><text:span text:style-name="T69_11"><text:s/></text:span><text:span text:style-name="T69_12">give</text:span><text:span text:style-name="T69_13"><text:s/></text:span><text:span text:style-name="T69_14">up</text:span><text:span text:style-name="T69_15"><text:s/></text:span><text:span text:style-name="T69_16">when</text:span><text:span text:style-name="T69_17"><text:s/></text:span><text:span text:style-name="T69_18">they</text:span><text:span text:style-name="T69_19"><text:s/></text:span><text:span text:style-name="T69_20">make</text:span><text:span text:style-name="T69_21"><text:s/></text:span><text:span text:style-name="T69_22">choices</text:span></text:p>
      <text:p text:style-name="P70"><text:span text:style-name="T70_1">5<text:s/></text:span><text:span text:style-name="T70_2">opportunity</text:span><text:span text:style-name="T70_3"><text:s/></text:span><text:span text:style-name="T70_4">cost</text:span><text:span text:style-name="T70_5"><text:s/>-<text:s/></text:span><text:span text:style-name="T70_6">the</text:span><text:span text:style-name="T70_7"><text:s/></text:span><text:span text:style-name="T70_8">value</text:span><text:span text:style-name="T70_9"><text:s/></text:span><text:span text:style-name="T70_10">of</text:span><text:span text:style-name="T70_11"><text:s/></text:span><text:span text:style-name="T70_12">the</text:span><text:span text:style-name="T70_13"><text:s/></text:span><text:span text:style-name="T70_14">runner</text:span><text:span text:style-name="T70_15">-</text:span><text:span text:style-name="T70_16">up</text:span><text:span text:style-name="T70_17"><text:s/></text:span><text:span text:style-name="T70_18">that</text:span><text:span text:style-name="T70_19"><text:s/></text:span><text:span text:style-name="T70_20">is</text:span><text:span text:style-name="T70_21"><text:s/></text:span><text:span text:style-name="T70_22">given</text:span><text:span text:style-name="T70_23"><text:s/></text:span><text:span text:style-name="T70_24">up</text:span><text:span text:style-name="T70_25"><text:s/></text:span><text:span text:style-name="T70_26">to</text:span><text:span text:style-name="T70_27"><text:s/></text:span><text:span text:style-name="T70_28">get</text:span><text:span text:style-name="T70_29"><text:s/></text:span><text:span text:style-name="T70_30">something</text:span><text:span text:style-name="T70_31"><text:s/></text:span><text:span text:style-name="T70_32">else</text:span><text:span text:style-name="T70_33"><text:s/></text:span><text:span text:style-name="T70_34">that</text:span><text:span text:style-name="T70_35"><text:s/></text:span><text:span text:style-name="T70_36">is</text:span><text:span text:style-name="T70_37"><text:s/></text:span><text:span text:style-name="T70_38">wanted</text:span></text:p>
      <text:p text:style-name="P71"><text:span text:style-name="T71_1">6<text:s/></text:span><text:span text:style-name="T71_2">cost</text:span><text:span text:style-name="T71_3">-</text:span><text:span text:style-name="T71_4">benefit</text:span><text:span text:style-name="T71_5"><text:s/></text:span><text:span text:style-name="T71_6">analysis</text:span><text:span text:style-name="T71_7"><text:s/>-<text:s/></text:span><text:span text:style-name="T71_8">weighing</text:span><text:span text:style-name="T71_9"><text:s/></text:span><text:span text:style-name="T71_10">benefits</text:span><text:span text:style-name="T71_11"><text:s/></text:span><text:span text:style-name="T71_12">vs</text:span><text:span text:style-name="T71_13">.<text:s/></text:span><text:span text:style-name="T71_14">cost</text:span></text:p>
      <text:p text:style-name="P72"/>
      <text:p text:style-name="P73"/>
      <text:p text:style-name="P74"><text:span text:style-name="T74_1">Analyzing</text:span><text:span text:style-name="T74_2"><text:s/></text:span><text:span text:style-name="T74_3">Production</text:span><text:span text:style-name="T74_4"><text:s/></text:span><text:span text:style-name="T74_5">Possibilities</text:span></text:p>
      <text:p text:style-name="P75"><text:span text:style-name="T75_1">•<text:s/></text:span><text:span text:style-name="T75_2">PPC</text:span><text:span text:style-name="T75_3"><text:s/>-<text:s/></text:span><text:span text:style-name="T75_4">Production</text:span><text:span text:style-name="T75_5"><text:s/></text:span><text:span text:style-name="T75_6">Possibilities</text:span><text:span text:style-name="T75_7"><text:s/></text:span><text:span text:style-name="T75_8">Curve</text:span><text:span text:style-name="T75_9"><text:s/>-<text:s/></text:span><text:span text:style-name="T75_10">a</text:span><text:span text:style-name="T75_11"><text:s/></text:span><text:span text:style-name="T75_12">graph</text:span><text:span text:style-name="T75_13"><text:s/></text:span><text:span text:style-name="T75_14">used</text:span><text:span text:style-name="T75_15"><text:s/></text:span><text:span text:style-name="T75_16">to</text:span><text:span text:style-name="T75_17"><text:s/></text:span><text:span text:style-name="T75_18">illustrate</text:span><text:span text:style-name="T75_19"><text:s/></text:span><text:span text:style-name="T75_20">the</text:span><text:span text:style-name="T75_21"><text:s/></text:span><text:span text:style-name="T75_22">impact</text:span><text:span text:style-name="T75_23"><text:s/></text:span><text:span text:style-name="T75_24">of</text:span><text:span text:style-name="T75_25"><text:s/></text:span><text:span text:style-name="T75_26">scarcity</text:span><text:span text:style-name="T75_27"><text:s/></text:span><text:span text:style-name="T75_28">on</text:span><text:span text:style-name="T75_29"><text:s/></text:span><text:span text:style-name="T75_30">an</text:span><text:span text:style-name="T75_31"><text:s/></text:span><text:span text:style-name="T75_32">economy</text:span><text:span text:style-name="T75_33"><text:s/></text:span><text:span text:style-name="T75_34">by</text:span><text:span text:style-name="T75_35"><text:s/></text:span><text:span text:style-name="T75_36">showing</text:span><text:span text:style-name="T75_37"><text:s/></text:span><text:span text:style-name="T75_38">the</text:span><text:span text:style-name="T75_39"><text:s/></text:span><text:span text:style-name="T75_40">maximum</text:span><text:span text:style-name="T75_41"><text:s/></text:span><text:span text:style-name="T75_42">number</text:span><text:span text:style-name="T75_43"><text:s/></text:span><text:span text:style-name="T75_44">of</text:span><text:span text:style-name="T75_45"><text:s/></text:span><text:span text:style-name="T75_46">goods</text:span><text:span text:style-name="T75_47"><text:s/></text:span><text:span text:style-name="T75_48">or</text:span><text:span text:style-name="T75_49"><text:s/></text:span><text:span text:style-name="T75_50">services</text:span><text:span text:style-name="T75_51"><text:s/></text:span><text:span text:style-name="T75_52">that</text:span><text:span text:style-name="T75_53"><text:s/></text:span><text:span text:style-name="T75_54">can</text:span><text:span text:style-name="T75_55"><text:s/></text:span><text:span text:style-name="T75_56">be</text:span><text:span text:style-name="T75_57"><text:s/></text:span><text:span text:style-name="T75_58">produced</text:span><text:span text:style-name="T75_59"><text:s/></text:span><text:span text:style-name="T75_60">using</text:span><text:span text:style-name="T75_61"><text:s/></text:span><text:span text:style-name="T75_62">limited</text:span><text:span text:style-name="T75_63"><text:s/></text:span><text:span text:style-name="T75_64">resources</text:span></text:p>
      <text:p text:style-name="P76"><text:span text:style-name="T76_1">4<text:s/></text:span><text:span text:style-name="T76_2">assumptions</text:span></text:p>
      <text:p text:style-name="P77"><text:span text:style-name="T77_1">1<text:s/></text:span><text:span text:style-name="T77_2">only</text:span><text:span text:style-name="T77_3"><text:s/></text:span><text:span text:style-name="T77_4">2</text:span><text:span text:style-name="T77_5"><text:s/></text:span><text:span text:style-name="T77_6">things</text:span><text:span text:style-name="T77_7"><text:s/></text:span><text:span text:style-name="T77_8">can</text:span><text:span text:style-name="T77_9"><text:s/></text:span><text:span text:style-name="T77_10">be</text:span><text:span text:style-name="T77_11"><text:s/></text:span><text:span text:style-name="T77_12">produced</text:span></text:p>
      <text:p text:style-name="P78"><text:span text:style-name="T78_1">2<text:s/></text:span><text:span text:style-name="T78_2">resources</text:span><text:span text:style-name="T78_3"><text:s/></text:span><text:span text:style-name="T78_4">are</text:span><text:span text:style-name="T78_5"><text:s/></text:span><text:span text:style-name="T78_6">fixed</text:span></text:p>
      <text:p text:style-name="P79"><text:span text:style-name="T79_1">3<text:s/></text:span><text:span text:style-name="T79_2">technology</text:span><text:span text:style-name="T79_3"><text:s/></text:span><text:span text:style-name="T79_4">is</text:span><text:span text:style-name="T79_5"><text:s/></text:span><text:span text:style-name="T79_6">fixed</text:span></text:p>
      <text:p text:style-name="P80"><text:span text:style-name="T80_1">4<text:s/></text:span><text:span text:style-name="T80_2">all</text:span><text:span text:style-name="T80_3"><text:s/></text:span><text:span text:style-name="T80_4">resources</text:span><text:span text:style-name="T80_5"><text:s/></text:span><text:span text:style-name="T80_6">are</text:span><text:span text:style-name="T80_7"><text:s/></text:span><text:span text:style-name="T80_8">fully</text:span><text:span text:style-name="T80_9"><text:s/></text:span><text:span text:style-name="T80_10">engaged</text:span></text:p>
      <text:p text:style-name="P81"><text:span text:style-name="T81_1">1<text:s/></text:span><text:span text:style-name="T81_2">efficiency</text:span><text:span text:style-name="T81_3"><text:s/>-<text:s/></text:span><text:span text:style-name="T81_4">condition</text:span><text:span text:style-name="T81_5"><text:s/></text:span><text:span text:style-name="T81_6">in</text:span><text:span text:style-name="T81_7"><text:s/></text:span><text:span text:style-name="T81_8">which</text:span><text:span text:style-name="T81_9"><text:s/></text:span><text:span text:style-name="T81_10">economic</text:span><text:span text:style-name="T81_11"><text:s/></text:span><text:span text:style-name="T81_12">resources</text:span><text:span text:style-name="T81_13"><text:s/></text:span><text:span text:style-name="T81_14">are</text:span><text:span text:style-name="T81_15"><text:s/></text:span><text:span text:style-name="T81_16">being</text:span><text:span text:style-name="T81_17"><text:s/></text:span><text:span text:style-name="T81_18">used</text:span><text:span text:style-name="T81_19"><text:s/></text:span><text:span text:style-name="T81_20">to</text:span><text:span text:style-name="T81_21"><text:s/></text:span><text:span text:style-name="T81_22">produce</text:span><text:span text:style-name="T81_23"><text:s/></text:span><text:span text:style-name="T81_24">maximum</text:span><text:span text:style-name="T81_25"><text:s/></text:span><text:span text:style-name="T81_26">number</text:span><text:span text:style-name="T81_27"><text:s/></text:span><text:span text:style-name="T81_28">of</text:span><text:span text:style-name="T81_29"><text:s/></text:span><text:span text:style-name="T81_30">goods</text:span><text:span text:style-name="T81_31"><text:s/></text:span><text:span text:style-name="T81_32">and</text:span><text:span text:style-name="T81_33"><text:s/></text:span><text:span text:style-name="T81_34">services</text:span></text:p>
      <text:p text:style-name="P82"><text:span text:style-name="T82_1">2<text:s/></text:span><text:span text:style-name="T82_2">underutilization</text:span><text:span text:style-name="T82_3"><text:s/>-<text:s/></text:span><text:span text:style-name="T82_4">condition</text:span><text:span text:style-name="T82_5"><text:s/></text:span><text:span text:style-name="T82_6">in</text:span><text:span text:style-name="T82_7"><text:s/></text:span><text:span text:style-name="T82_8">which</text:span><text:span text:style-name="T82_9"><text:s/></text:span><text:span text:style-name="T82_10">economic</text:span><text:span text:style-name="T82_11"><text:s/></text:span><text:span text:style-name="T82_12">resources</text:span><text:span text:style-name="T82_13"><text:s/></text:span><text:span text:style-name="T82_14">are</text:span><text:span text:style-name="T82_15"><text:s/></text:span><text:span text:style-name="T82_16">not</text:span><text:span text:style-name="T82_17"><text:s/></text:span><text:span text:style-name="T82_18">being</text:span><text:span text:style-name="T82_19"><text:s/></text:span><text:span text:style-name="T82_20">used</text:span><text:span text:style-name="T82_21"><text:s/></text:span><text:span text:style-name="T82_22">to</text:span><text:span text:style-name="T82_23"><text:s/></text:span><text:span text:style-name="T82_24">their</text:span><text:span text:style-name="T82_25"><text:s/></text:span><text:span text:style-name="T82_26">full</text:span><text:span text:style-name="T82_27"><text:s/></text:span><text:span text:style-name="T82_28">potential</text:span></text:p>
      <text:p text:style-name="P83"/>
      <text:p text:style-name="P84"/>
      <text:p text:style-name="P85"><text:span text:style-name="T85_1">Microeconomics</text:span><text:span text:style-name="T85_2"><text:s/>-<text:s/></text:span><text:span text:style-name="T85_3">study</text:span><text:span text:style-name="T85_4"><text:s/></text:span><text:span text:style-name="T85_5">of</text:span><text:span text:style-name="T85_6"><text:s/></text:span><text:span text:style-name="T85_7">individuals</text:span><text:span text:style-name="T85_8">,<text:s/></text:span><text:span text:style-name="T85_9">families</text:span><text:span text:style-name="T85_10">,<text:s/></text:span><text:span text:style-name="T85_11">businesses</text:span><text:span text:style-name="T85_12">;<text:s/></text:span><text:span text:style-name="T85_13">elements</text:span><text:span text:style-name="T85_14"><text:s/></text:span><text:span text:style-name="T85_15">include</text:span><text:span text:style-name="T85_16">:<text:s/></text:span><text:span text:style-name="T85_17">prices</text:span><text:span text:style-name="T85_18">,<text:s/></text:span><text:span text:style-name="T85_19">costs</text:span><text:span text:style-name="T85_20">,<text:s/></text:span><text:span text:style-name="T85_21">behavior</text:span><text:span text:style-name="T85_22"><text:s/></text:span><text:span text:style-name="T85_23">of</text:span><text:span text:style-name="T85_24"><text:s/></text:span><text:span text:style-name="T85_25">producer</text:span><text:span text:style-name="T85_26"><text:s/>&amp;<text:s/></text:span><text:span text:style-name="T85_27">consumer</text:span><text:span text:style-name="T85_28">,<text:s/></text:span><text:span text:style-name="T85_29">competition</text:span></text:p>
      <text:p text:style-name="P86"><text:span text:style-name="T86_1">Macroeconomics</text:span><text:span text:style-name="T86_2"><text:s/>-<text:s/></text:span><text:span text:style-name="T86_3">study</text:span><text:span text:style-name="T86_4"><text:s/></text:span><text:span text:style-name="T86_5">of</text:span><text:span text:style-name="T86_6"><text:s/></text:span><text:span text:style-name="T86_7">the</text:span><text:span text:style-name="T86_8"><text:s/></text:span><text:span text:style-name="T86_9">economy</text:span><text:span text:style-name="T86_10"><text:s/></text:span><text:span text:style-name="T86_11">as</text:span><text:span text:style-name="T86_12"><text:s/></text:span><text:span text:style-name="T86_13">a</text:span><text:span text:style-name="T86_14"><text:s/></text:span><text:span text:style-name="T86_15">whole</text:span></text:p>
      <text:p text:style-name="P87"><text:span text:style-name="T87_1">Positive</text:span><text:span text:style-name="T87_2"><text:s/></text:span><text:span text:style-name="T87_3">Economics</text:span><text:span text:style-name="T87_4"><text:s/>-<text:s/></text:span><text:span text:style-name="T87_5">studies</text:span><text:span text:style-name="T87_6"><text:s/></text:span><text:span text:style-name="T87_7">economic</text:span><text:span text:style-name="T87_8"><text:s/></text:span><text:span text:style-name="T87_9">behavior</text:span><text:span text:style-name="T87_10"><text:s/></text:span><text:span text:style-name="T87_11">as</text:span><text:span text:style-name="T87_12"><text:s/></text:span><text:span text:style-name="T87_13">it</text:span><text:span text:style-name="T87_14"><text:s/></text:span><text:span text:style-name="T87_15">is</text:span></text:p>
      <text:p text:style-name="P88"><text:span text:style-name="T88_1">•<text:s/></text:span><text:span text:style-name="T88_2">uses</text:span><text:span text:style-name="T88_3"><text:s/></text:span><text:span text:style-name="T88_4">scientific</text:span><text:span text:style-name="T88_5"><text:s/></text:span><text:span text:style-name="T88_6">method</text:span><text:span text:style-name="T88_7">:<text:s/></text:span><text:span text:style-name="T88_8">hypothesize</text:span><text:span text:style-name="T88_9">,<text:s/></text:span><text:span text:style-name="T88_10">observe</text:span><text:span text:style-name="T88_11"><text:s/></text:span><text:span text:style-name="T88_12">data</text:span><text:span text:style-name="T88_13">,<text:s/></text:span><text:span text:style-name="T88_14">analyze</text:span><text:span text:style-name="T88_15">,<text:s/></text:span><text:span text:style-name="T88_16">test</text:span></text:p>
      <text:p text:style-name="P89"><text:span text:style-name="T89_1">•<text:s/></text:span><text:span text:style-name="T89_2">uses</text:span><text:span text:style-name="T89_3"><text:s/></text:span><text:span text:style-name="T89_4">real</text:span><text:span text:style-name="T89_5"><text:s/></text:span><text:span text:style-name="T89_6">world</text:span><text:span text:style-name="T89_7"><text:s/></text:span><text:span text:style-name="T89_8">data</text:span><text:span text:style-name="T89_9"><text:s/></text:span><text:span text:style-name="T89_10">can</text:span><text:span text:style-name="T89_11"><text:s/></text:span><text:span text:style-name="T89_12">be</text:span><text:span text:style-name="T89_13"><text:s/></text:span><text:span text:style-name="T89_14">proven</text:span><text:span text:style-name="T89_15"><text:s/></text:span><text:span text:style-name="T89_16">or</text:span><text:span text:style-name="T89_17"><text:s/></text:span><text:span text:style-name="T89_18">disproven</text:span></text:p>
      <text:p text:style-name="P90"><text:span text:style-name="T90_1">Normative</text:span><text:span text:style-name="T90_2"><text:s/></text:span><text:span text:style-name="T90_3">Economics</text:span><text:span text:style-name="T90_4"><text:s/>-<text:s/></text:span><text:span text:style-name="T90_5">studies</text:span><text:span text:style-name="T90_6"><text:s/></text:span><text:span text:style-name="T90_7">what</text:span><text:span text:style-name="T90_8"><text:s/></text:span><text:span text:style-name="T90_9">economic</text:span><text:span text:style-name="T90_10"><text:s/></text:span><text:span text:style-name="T90_11">behavior</text:span><text:span text:style-name="T90_12"><text:s/></text:span><text:span text:style-name="T90_13">should</text:span><text:span text:style-name="T90_14"><text:s/></text:span><text:span text:style-name="T90_15">be</text:span></text:p>
      <text:p text:style-name="P91"><text:span text:style-name="T91_1">•<text:s/></text:span><text:span text:style-name="T91_2">asks</text:span><text:span text:style-name="T91_3"><text:s/></text:span><text:span text:style-name="T91_4">if</text:span><text:span text:style-name="T91_5"><text:s/></text:span><text:span text:style-name="T91_6">actions</text:span><text:span text:style-name="T91_7"><text:s/></text:span><text:span text:style-name="T91_8">are</text:span><text:span text:style-name="T91_9"><text:s/></text:span><text:span text:style-name="T91_10">good</text:span></text:p>
      <text:p text:style-name="P92"><text:span text:style-name="T92_1">•<text:s/></text:span><text:span text:style-name="T92_2">recommendations</text:span></text:p>
      <text:p text:style-name="P93"><text:span text:style-name="T93_1">•<text:s/></text:span><text:span text:style-name="T93_2">based</text:span><text:span text:style-name="T93_3"><text:s/></text:span><text:span text:style-name="T93_4">on</text:span><text:span text:style-name="T93_5"><text:s/></text:span><text:span text:style-name="T93_6">value</text:span><text:span text:style-name="T93_7"><text:s/></text:span><text:span text:style-name="T93_8">judgements</text:span></text:p>
      <text:p text:style-name="P94"><text:span text:style-name="T94_1">Adam</text:span><text:span text:style-name="T94_2"><text:s/></text:span><text:span text:style-name="T94_3">Smith</text:span><text:span text:style-name="T94_4"><text:s/>-<text:s/></text:span><text:span text:style-name="T94_5">founder</text:span><text:span text:style-name="T94_6"><text:s/></text:span><text:span text:style-name="T94_7">of</text:span><text:span text:style-name="T94_8"><text:s/></text:span><text:span text:style-name="T94_9">modern</text:span><text:span text:style-name="T94_10"><text:s/></text:span><text:span text:style-name="T94_11">economics</text:span><text:span text:style-name="T94_12">;<text:s/>“</text:span><text:span text:style-name="T94_13">Wealth</text:span><text:span text:style-name="T94_14"><text:s/></text:span><text:span text:style-name="T94_15">of</text:span><text:span text:style-name="T94_16"><text:s/></text:span><text:span text:style-name="T94_17">Nations</text:span><text:span text:style-name="T94_18">”</text:span></text:p>
      <text:p text:style-name="P95"><text:span text:style-name="T95_1">“</text:span><text:span text:style-name="T95_2">It</text:span><text:span text:style-name="T95_3"><text:s/></text:span><text:span text:style-name="T95_4">is</text:span><text:span text:style-name="T95_5"><text:s/></text:span><text:span text:style-name="T95_6">not</text:span><text:span text:style-name="T95_7"><text:s/></text:span><text:span text:style-name="T95_8">from</text:span><text:span text:style-name="T95_9"><text:s/></text:span><text:span text:style-name="T95_10">the</text:span><text:span text:style-name="T95_11"><text:s/></text:span><text:span text:style-name="T95_12">benevolence</text:span><text:span text:style-name="T95_13"><text:s/></text:span><text:span text:style-name="T95_14">of</text:span><text:span text:style-name="T95_15"><text:s/></text:span><text:span text:style-name="T95_16">the</text:span><text:span text:style-name="T95_17"><text:s/></text:span><text:span text:style-name="T95_18">butcher</text:span><text:span text:style-name="T95_19">,<text:s/></text:span><text:span text:style-name="T95_20">the</text:span><text:span text:style-name="T95_21"><text:s/></text:span><text:span text:style-name="T95_22">brewer</text:span><text:span text:style-name="T95_23">,<text:s/></text:span><text:span text:style-name="T95_24">or</text:span><text:span text:style-name="T95_25"><text:s/></text:span><text:span text:style-name="T95_26">the</text:span><text:span text:style-name="T95_27"><text:s/></text:span><text:span text:style-name="T95_28">baker</text:span><text:span text:style-name="T95_29">,<text:s/></text:span><text:span text:style-name="T95_30">that</text:span><text:span text:style-name="T95_31"><text:s/></text:span><text:span text:style-name="T95_32">we</text:span><text:span text:style-name="T95_33"><text:s/></text:span><text:span text:style-name="T95_34">can</text:span><text:span text:style-name="T95_35"><text:s/></text:span><text:span text:style-name="T95_36">expect</text:span><text:span text:style-name="T95_37"><text:s/></text:span><text:span text:style-name="T95_38">our</text:span><text:span text:style-name="T95_39"><text:s/></text:span><text:span text:style-name="T95_40">dinner</text:span><text:span text:style-name="T95_41">,<text:s/></text:span><text:span text:style-name="T95_42">but</text:span><text:span text:style-name="T95_43"><text:s/></text:span><text:span text:style-name="T95_44">from</text:span><text:span text:style-name="T95_45"><text:s/></text:span><text:span text:style-name="T95_46">their</text:span><text:span text:style-name="T95_47"><text:s/></text:span><text:span text:style-name="T95_48">regard</text:span><text:span text:style-name="T95_49"><text:s/></text:span><text:span text:style-name="T95_50">to</text:span><text:span text:style-name="T95_51"><text:s/></text:span><text:span text:style-name="T95_52">their</text:span><text:span text:style-name="T95_53"><text:s/></text:span><text:span text:style-name="T95_54">own</text:span><text:span text:style-name="T95_55"><text:s/></text:span><text:span text:style-name="T95_56">interest</text:span><text:span text:style-name="T95_57">.”</text:span><text:span text:style-name="T95_58"><text:tab/><text:tab/><text:tab/>-</text:span><text:span text:style-name="T95_59">Adam</text:span><text:span text:style-name="T95_60"><text:s/></text:span><text:span text:style-name="T95_61">Smith</text:span></text:p>
      <text:p text:style-name="P96"/>
      <text:p text:style-name="P97"/>
      <text:p text:style-name="P98"/>
      <text:p text:style-name="P99"><text:span text:style-name="T99_1">Economic</text:span><text:span text:style-name="T99_2"><text:s/></text:span><text:span text:style-name="T99_3">Systems</text:span></text:p>
      <text:p text:style-name="P100"/>
      <text:p text:style-name="P101"><text:span text:style-name="T101_1">1.<text:s/></text:span><text:span text:style-name="T101_2">Traditional</text:span><text:span text:style-name="T101_3"><text:s/></text:span><text:span text:style-name="T101_4">Economy</text:span><text:span text:style-name="T101_5"><text:s/>-<text:s/></text:span><text:span text:style-name="T101_6">When</text:span><text:span text:style-name="T101_7"><text:s/></text:span><text:span text:style-name="T101_8">families</text:span><text:span text:style-name="T101_9">,<text:s/></text:span><text:span text:style-name="T101_10">clans</text:span><text:span text:style-name="T101_11">,<text:s/></text:span><text:span text:style-name="T101_12">or</text:span><text:span text:style-name="T101_13"><text:s/></text:span><text:span text:style-name="T101_14">tribes</text:span><text:span text:style-name="T101_15"><text:s/></text:span><text:span text:style-name="T101_16">make</text:span><text:span text:style-name="T101_17"><text:s/></text:span><text:span text:style-name="T101_18">economic</text:span><text:span text:style-name="T101_19"><text:s/></text:span><text:span text:style-name="T101_20">decisions</text:span><text:span text:style-name="T101_21"><text:s/></text:span><text:span text:style-name="T101_22">based</text:span><text:span text:style-name="T101_23"><text:s/></text:span><text:span text:style-name="T101_24">on</text:span><text:span text:style-name="T101_25"><text:s/></text:span><text:span text:style-name="T101_26">customs</text:span><text:span text:style-name="T101_27"><text:s/></text:span><text:span text:style-name="T101_28">and</text:span><text:span text:style-name="T101_29"><text:s/></text:span><text:span text:style-name="T101_30">beliefs</text:span><text:span text:style-name="T101_31"><text:s/></text:span><text:span text:style-name="T101_32">that</text:span><text:span text:style-name="T101_33"><text:s/></text:span><text:span text:style-name="T101_34">have</text:span><text:span text:style-name="T101_35"><text:s/></text:span><text:span text:style-name="T101_36">been</text:span><text:span text:style-name="T101_37"><text:s/></text:span><text:span text:style-name="T101_38">handed</text:span><text:span text:style-name="T101_39"><text:s/></text:span><text:span text:style-name="T101_40">down</text:span><text:span text:style-name="T101_41"><text:s/></text:span><text:span text:style-name="T101_42">from</text:span><text:span text:style-name="T101_43"><text:s/></text:span><text:span text:style-name="T101_44">generation</text:span><text:span text:style-name="T101_45"><text:s/></text:span><text:span text:style-name="T101_46">to</text:span><text:span text:style-name="T101_47"><text:s/></text:span><text:span text:style-name="T101_48">generation</text:span></text:p>
      <text:p text:style-name="P102"><text:span text:style-name="T102_1"><text:tab/></text:span><text:span text:style-name="T102_2">Goal</text:span><text:span text:style-name="T102_3">:<text:s/></text:span><text:span text:style-name="T102_4">Survival</text:span></text:p>
      <text:p text:style-name="P103"><text:span text:style-name="T103_1"><text:tab/>•<text:s/></text:span><text:span text:style-name="T103_2">Good</text:span><text:span text:style-name="T103_3"><text:s/></text:span><text:span text:style-name="T103_4">of</text:span><text:span text:style-name="T103_5"><text:s/></text:span><text:span text:style-name="T103_6">Community</text:span><text:span text:style-name="T103_7"><text:s/></text:span><text:span text:style-name="T103_8">always</text:span><text:span text:style-name="T103_9"><text:s/></text:span><text:span text:style-name="T103_10">outweighs</text:span><text:span text:style-name="T103_11"><text:s/></text:span><text:span text:style-name="T103_12">individual</text:span></text:p>
      <text:p text:style-name="P104"><text:span text:style-name="T104_1"><text:tab/>•<text:s/></text:span><text:span text:style-name="T104_2">Tasks</text:span><text:span text:style-name="T104_3"><text:s/></text:span><text:span text:style-name="T104_4">given</text:span><text:span text:style-name="T104_5"><text:s/></text:span><text:span text:style-name="T104_6">not</text:span><text:span text:style-name="T104_7"><text:s/></text:span><text:span text:style-name="T104_8">necessarily</text:span><text:span text:style-name="T104_9"><text:s/></text:span><text:span text:style-name="T104_10">based</text:span><text:span text:style-name="T104_11"><text:s/></text:span><text:span text:style-name="T104_12">on</text:span><text:span text:style-name="T104_13"><text:s/></text:span><text:span text:style-name="T104_14">skill</text:span></text:p>
      <text:p text:style-name="P105"><text:span text:style-name="T105_1">2.<text:s/></text:span><text:span text:style-name="T105_2">Command</text:span><text:span text:style-name="T105_3"><text:s/></text:span><text:span text:style-name="T105_4">Economy</text:span><text:span text:style-name="T105_5"><text:s/>-<text:s/></text:span><text:span text:style-name="T105_6">Where</text:span><text:span text:style-name="T105_7"><text:s/></text:span><text:span text:style-name="T105_8">the</text:span><text:span text:style-name="T105_9"><text:s/></text:span><text:span text:style-name="T105_10">Government</text:span><text:span text:style-name="T105_11"><text:s/></text:span><text:span text:style-name="T105_12">decides</text:span><text:span text:style-name="T105_13"><text:s/></text:span><text:span text:style-name="T105_14">what</text:span><text:span text:style-name="T105_15"><text:s/></text:span><text:span text:style-name="T105_16">will</text:span><text:span text:style-name="T105_17"><text:s/></text:span><text:span text:style-name="T105_18">be</text:span><text:span text:style-name="T105_19"><text:s/></text:span><text:span text:style-name="T105_20">produced</text:span><text:span text:style-name="T105_21">,<text:s/></text:span><text:span text:style-name="T105_22">how</text:span><text:span text:style-name="T105_23"><text:s/></text:span><text:span text:style-name="T105_24">it</text:span><text:span text:style-name="T105_25"><text:s/></text:span><text:span text:style-name="T105_26">will</text:span><text:span text:style-name="T105_27"><text:s/></text:span><text:span text:style-name="T105_28">be</text:span><text:span text:style-name="T105_29"><text:s/></text:span><text:span text:style-name="T105_30">produced</text:span><text:span text:style-name="T105_31">,<text:s/></text:span><text:span text:style-name="T105_32">and</text:span><text:span text:style-name="T105_33"><text:s/></text:span><text:span text:style-name="T105_34">how</text:span><text:span text:style-name="T105_35"><text:s/></text:span><text:span text:style-name="T105_36">it</text:span><text:span text:style-name="T105_37"><text:s/></text:span><text:span text:style-name="T105_38">will</text:span><text:span text:style-name="T105_39"><text:s/></text:span><text:span text:style-name="T105_40">be</text:span><text:span text:style-name="T105_41"><text:s/></text:span><text:span text:style-name="T105_42">distributed</text:span></text:p>
      <text:p text:style-name="P106"><text:span text:style-name="T106_1"><text:tab/>•<text:s/></text:span><text:span text:style-name="T106_2">The</text:span><text:span text:style-name="T106_3"><text:s/></text:span><text:span text:style-name="T106_4">allocation</text:span><text:span text:style-name="T106_5"><text:s/></text:span><text:span text:style-name="T106_6">of</text:span><text:span text:style-name="T106_7"><text:s/></text:span><text:span text:style-name="T106_8">the</text:span><text:span text:style-name="T106_9"><text:s/></text:span><text:span text:style-name="T106_10">Country</text:span><text:span text:style-name="T106_11">’</text:span><text:span text:style-name="T106_12">s</text:span><text:span text:style-name="T106_13"><text:s/></text:span><text:span text:style-name="T106_14">resources</text:span><text:span text:style-name="T106_15"><text:s/></text:span><text:span text:style-name="T106_16">is</text:span><text:span text:style-name="T106_17"><text:s/></text:span><text:span text:style-name="T106_18">decided</text:span><text:span text:style-name="T106_19"><text:s/></text:span><text:span text:style-name="T106_20">by</text:span><text:span text:style-name="T106_21"><text:s/></text:span><text:span text:style-name="T106_22">Government</text:span><text:span text:style-name="T106_23"><text:s/></text:span><text:span text:style-name="T106_24">officials</text:span></text:p>
      <text:p text:style-name="P107"><text:span text:style-name="T107_1">3.<text:s/></text:span><text:span text:style-name="T107_2">Market</text:span><text:span text:style-name="T107_3"><text:s/></text:span><text:span text:style-name="T107_4">Economy</text:span><text:span text:style-name="T107_5"><text:s/>-<text:s/></text:span><text:span text:style-name="T107_6">Based</text:span><text:span text:style-name="T107_7"><text:s/></text:span><text:span text:style-name="T107_8">on</text:span><text:span text:style-name="T107_9"><text:s/></text:span><text:span text:style-name="T107_10">individual</text:span><text:span text:style-name="T107_11"><text:s/></text:span><text:span text:style-name="T107_12">choice</text:span><text:span text:style-name="T107_13">;<text:s/></text:span><text:span text:style-name="T107_14">consumers</text:span><text:span text:style-name="T107_15"><text:s/></text:span><text:span text:style-name="T107_16">and</text:span><text:span text:style-name="T107_17"><text:s/></text:span><text:span text:style-name="T107_18">producers</text:span><text:span text:style-name="T107_19"><text:s/></text:span><text:span text:style-name="T107_20">drive</text:span><text:span text:style-name="T107_21"><text:s/></text:span><text:span text:style-name="T107_22">the</text:span><text:span text:style-name="T107_23"><text:s/></text:span><text:span text:style-name="T107_24">economy</text:span></text:p>
      <text:p text:style-name="P108"><text:span text:style-name="T108_1"><text:tab/></text:span><text:span text:style-name="T108_2">Consumers</text:span><text:span text:style-name="T108_3"><text:s/></text:span><text:span text:style-name="T108_4">can</text:span><text:span text:style-name="T108_5">:</text:span></text:p>
      <text:p text:style-name="P109"><text:span text:style-name="T109_1">1.<text:s/></text:span><text:span text:style-name="T109_2">Spend</text:span><text:span text:style-name="T109_3"><text:s/>$<text:s/></text:span><text:span text:style-name="T109_4">as</text:span><text:span text:style-name="T109_5"><text:s/></text:span><text:span text:style-name="T109_6">they</text:span><text:span text:style-name="T109_7"><text:s/></text:span><text:span text:style-name="T109_8">wish</text:span></text:p>
      <text:p text:style-name="P110"><text:span text:style-name="T110_1">2.<text:s/></text:span><text:span text:style-name="T110_2">enter</text:span><text:span text:style-name="T110_3"><text:s/></text:span><text:span text:style-name="T110_4">into</text:span><text:span text:style-name="T110_5"><text:s/></text:span><text:span text:style-name="T110_6">business</text:span></text:p>
      <text:p text:style-name="P111"><text:span text:style-name="T111_1">3.<text:s/></text:span><text:span text:style-name="T111_2">sell</text:span><text:span text:style-name="T111_3"><text:s/></text:span><text:span text:style-name="T111_4">labor</text:span><text:span text:style-name="T111_5"><text:s/></text:span><text:span text:style-name="T111_6">to</text:span><text:span text:style-name="T111_7"><text:s/></text:span><text:span text:style-name="T111_8">whomever</text:span></text:p>
      <text:p text:style-name="P112"><text:span text:style-name="T112_1">Producers</text:span><text:span text:style-name="T112_2">:</text:span></text:p>
      <text:p text:style-name="P113"><text:span text:style-name="T113_1">1.<text:s/></text:span><text:span text:style-name="T113_2">Decide</text:span><text:span text:style-name="T113_3"><text:s/></text:span><text:span text:style-name="T113_4">what</text:span><text:span text:style-name="T113_5"><text:s/></text:span><text:span text:style-name="T113_6">goods</text:span><text:span text:style-name="T113_7">/</text:span><text:span text:style-name="T113_8">services</text:span><text:span text:style-name="T113_9"><text:s/></text:span><text:span text:style-name="T113_10">to</text:span><text:span text:style-name="T113_11"><text:s/></text:span><text:span text:style-name="T113_12">sell</text:span><text:span text:style-name="T113_13">/</text:span><text:span text:style-name="T113_14">provide</text:span></text:p>
      <text:p text:style-name="P114"><text:span text:style-name="T114_1">2.<text:s/></text:span><text:span text:style-name="T114_2">limited</text:span><text:span text:style-name="T114_3"><text:s/></text:span><text:span text:style-name="T114_4">resources</text:span><text:span text:style-name="T114_5"><text:s/></text:span><text:span text:style-name="T114_6">vs</text:span><text:span text:style-name="T114_7">.<text:s/></text:span><text:span text:style-name="T114_8">max</text:span><text:span text:style-name="T114_9"><text:s/>$<text:s/></text:span><text:span text:style-name="T114_10">vs</text:span><text:span text:style-name="T114_11">.<text:s/></text:span><text:span text:style-name="T114_12">skills</text:span></text:p>
      <text:p text:style-name="P115"><text:span text:style-name="T115_1">•<text:s/></text:span><text:span text:style-name="T115_2">economic</text:span><text:span text:style-name="T115_3"><text:s/></text:span><text:span text:style-name="T115_4">decisions</text:span><text:span text:style-name="T115_5"><text:s/></text:span><text:span text:style-name="T115_6">are</text:span><text:span text:style-name="T115_7"><text:s/></text:span><text:span text:style-name="T115_8">made</text:span><text:span text:style-name="T115_9"><text:s/></text:span><text:span text:style-name="T115_10">with</text:span><text:span text:style-name="T115_11"><text:s/></text:span><text:span text:style-name="T115_12">self</text:span><text:span text:style-name="T115_13">-</text:span><text:span text:style-name="T115_14">interest</text:span><text:span text:style-name="T115_15"><text:s/></text:span><text:span text:style-name="T115_16">or</text:span><text:span text:style-name="T115_17"><text:s/></text:span><text:span text:style-name="T115_18">it</text:span><text:span text:style-name="T115_19">’</text:span><text:span text:style-name="T115_20">s</text:span><text:span text:style-name="T115_21"><text:s/></text:span><text:span text:style-name="T115_22">illusion</text:span></text:p>
      <text:p text:style-name="P116"><text:span text:style-name="T116_1">•<text:s/></text:span><text:span text:style-name="T116_2">economic</text:span><text:span text:style-name="T116_3"><text:s/></text:span><text:span text:style-name="T116_4">activity</text:span><text:span text:style-name="T116_5"><text:s/></text:span><text:span text:style-name="T116_6">is</text:span><text:span text:style-name="T116_7"><text:s/></text:span><text:span text:style-name="T116_8">regulated</text:span><text:span text:style-name="T116_9"><text:s/></text:span><text:span text:style-name="T116_10">and</text:span><text:span text:style-name="T116_11"><text:s/></text:span><text:span text:style-name="T116_12">promoted</text:span><text:span text:style-name="T116_13"><text:s/></text:span><text:span text:style-name="T116_14">by</text:span><text:span text:style-name="T116_15"><text:s/>“</text:span><text:span text:style-name="T116_16">invisible</text:span><text:span text:style-name="T116_17"><text:s/></text:span><text:span text:style-name="T116_18">hand</text:span><text:span text:style-name="T116_19">”</text:span></text:p>
      <text:p text:style-name="P117"/>
      <text:p text:style-name="P118"/>
      <text:p text:style-name="P119"/>
      <text:p text:style-name="P120"><text:span text:style-name="T120_1">Karl</text:span><text:span text:style-name="T120_2"><text:s/></text:span><text:span text:style-name="T120_3">Marx</text:span></text:p>
      <text:p text:style-name="P121"><text:span text:style-name="T121_1"><text:tab/>•<text:s/>19</text:span><text:span text:style-name="T121_2">th</text:span><text:span text:style-name="T121_3"><text:s/></text:span><text:span text:style-name="T121_4">century</text:span><text:span text:style-name="T121_5"><text:s/></text:span><text:span text:style-name="T121_6">philosopher</text:span><text:span text:style-name="T121_7">,<text:s/></text:span><text:span text:style-name="T121_8">historian</text:span><text:span text:style-name="T121_9">,<text:s/></text:span><text:span text:style-name="T121_10">economist</text:span></text:p>
      <text:p text:style-name="P122"><text:span text:style-name="T122_1"><text:tab/>•<text:s/></text:span><text:span text:style-name="T122_2">Wrote</text:span><text:span text:style-name="T122_3"><text:s/>“</text:span><text:span text:style-name="T122_4">Communist</text:span><text:span text:style-name="T122_5"><text:s/></text:span><text:span text:style-name="T122_6">Manifesto</text:span><text:span text:style-name="T122_7">”<text:s/></text:span><text:span text:style-name="T122_8">and</text:span><text:span text:style-name="T122_9"><text:s/>“</text:span><text:span text:style-name="T122_10">Das</text:span><text:span text:style-name="T122_11"><text:s/></text:span><text:span text:style-name="T122_12">Kapital</text:span><text:span text:style-name="T122_13">”</text:span></text:p>
      <text:p text:style-name="P123"><text:span text:style-name="T123_1"><text:tab/>•<text:s/></text:span><text:span text:style-name="T123_2">struggle</text:span><text:span text:style-name="T123_3"><text:s/></text:span><text:span text:style-name="T123_4">between</text:span><text:span text:style-name="T123_5"><text:s/></text:span><text:span text:style-name="T123_6">classes</text:span><text:span text:style-name="T123_7"><text:s/>(</text:span><text:span text:style-name="T123_8">owners</text:span><text:span text:style-name="T123_9"><text:s/></text:span><text:span text:style-name="T123_10">vs</text:span><text:span text:style-name="T123_11">.<text:s/></text:span><text:span text:style-name="T123_12">workers</text:span><text:span text:style-name="T123_13">)</text:span></text:p>
      <text:p text:style-name="P124"><text:span text:style-name="T124_1">•<text:s/></text:span><text:span text:style-name="T124_2">overthrow</text:span><text:span text:style-name="T124_3"><text:s/>-<text:s/></text:span><text:span text:style-name="T124_4">everyone</text:span><text:span text:style-name="T124_5"><text:s/></text:span><text:span text:style-name="T124_6">would</text:span><text:span text:style-name="T124_7"><text:s/></text:span><text:span text:style-name="T124_8">then</text:span><text:span text:style-name="T124_9"><text:s/></text:span><text:span text:style-name="T124_10">share</text:span><text:span text:style-name="T124_11"><text:s/></text:span><text:span text:style-name="T124_12">the</text:span><text:span text:style-name="T124_13"><text:s/></text:span><text:span text:style-name="T124_14">wealth</text:span></text:p>
      <text:p text:style-name="P125"/>
      <text:p text:style-name="P126"><text:span text:style-name="T126_1">Socialism</text:span></text:p>
      <text:p text:style-name="P127"><text:span text:style-name="T127_1">•<text:s/></text:span><text:span text:style-name="T127_2">gov</text:span><text:span text:style-name="T127_3"><text:s/></text:span><text:span text:style-name="T127_4">owns</text:span><text:span text:style-name="T127_5"><text:s/></text:span><text:span text:style-name="T127_6">basic</text:span><text:span text:style-name="T127_7"><text:s/></text:span><text:span text:style-name="T127_8">resources</text:span></text:p>
      <text:p text:style-name="P128"><text:span text:style-name="T128_1">•<text:s/></text:span><text:span text:style-name="T128_2">everything</text:span><text:span text:style-name="T128_3"><text:s/></text:span><text:span text:style-name="T128_4">else</text:span><text:span text:style-name="T128_5"><text:s/></text:span><text:span text:style-name="T128_6">privately</text:span><text:span text:style-name="T128_7"><text:s/></text:span><text:span text:style-name="T128_8">owned</text:span></text:p>
      <text:p text:style-name="P129"><text:span text:style-name="T129_1">•<text:s/></text:span><text:span text:style-name="T129_2">gov</text:span><text:span text:style-name="T129_3"><text:s/></text:span><text:span text:style-name="T129_4">makes</text:span><text:span text:style-name="T129_5"><text:s/></text:span><text:span text:style-name="T129_6">decisions</text:span><text:span text:style-name="T129_7"><text:s/></text:span><text:span text:style-name="T129_8">over</text:span><text:span text:style-name="T129_9"><text:s/></text:span><text:span text:style-name="T129_10">basic</text:span><text:span text:style-name="T129_11"><text:s/></text:span><text:span text:style-name="T129_12">resources</text:span></text:p>
      <text:p text:style-name="P130"><text:span text:style-name="T130_1">•<text:s/></text:span><text:span text:style-name="T130_2">everyone</text:span><text:span text:style-name="T130_3"><text:s/></text:span><text:span text:style-name="T130_4">else</text:span><text:span text:style-name="T130_5"><text:s/></text:span><text:span text:style-name="T130_6">decides</text:span><text:span text:style-name="T130_7"><text:s/></text:span><text:span text:style-name="T130_8">private</text:span><text:span text:style-name="T130_9"><text:s/></text:span><text:span text:style-name="T130_10">resources</text:span></text:p>
      <text:p text:style-name="P131"/>
      <text:p text:style-name="P132"><text:span text:style-name="T132_1">Communism</text:span></text:p>
      <text:p text:style-name="P133"><text:span text:style-name="T133_1"><text:tab/>•<text:s/></text:span><text:span text:style-name="T133_2">gov</text:span><text:span text:style-name="T133_3"><text:s/></text:span><text:span text:style-name="T133_4">owns</text:span><text:span text:style-name="T133_5"><text:s/></text:span><text:span text:style-name="T133_6">all</text:span></text:p>
      <text:p text:style-name="P134"><text:span text:style-name="T134_1">•<text:s/></text:span><text:span text:style-name="T134_2">gov</text:span><text:span text:style-name="T134_3"><text:s/></text:span><text:span text:style-name="T134_4">makes</text:span><text:span text:style-name="T134_5"><text:s/></text:span><text:span text:style-name="T134_6">all</text:span><text:span text:style-name="T134_7"><text:s/></text:span><text:span text:style-name="T134_8">decisions</text:span></text:p>
      <text:p text:style-name="P135"><text:span text:style-name="T135_1">•<text:s/></text:span><text:span text:style-name="T135_2">gov</text:span><text:span text:style-name="T135_3"><text:s/></text:span><text:span text:style-name="T135_4">allocates</text:span><text:span text:style-name="T135_5"><text:s/></text:span><text:span text:style-name="T135_6">everything</text:span></text:p>
      <text:p text:style-name="P136"/>
      <text:p text:style-name="P137"><text:span text:style-name="T137_1">Market</text:span></text:p>
      <text:p text:style-name="P138"><text:span text:style-name="T138_1"><text:tab/>•<text:s/></text:span><text:span text:style-name="T138_2">resources</text:span><text:span text:style-name="T138_3"><text:s/></text:span><text:span text:style-name="T138_4">privately</text:span><text:span text:style-name="T138_5"><text:s/></text:span><text:span text:style-name="T138_6">owned</text:span></text:p>
      <text:p text:style-name="P139"><text:span text:style-name="T139_1">•<text:s/></text:span><text:span text:style-name="T139_2">market</text:span><text:span text:style-name="T139_3"><text:s/></text:span><text:span text:style-name="T139_4">allocates</text:span></text:p>
      <text:p text:style-name="P140"><text:span text:style-name="T140_1">•<text:s/></text:span><text:span text:style-name="T140_2">gov</text:span><text:span text:style-name="T140_3"><text:s/></text:span><text:span text:style-name="T140_4">limited</text:span><text:span text:style-name="T140_5"><text:s/></text:span><text:span text:style-name="T140_6">rule</text:span><text:span text:style-name="T140_7"><text:s/></text:span></text:p>
      <text:p text:style-name="P141"/>
      <text:p text:style-name="P142"><text:span text:style-name="T142_1">Authoritarian</text:span></text:p>
      <text:p text:style-name="P143"><text:span text:style-name="T143_1"><text:tab/></text:span></text:p>
      <text:p text:style-name="P144"/>
      <text:p text:style-name="P145"><text:span text:style-name="T145_1">Control</text:span><text:span text:style-name="T145_2"><text:s/></text:span><text:span text:style-name="T145_3">Economy</text:span></text:p>
      <text:p text:style-name="P146"><text:span text:style-name="T146_1"><text:tab/></text:span></text:p>
      <text:p text:style-name="P147"><text:span text:style-name="T147_1">Allocation</text:span><text:span text:style-name="T147_2">:<text:s/></text:span><text:span text:style-name="T147_3">Rationing</text:span><text:span text:style-name="T147_4">,<text:s/></text:span><text:span text:style-name="T147_5">Market</text:span></text:p>
      <text:p text:style-name="P148"/>
      <text:p text:style-name="P149"><text:span text:style-name="T149_1">Administration</text:span><text:span text:style-name="T149_2">:<text:s/></text:span><text:span text:style-name="T149_3">Bureaucracy</text:span><text:span text:style-name="T149_4">,<text:s/></text:span><text:span text:style-name="T149_5">Feudalism</text:span><text:span text:style-name="T149_6">,<text:s/></text:span></text:p>
      <text:p text:style-name="P150"/>
      <text:p text:style-name="P151"><text:span text:style-name="T151_1">Enforcement</text:span><text:span text:style-name="T151_2">:</text:span></text:p>
      <text:p text:style-name="P152"/>
      <text:p text:style-name="P153"><text:span text:style-name="T153_1">Regulation</text:span><text:span text:style-name="T153_2">:</text:span></text:p>
      <text:p text:style-name="P154"/>
      <text:p text:style-name="P155"><text:span text:style-name="T155_1">Appointment</text:span><text:span text:style-name="T155_2">:<text:s/></text:span><text:span text:style-name="T155_3">Democracy</text:span><text:span text:style-name="T155_4">,<text:s/></text:span><text:span text:style-name="T155_5">Republic</text:span><text:span text:style-name="T155_6">,<text:s/></text:span><text:span text:style-name="T155_7">Dynasty</text:span><text:span text:style-name="T155_8">,<text:s/></text:span><text:span text:style-name="T155_9">Coup</text:span><text:span text:style-name="T155_10"><text:s/></text:span><text:span text:style-name="T155_11">d</text:span><text:span text:style-name="T155_12">’</text:span><text:span text:style-name="T155_13">etat</text:span><text:span text:style-name="T155_14">,<text:s/></text:span><text:span text:style-name="T155_15">Contest</text:span><text:span text:style-name="T155_16">,<text:s/></text:span><text:span text:style-name="T155_17">Oligarchy</text:span></text:p>
      <text:p text:style-name="P156"/>
      <text:p text:style-name="P157"><text:span text:style-name="T157_1">Level</text:span><text:span text:style-name="T157_2"><text:s/></text:span><text:span text:style-name="T157_3">of</text:span><text:span text:style-name="T157_4"><text:s/></text:span><text:span text:style-name="T157_5">Corruption</text:span><text:span text:style-name="T157_6">:<text:s/></text:span></text:p>
      <text:p text:style-name="P158"/>
      <text:p text:style-name="P159"><text:span text:style-name="T159_1">Transparency</text:span><text:span text:style-name="T159_2">/</text:span><text:span text:style-name="T159_3">Truthiness</text:span><text:span text:style-name="T159_4">:</text:span></text:p>
      <text:p text:style-name="P160"/>
      <text:p text:style-name="P161"><text:span text:style-name="T161_1">Pacification</text:span><text:span text:style-name="T161_2">:</text:span></text:p>
      <text:p text:style-name="P162"/>
      <text:p text:style-name="P163"><text:span text:style-name="T163_1">Protection</text:span><text:span text:style-name="T163_2">/</text:span><text:span text:style-name="T163_3">Defense</text:span><text:span text:style-name="T163_4">:</text:span></text:p>
      <text:p text:style-name="P164"/>
      <text:p text:style-name="P165"/>
      <text:p text:style-name="P166"><text:span text:style-name="T166_1">Market</text:span><text:span text:style-name="T166_2"><text:s/></text:span><text:span text:style-name="T166_3">Economics</text:span><text:span text:style-name="T166_4">:<text:s/></text:span><text:span text:style-name="T166_5">Fundamentals</text:span></text:p>
      <text:p text:style-name="P167"><text:span text:style-name="T167_1"><text:tab/>•<text:s/></text:span><text:span text:style-name="T167_2">property</text:span><text:span text:style-name="T167_3"><text:s/>-<text:s/></text:span><text:span text:style-name="T167_4">everything</text:span><text:span text:style-name="T167_5"><text:s/></text:span><text:span text:style-name="T167_6">that</text:span><text:span text:style-name="T167_7"><text:s/></text:span><text:span text:style-name="T167_8">an</text:span><text:span text:style-name="T167_9"><text:s/></text:span><text:span text:style-name="T167_10">individual</text:span><text:span text:style-name="T167_11"><text:s/></text:span><text:span text:style-name="T167_12">or</text:span><text:span text:style-name="T167_13"><text:s/></text:span><text:span text:style-name="T167_14">group</text:span><text:span text:style-name="T167_15"><text:s/></text:span><text:span text:style-name="T167_16">owns</text:span></text:p>
      <text:p text:style-name="P168"><text:span text:style-name="T168_1">•<text:s/></text:span><text:span text:style-name="T168_2">market</text:span><text:span text:style-name="T168_3"><text:s/>-<text:s/></text:span><text:span text:style-name="T168_4">ANY</text:span><text:span text:style-name="T168_5"><text:s/></text:span><text:span text:style-name="T168_6">place</text:span><text:span text:style-name="T168_7"><text:s/></text:span><text:span text:style-name="T168_8">where</text:span><text:span text:style-name="T168_9"><text:s/></text:span><text:span text:style-name="T168_10">people</text:span><text:span text:style-name="T168_11"><text:s/></text:span><text:span text:style-name="T168_12">buy</text:span><text:span text:style-name="T168_13"><text:s/></text:span><text:span text:style-name="T168_14">goods</text:span><text:span text:style-name="T168_15">/</text:span><text:span text:style-name="T168_16">services</text:span></text:p>
      <text:p text:style-name="P169"><text:span text:style-name="T169_1">5<text:s/></text:span><text:span text:style-name="T169_2">features</text:span><text:span text:style-name="T169_3">:</text:span></text:p>
      <text:p text:style-name="P170"><text:span text:style-name="T170_1">1.<text:s/></text:span><text:span text:style-name="T170_2">private</text:span><text:span text:style-name="T170_3"><text:s/></text:span><text:span text:style-name="T170_4">property</text:span><text:span text:style-name="T170_5"><text:s/>&amp;<text:s/></text:span><text:span text:style-name="T170_6">markets</text:span></text:p>
      <text:p text:style-name="P171"><text:span text:style-name="T171_1">•<text:s/></text:span><text:span text:style-name="T171_2">private</text:span><text:span text:style-name="T171_3"><text:s/></text:span><text:span text:style-name="T171_4">property</text:span><text:span text:style-name="T171_5"><text:s/></text:span><text:span text:style-name="T171_6">rights</text:span><text:span text:style-name="T171_7"><text:s/>-<text:s/></text:span><text:span text:style-name="T171_8">rights</text:span><text:span text:style-name="T171_9"><text:s/></text:span><text:span text:style-name="T171_10">of</text:span><text:span text:style-name="T171_11"><text:s/></text:span><text:span text:style-name="T171_12">individuals</text:span><text:span text:style-name="T171_13"><text:s/>&amp;<text:s/></text:span><text:span text:style-name="T171_14">groups</text:span><text:span text:style-name="T171_15"><text:s/></text:span><text:span text:style-name="T171_16">to</text:span><text:span text:style-name="T171_17"><text:s/></text:span><text:span text:style-name="T171_18">own</text:span><text:span text:style-name="T171_19"><text:s/></text:span><text:span text:style-name="T171_20">property</text:span></text:p>
      <text:p text:style-name="P172"><text:span text:style-name="T172_1">•<text:s/></text:span><text:span text:style-name="T172_2">clear</text:span><text:span text:style-name="T172_3"><text:s/></text:span><text:span text:style-name="T172_4">ownership</text:span><text:span text:style-name="T172_5"><text:s/></text:span><text:span text:style-name="T172_6">is</text:span><text:span text:style-name="T172_7"><text:s/></text:span><text:span text:style-name="T172_8">vital</text:span><text:span text:style-name="T172_9"><text:s/></text:span><text:span text:style-name="T172_10">to</text:span><text:span text:style-name="T172_11"><text:s/></text:span><text:span text:style-name="T172_12">sale</text:span><text:span text:style-name="T172_13">/</text:span><text:span text:style-name="T172_14">exchange</text:span></text:p>
      <text:p text:style-name="P173"><text:span text:style-name="T173_1"><text:tab/></text:span><text:span text:style-name="T173_2">producers</text:span><text:span text:style-name="T173_3"><text:s/>=<text:s/></text:span><text:span text:style-name="T173_4">motivation</text:span></text:p>
      <text:p text:style-name="P174"><text:span text:style-name="T174_1"><text:tab/></text:span><text:span text:style-name="T174_2">consumers</text:span><text:span text:style-name="T174_3"><text:s/>=<text:s/></text:span><text:span text:style-name="T174_4">trust</text:span></text:p>
      <text:p text:style-name="P175"><text:span text:style-name="T175_1">2.<text:s/></text:span><text:span text:style-name="T175_2">Limited</text:span><text:span text:style-name="T175_3"><text:s/></text:span><text:span text:style-name="T175_4">Government</text:span><text:span text:style-name="T175_5"><text:s/></text:span><text:span text:style-name="T175_6">involvement</text:span></text:p>
      <text:p text:style-name="P176"><text:span text:style-name="T176_1">“</text:span><text:span text:style-name="T176_2">laissez</text:span><text:span text:style-name="T176_3">-</text:span><text:span text:style-name="T176_4">faire</text:span><text:span text:style-name="T176_5">”<text:s/>-<text:s/></text:span><text:span text:style-name="T176_6">leave</text:span><text:span text:style-name="T176_7"><text:s/></text:span><text:span text:style-name="T176_8">alone</text:span><text:span text:style-name="T176_9">;<text:s/></text:span><text:span text:style-name="T176_10">principle</text:span><text:span text:style-name="T176_11"><text:s/></text:span><text:span text:style-name="T176_12">that</text:span><text:span text:style-name="T176_13"><text:s/></text:span><text:span text:style-name="T176_14">the</text:span><text:span text:style-name="T176_15"><text:s/></text:span><text:span text:style-name="T176_16">gov</text:span><text:span text:style-name="T176_17">.<text:s/></text:span><text:span text:style-name="T176_18">should</text:span><text:span text:style-name="T176_19"><text:s/></text:span><text:span text:style-name="T176_20">not</text:span><text:span text:style-name="T176_21"><text:s/></text:span><text:span text:style-name="T176_22">interfere</text:span><text:span text:style-name="T176_23"><text:s/></text:span><text:span text:style-name="T176_24">in</text:span><text:span text:style-name="T176_25"><text:s/></text:span><text:span text:style-name="T176_26">the</text:span><text:span text:style-name="T176_27"><text:s/></text:span><text:span text:style-name="T176_28">Marketplace</text:span></text:p>
      <text:p text:style-name="P177"><text:span text:style-name="T177_1">capitalism</text:span><text:span text:style-name="T177_2"><text:s/>-<text:s/></text:span><text:span text:style-name="T177_3">economic</text:span><text:span text:style-name="T177_4"><text:s/></text:span><text:span text:style-name="T177_5">system</text:span><text:span text:style-name="T177_6"><text:s/></text:span><text:span text:style-name="T177_7">based</text:span><text:span text:style-name="T177_8"><text:s/></text:span><text:span text:style-name="T177_9">on</text:span><text:span text:style-name="T177_10"><text:s/></text:span><text:span text:style-name="T177_11">private</text:span><text:span text:style-name="T177_12"><text:s/></text:span><text:span text:style-name="T177_13">ownership</text:span><text:span text:style-name="T177_14"><text:s/></text:span><text:span text:style-name="T177_15">of</text:span><text:span text:style-name="T177_16"><text:s/></text:span><text:span text:style-name="T177_17">the</text:span><text:span text:style-name="T177_18"><text:s/></text:span><text:span text:style-name="T177_19">factors</text:span><text:span text:style-name="T177_20"><text:s/></text:span><text:span text:style-name="T177_21">of</text:span><text:span text:style-name="T177_22"><text:s/></text:span><text:span text:style-name="T177_23">production</text:span></text:p>
      <text:p text:style-name="P178"><text:span text:style-name="T178_1">3.<text:s/></text:span><text:span text:style-name="T178_2">Voluntary</text:span><text:span text:style-name="T178_3"><text:s/></text:span><text:span text:style-name="T178_4">Exchange</text:span><text:span text:style-name="T178_5"><text:s/></text:span><text:span text:style-name="T178_6">in</text:span><text:span text:style-name="T178_7"><text:s/></text:span><text:span text:style-name="T178_8">Markets</text:span></text:p>
      <text:p text:style-name="P179"><text:span text:style-name="T179_1"><text:tab/></text:span><text:span text:style-name="T179_2">both</text:span><text:span text:style-name="T179_3"><text:s/></text:span><text:span text:style-name="T179_4">sides</text:span><text:span text:style-name="T179_5"><text:s/></text:span><text:span text:style-name="T179_6">must</text:span><text:span text:style-name="T179_7"><text:s/></text:span><text:span text:style-name="T179_8">believe</text:span><text:span text:style-name="T179_9"><text:s/></text:span><text:span text:style-name="T179_10">they</text:span><text:span text:style-name="T179_11"><text:s/></text:span><text:span text:style-name="T179_12">are</text:span><text:span text:style-name="T179_13"><text:s/></text:span><text:span text:style-name="T179_14">gaining</text:span><text:span text:style-name="T179_15"><text:s/></text:span><text:span text:style-name="T179_16">by</text:span><text:span text:style-name="T179_17"><text:s/></text:span><text:span text:style-name="T179_18">trading</text:span></text:p>
      <text:p text:style-name="P180"><text:span text:style-name="T180_1">4.<text:s/></text:span><text:span text:style-name="T180_2">Competition</text:span><text:span text:style-name="T180_3"><text:s/>&amp;<text:s/></text:span><text:span text:style-name="T180_4">Consumer</text:span><text:span text:style-name="T180_5"><text:s/></text:span><text:span text:style-name="T180_6">Sovereignty</text:span></text:p>
      <text:p text:style-name="P181"><text:span text:style-name="T181_1"><text:tab/></text:span><text:span text:style-name="T181_2">Competition</text:span><text:span text:style-name="T181_3"><text:s/>-<text:s/></text:span><text:span text:style-name="T181_4">effort</text:span><text:span text:style-name="T181_5"><text:s/></text:span><text:span text:style-name="T181_6">of</text:span><text:span text:style-name="T181_7"><text:s/>2<text:s/></text:span><text:span text:style-name="T181_8">or</text:span><text:span text:style-name="T181_9"><text:s/></text:span><text:span text:style-name="T181_10">more</text:span><text:span text:style-name="T181_11"><text:s/></text:span><text:span text:style-name="T181_12">people</text:span><text:span text:style-name="T181_13">,<text:s/></text:span><text:span text:style-name="T181_14">acting</text:span><text:span text:style-name="T181_15"><text:s/></text:span><text:span text:style-name="T181_16">independently</text:span><text:span text:style-name="T181_17">,<text:s/></text:span><text:span text:style-name="T181_18">to</text:span><text:span text:style-name="T181_19"><text:s/></text:span><text:span text:style-name="T181_20">get</text:span><text:span text:style-name="T181_21"><text:s/></text:span><text:span text:style-name="T181_22">the</text:span><text:span text:style-name="T181_23"><text:s/></text:span><text:span text:style-name="T181_24">business</text:span><text:span text:style-name="T181_25"><text:s/></text:span><text:span text:style-name="T181_26">of</text:span><text:span text:style-name="T181_27"><text:s/></text:span><text:span text:style-name="T181_28">others</text:span><text:span text:style-name="T181_29"><text:s/></text:span><text:span text:style-name="T181_30">by</text:span><text:span text:style-name="T181_31"><text:s/></text:span><text:span text:style-name="T181_32">offering</text:span><text:span text:style-name="T181_33"><text:s/></text:span><text:span text:style-name="T181_34">the</text:span><text:span text:style-name="T181_35"><text:s/></text:span><text:span text:style-name="T181_36">best</text:span><text:span text:style-name="T181_37"><text:s/></text:span><text:span text:style-name="T181_38">deal</text:span><text:span text:style-name="T181_39"><text:s/>&amp;<text:s/></text:span><text:span text:style-name="T181_40">value</text:span><text:span text:style-name="T181_41">/</text:span><text:span text:style-name="T181_42">utility</text:span></text:p>
      <text:p text:style-name="P182"><text:span text:style-name="T182_1"><text:tab/></text:span><text:span text:style-name="T182_2">Consumer</text:span><text:span text:style-name="T182_3"><text:s/></text:span><text:span text:style-name="T182_4">Sovereignty</text:span><text:span text:style-name="T182_5"><text:s/>-<text:s/></text:span><text:span text:style-name="T182_6">idea</text:span><text:span text:style-name="T182_7"><text:s/></text:span><text:span text:style-name="T182_8">that</text:span><text:span text:style-name="T182_9"><text:s/></text:span><text:span text:style-name="T182_10">because</text:span><text:span text:style-name="T182_11"><text:s/></text:span><text:span text:style-name="T182_12">consumers</text:span><text:span text:style-name="T182_13"><text:s/></text:span><text:span text:style-name="T182_14">are</text:span><text:span text:style-name="T182_15"><text:s/></text:span><text:span text:style-name="T182_16">free</text:span><text:span text:style-name="T182_17"><text:s/></text:span><text:span text:style-name="T182_18">to</text:span><text:span text:style-name="T182_19"><text:s/></text:span><text:span text:style-name="T182_20">purchase</text:span><text:span text:style-name="T182_21">/</text:span><text:span text:style-name="T182_22">refuse</text:span><text:span text:style-name="T182_23">,<text:s/></text:span><text:span text:style-name="T182_24">they</text:span><text:span text:style-name="T182_25"><text:s/></text:span><text:span text:style-name="T182_26">have</text:span><text:span text:style-name="T182_27"><text:s/></text:span><text:span text:style-name="T182_28">control</text:span><text:span text:style-name="T182_29"><text:s/>&amp;<text:s/></text:span><text:span text:style-name="T182_30">absolute</text:span><text:span text:style-name="T182_31"><text:s/></text:span><text:span text:style-name="T182_32">power</text:span></text:p>
      <text:p text:style-name="P183"><text:span text:style-name="T183_1">5.<text:s/></text:span><text:span text:style-name="T183_2">Specialization</text:span><text:span text:style-name="T183_3"><text:s/>&amp;<text:s/></text:span><text:span text:style-name="T183_4">Markets</text:span></text:p>
      <text:p text:style-name="P184"><text:span text:style-name="T184_1"><text:tab/></text:span><text:span text:style-name="T184_2">Specialization</text:span><text:span text:style-name="T184_3"><text:s/>-<text:s text:c="2"/></text:span><text:span text:style-name="T184_4">situation</text:span><text:span text:style-name="T184_5"><text:s/></text:span><text:span text:style-name="T184_6">in</text:span><text:span text:style-name="T184_7"><text:s/></text:span><text:span text:style-name="T184_8">which</text:span><text:span text:style-name="T184_9"><text:s/></text:span><text:span text:style-name="T184_10">people</text:span><text:span text:style-name="T184_11"><text:s/></text:span><text:span text:style-name="T184_12">concentrate</text:span><text:span text:style-name="T184_13"><text:s/></text:span><text:span text:style-name="T184_14">efforts</text:span><text:span text:style-name="T184_15"><text:s/></text:span><text:span text:style-name="T184_16">in</text:span><text:span text:style-name="T184_17"><text:s/></text:span><text:span text:style-name="T184_18">an</text:span><text:span text:style-name="T184_19"><text:s/></text:span><text:span text:style-name="T184_20">area</text:span><text:span text:style-name="T184_21"><text:s/></text:span><text:span text:style-name="T184_22">in</text:span><text:span text:style-name="T184_23"><text:s/></text:span><text:span text:style-name="T184_24">which</text:span><text:span text:style-name="T184_25"><text:s/></text:span><text:span text:style-name="T184_26">they</text:span><text:span text:style-name="T184_27"><text:s/></text:span><text:span text:style-name="T184_28">have</text:span><text:span text:style-name="T184_29"><text:s/></text:span><text:span text:style-name="T184_30">an</text:span><text:span text:style-name="T184_31"><text:s/></text:span><text:span text:style-name="T184_32">advantage</text:span></text:p>
      <text:p text:style-name="P185"/>
      <text:p text:style-name="P186"/>
      <text:p text:style-name="P187"/>
      <text:p text:style-name="P188"><text:span text:style-name="T188_1">Modern</text:span><text:span text:style-name="T188_2"><text:s/></text:span><text:span text:style-name="T188_3">Economics</text:span><text:span text:style-name="T188_4"><text:s/></text:span><text:span text:style-name="T188_5">in</text:span><text:span text:style-name="T188_6"><text:s/></text:span><text:span text:style-name="T188_7">a</text:span><text:span text:style-name="T188_8"><text:s/></text:span><text:span text:style-name="T188_9">Global</text:span><text:span text:style-name="T188_10"><text:s/></text:span><text:span text:style-name="T188_11">Age</text:span></text:p>
      <text:p text:style-name="P189"/>
      <text:p text:style-name="P190"><text:span text:style-name="T190_1">mixed</text:span><text:span text:style-name="T190_2"><text:s/></text:span><text:span text:style-name="T190_3">elements</text:span><text:span text:style-name="T190_4"><text:s/>-<text:s/></text:span><text:span text:style-name="T190_5">an</text:span><text:span text:style-name="T190_6"><text:s/></text:span><text:span text:style-name="T190_7">economic</text:span><text:span text:style-name="T190_8"><text:s/></text:span><text:span text:style-name="T190_9">system</text:span><text:span text:style-name="T190_10"><text:s/></text:span><text:span text:style-name="T190_11">that</text:span><text:span text:style-name="T190_12"><text:s/></text:span><text:span text:style-name="T190_13">has</text:span><text:span text:style-name="T190_14"><text:s/></text:span><text:span text:style-name="T190_15">elements</text:span><text:span text:style-name="T190_16"><text:s/></text:span><text:span text:style-name="T190_17">of</text:span><text:span text:style-name="T190_18"><text:s/></text:span><text:span text:style-name="T190_19">traditional</text:span><text:span text:style-name="T190_20">,<text:s/></text:span><text:span text:style-name="T190_21">command</text:span><text:span text:style-name="T190_22">,<text:s/></text:span><text:span text:style-name="T190_23">and</text:span><text:span text:style-name="T190_24"><text:s/></text:span><text:span text:style-name="T190_25">market</text:span><text:span text:style-name="T190_26"><text:s/></text:span><text:span text:style-name="T190_27">economies</text:span></text:p>
      <text:p text:style-name="P191"><text:span text:style-name="T191_1"><text:tab/>•<text:s/></text:span><text:span text:style-name="T191_2">most</text:span><text:span text:style-name="T191_3"><text:s/></text:span><text:span text:style-name="T191_4">common</text:span><text:span text:style-name="T191_5"><text:s/></text:span><text:span text:style-name="T191_6">economic</text:span><text:span text:style-name="T191_7"><text:s/></text:span><text:span text:style-name="T191_8">system</text:span></text:p>
      <text:p text:style-name="P192"><text:span text:style-name="T192_1">Trends</text:span><text:span text:style-name="T192_2"><text:s/></text:span><text:span text:style-name="T192_3">in</text:span><text:span text:style-name="T192_4"><text:s/></text:span><text:span text:style-name="T192_5">modern</text:span><text:span text:style-name="T192_6"><text:s/></text:span><text:span text:style-name="T192_7">economics</text:span></text:p>
      <text:p text:style-name="P193"><text:span text:style-name="T193_1"><text:tab/>1.<text:s/></text:span><text:span text:style-name="T193_2">change</text:span><text:span text:style-name="T193_3"><text:s/></text:span><text:span text:style-name="T193_4">in</text:span><text:span text:style-name="T193_5"><text:s/></text:span><text:span text:style-name="T193_6">ownership</text:span></text:p>
      <text:p text:style-name="P194"><text:span text:style-name="T194_1"><text:tab/><text:tab/></text:span><text:span text:style-name="T194_2">Nationalize</text:span><text:span text:style-name="T194_3"><text:s/>-<text:s/></text:span><text:span text:style-name="T194_4">to</text:span><text:span text:style-name="T194_5"><text:s/></text:span><text:span text:style-name="T194_6">change</text:span><text:span text:style-name="T194_7"><text:s/></text:span><text:span text:style-name="T194_8">from</text:span><text:span text:style-name="T194_9"><text:s/></text:span><text:span text:style-name="T194_10">private</text:span><text:span text:style-name="T194_11"><text:s/></text:span><text:span text:style-name="T194_12">ownership</text:span><text:span text:style-name="T194_13"><text:s/></text:span><text:span text:style-name="T194_14">to</text:span><text:span text:style-name="T194_15"><text:s/></text:span><text:span text:style-name="T194_16">gov</text:span><text:span text:style-name="T194_17">/</text:span><text:span text:style-name="T194_18">public</text:span><text:span text:style-name="T194_19"><text:s/></text:span><text:span text:style-name="T194_20">ownership</text:span></text:p>
      <text:p text:style-name="P195"><text:span text:style-name="T195_1"><text:tab/><text:tab/></text:span><text:span text:style-name="T195_2">Privatize</text:span><text:span text:style-name="T195_3"><text:s/>-<text:s/></text:span><text:span text:style-name="T195_4">to</text:span><text:span text:style-name="T195_5"><text:s/></text:span><text:span text:style-name="T195_6">change</text:span><text:span text:style-name="T195_7"><text:s/></text:span><text:span text:style-name="T195_8">from</text:span><text:span text:style-name="T195_9"><text:s/></text:span><text:span text:style-name="T195_10">gov</text:span><text:span text:style-name="T195_11">/</text:span><text:span text:style-name="T195_12">public</text:span><text:span text:style-name="T195_13"><text:s/></text:span><text:span text:style-name="T195_14">ownership</text:span><text:span text:style-name="T195_15"><text:s/></text:span><text:span text:style-name="T195_16">to</text:span><text:span text:style-name="T195_17"><text:s/></text:span><text:span text:style-name="T195_18">private</text:span><text:span text:style-name="T195_19"><text:s/></text:span><text:span text:style-name="T195_20">ownership</text:span></text:p>
      <text:p text:style-name="P196"><text:span text:style-name="T196_1"><text:tab/>2.<text:s/></text:span><text:span text:style-name="T196_2">Increasing</text:span><text:span text:style-name="T196_3"><text:s/></text:span><text:span text:style-name="T196_4">Global</text:span><text:span text:style-name="T196_5"><text:s/></text:span><text:span text:style-name="T196_6">Ties</text:span></text:p>
      <text:p text:style-name="P197"><text:span text:style-name="T197_1"><text:tab/><text:tab/></text:span><text:span text:style-name="T197_2">global</text:span><text:span text:style-name="T197_3"><text:s/></text:span><text:span text:style-name="T197_4">economy</text:span><text:span text:style-name="T197_5"><text:s/>-<text:s/></text:span><text:span text:style-name="T197_6">all</text:span><text:span text:style-name="T197_7"><text:s/></text:span><text:span text:style-name="T197_8">the</text:span><text:span text:style-name="T197_9"><text:s/></text:span><text:span text:style-name="T197_10">economic</text:span><text:span text:style-name="T197_11"><text:s/></text:span><text:span text:style-name="T197_12">interactions</text:span><text:span text:style-name="T197_13"><text:s/></text:span><text:span text:style-name="T197_14">that</text:span><text:span text:style-name="T197_15"><text:s/></text:span><text:span text:style-name="T197_16">cross</text:span><text:span text:style-name="T197_17"><text:s/></text:span><text:span text:style-name="T197_18">international</text:span><text:span text:style-name="T197_19"><text:s/></text:span><text:span text:style-name="T197_20">borders</text:span></text:p>
      <text:p text:style-name="P198"><text:span text:style-name="T198_1"><text:tab/><text:tab/></text:span><text:span text:style-name="T198_2">foreign</text:span><text:span text:style-name="T198_3"><text:s/></text:span><text:span text:style-name="T198_4">trade</text:span><text:span text:style-name="T198_5"><text:s/>@<text:s/></text:span><text:span text:style-name="T198_6">all</text:span><text:span text:style-name="T198_7"><text:s/></text:span><text:span text:style-name="T198_8">time</text:span><text:span text:style-name="T198_9"><text:s/></text:span><text:span text:style-name="T198_10">high</text:span><text:span text:style-name="T198_11">:</text:span></text:p>
      <text:p text:style-name="P199"><text:span text:style-name="T199_1"><text:tab/><text:tab/><text:tab/>1.<text:s/></text:span><text:span text:style-name="T199_2">tech</text:span><text:span text:style-name="T199_3"><text:s/>-<text:s/></text:span><text:span text:style-name="T199_4">telephones</text:span><text:span text:style-name="T199_5">/</text:span><text:span text:style-name="T199_6">internet</text:span></text:p>
      <text:p text:style-name="P200"><text:span text:style-name="T200_1"><text:tab/><text:tab/><text:tab/>2.<text:s/></text:span><text:span text:style-name="T200_2">transportation</text:span></text:p>
      <text:p text:style-name="P201"><text:span text:style-name="T201_1"><text:tab/><text:tab/><text:tab/>3.<text:s/></text:span><text:span text:style-name="T201_2">open</text:span><text:span text:style-name="T201_3"><text:s/></text:span><text:span text:style-name="T201_4">trade</text:span></text:p>
      <text:p text:style-name="P202"/>
      <text:p text:style-name="P203"/>
      <text:p text:style-name="P204"/>
      <text:p text:style-name="P205"><text:span text:style-name="T205_1">Free</text:span><text:span text:style-name="T205_2"><text:s/></text:span><text:span text:style-name="T205_3">Enterprise</text:span><text:span text:style-name="T205_4"><text:s/></text:span><text:span text:style-name="T205_5">System</text:span><text:span text:style-name="T205_6"><text:s/>-<text:s/></text:span><text:span text:style-name="T205_7">Another</text:span><text:span text:style-name="T205_8"><text:s/></text:span><text:span text:style-name="T205_9">name</text:span><text:span text:style-name="T205_10"><text:s/></text:span><text:span text:style-name="T205_11">for</text:span><text:span text:style-name="T205_12"><text:s/></text:span><text:span text:style-name="T205_13">capitalism</text:span><text:span text:style-name="T205_14">;<text:s/></text:span><text:span text:style-name="T205_15">an</text:span><text:span text:style-name="T205_16"><text:s/></text:span><text:span text:style-name="T205_17">economic</text:span><text:span text:style-name="T205_18"><text:s/></text:span><text:span text:style-name="T205_19">system</text:span><text:span text:style-name="T205_20"><text:s/></text:span><text:span text:style-name="T205_21">based</text:span><text:span text:style-name="T205_22"><text:s/></text:span><text:span text:style-name="T205_23">on</text:span><text:span text:style-name="T205_24"><text:s/></text:span><text:span text:style-name="T205_25">private</text:span><text:span text:style-name="T205_26"><text:s/></text:span><text:span text:style-name="T205_27">ownership</text:span><text:span text:style-name="T205_28"><text:s/></text:span><text:span text:style-name="T205_29">of</text:span><text:span text:style-name="T205_30"><text:s/></text:span><text:span text:style-name="T205_31">productive</text:span><text:span text:style-name="T205_32"><text:s/></text:span><text:span text:style-name="T205_33">resources</text:span></text:p>
      <text:p text:style-name="P206"/>
      <text:p text:style-name="P207"><text:span text:style-name="T207_1">Open</text:span><text:span text:style-name="T207_2"><text:s/></text:span><text:span text:style-name="T207_3">Opportunity</text:span><text:span text:style-name="T207_4"><text:s/>-<text:s/></text:span><text:span text:style-name="T207_5">the</text:span><text:span text:style-name="T207_6"><text:s/></text:span><text:span text:style-name="T207_7">ability</text:span><text:span text:style-name="T207_8"><text:s/></text:span><text:span text:style-name="T207_9">to</text:span><text:span text:style-name="T207_10"><text:s/></text:span><text:span text:style-name="T207_11">enter</text:span><text:span text:style-name="T207_12"><text:s/></text:span><text:span text:style-name="T207_13">and</text:span><text:span text:style-name="T207_14"><text:s/></text:span><text:span text:style-name="T207_15">compete</text:span><text:span text:style-name="T207_16"><text:s/></text:span><text:span text:style-name="T207_17">in</text:span><text:span text:style-name="T207_18"><text:s/></text:span><text:span text:style-name="T207_19">the</text:span><text:span text:style-name="T207_20"><text:s/></text:span><text:span text:style-name="T207_21">marketplace</text:span><text:span text:style-name="T207_22"><text:s/></text:span><text:span text:style-name="T207_23">of</text:span><text:span text:style-name="T207_24"><text:s/></text:span><text:span text:style-name="T207_25">his</text:span><text:span text:style-name="T207_26"><text:s/></text:span><text:span text:style-name="T207_27">or</text:span><text:span text:style-name="T207_28"><text:s/></text:span><text:span text:style-name="T207_29">her</text:span><text:span text:style-name="T207_30"><text:s/></text:span><text:span text:style-name="T207_31">own</text:span><text:span text:style-name="T207_32"><text:s/></text:span><text:span text:style-name="T207_33">free</text:span><text:span text:style-name="T207_34"><text:s/></text:span><text:span text:style-name="T207_35">choice</text:span></text:p>
      <text:p text:style-name="P208"><text:span text:style-name="T208_1">Legal</text:span><text:span text:style-name="T208_2"><text:s/></text:span><text:span text:style-name="T208_3">Equality</text:span><text:span text:style-name="T208_4"><text:s/>-<text:s/></text:span><text:span text:style-name="T208_5">where</text:span><text:span text:style-name="T208_6"><text:s/></text:span><text:span text:style-name="T208_7">everyone</text:span><text:span text:style-name="T208_8"><text:s/></text:span><text:span text:style-name="T208_9">has</text:span><text:span text:style-name="T208_10"><text:s/></text:span><text:span text:style-name="T208_11">the</text:span><text:span text:style-name="T208_12"><text:s/></text:span><text:span text:style-name="T208_13">same</text:span><text:span text:style-name="T208_14"><text:s/></text:span><text:span text:style-name="T208_15">economic</text:span><text:span text:style-name="T208_16"><text:s/></text:span><text:span text:style-name="T208_17">rights</text:span><text:span text:style-name="T208_18"><text:s/></text:span><text:span text:style-name="T208_19">under</text:span><text:span text:style-name="T208_20"><text:s/></text:span><text:span text:style-name="T208_21">the</text:span><text:span text:style-name="T208_22"><text:s/></text:span><text:span text:style-name="T208_23">law</text:span></text:p>
      <text:p text:style-name="P209"><text:span text:style-name="T209_1">Free</text:span><text:span text:style-name="T209_2"><text:s/></text:span><text:span text:style-name="T209_3">Contract</text:span><text:span text:style-name="T209_4"><text:s/>-<text:s/></text:span><text:span text:style-name="T209_5">The</text:span><text:span text:style-name="T209_6"><text:s/></text:span><text:span text:style-name="T209_7">right</text:span><text:span text:style-name="T209_8"><text:s/></text:span><text:span text:style-name="T209_9">to</text:span><text:span text:style-name="T209_10"><text:s/></text:span><text:span text:style-name="T209_11">decide</text:span><text:span text:style-name="T209_12"><text:s/></text:span><text:span text:style-name="T209_13">for</text:span><text:span text:style-name="T209_14"><text:s/></text:span><text:span text:style-name="T209_15">oneself</text:span><text:span text:style-name="T209_16"><text:s/></text:span><text:span text:style-name="T209_17">which</text:span><text:span text:style-name="T209_18"><text:s/></text:span><text:span text:style-name="T209_19">legal</text:span><text:span text:style-name="T209_20"><text:s/></text:span><text:span text:style-name="T209_21">agreements</text:span><text:span text:style-name="T209_22"><text:s/></text:span><text:span text:style-name="T209_23">one</text:span><text:span text:style-name="T209_24"><text:s/></text:span><text:span text:style-name="T209_25">enters</text:span><text:span text:style-name="T209_26"><text:s/></text:span><text:span text:style-name="T209_27">into</text:span></text:p>
      <text:p text:style-name="P210"><text:span text:style-name="T210_1">Profit</text:span><text:span text:style-name="T210_2"><text:s/></text:span><text:span text:style-name="T210_3">Motive</text:span><text:span text:style-name="T210_4"><text:s/>-<text:s/></text:span></text:p>
      <text:p text:style-name="P211"/>
      <text:p text:style-name="P212"/>
      <text:p text:style-name="P213"/>
      <text:p text:style-name="P214"><text:span text:style-name="T214_1">Profit</text:span><text:span text:style-name="T214_2"><text:s/>-<text:s/></text:span><text:span text:style-name="T214_3">Money</text:span><text:span text:style-name="T214_4"><text:s/></text:span><text:span text:style-name="T214_5">left</text:span><text:span text:style-name="T214_6"><text:s/></text:span><text:span text:style-name="T214_7">over</text:span><text:span text:style-name="T214_8"><text:s/></text:span><text:span text:style-name="T214_9">after</text:span><text:span text:style-name="T214_10"><text:s/></text:span><text:span text:style-name="T214_11">the</text:span><text:span text:style-name="T214_12"><text:s/></text:span><text:span text:style-name="T214_13">costs</text:span><text:span text:style-name="T214_14"><text:s/></text:span><text:span text:style-name="T214_15">of</text:span><text:span text:style-name="T214_16"><text:s/></text:span><text:span text:style-name="T214_17">producing</text:span><text:span text:style-name="T214_18"><text:s/></text:span><text:span text:style-name="T214_19">a</text:span><text:span text:style-name="T214_20"><text:s/></text:span><text:span text:style-name="T214_21">product</text:span><text:span text:style-name="T214_22"><text:s/></text:span><text:span text:style-name="T214_23">are</text:span><text:span text:style-name="T214_24"><text:s/></text:span><text:span text:style-name="T214_25">subtracted</text:span><text:span text:style-name="T214_26"><text:s/></text:span><text:span text:style-name="T214_27">from</text:span><text:span text:style-name="T214_28"><text:s/></text:span><text:span text:style-name="T214_29">the</text:span><text:span text:style-name="T214_30"><text:s/></text:span><text:span text:style-name="T214_31">revenue</text:span><text:span text:style-name="T214_32"><text:s/></text:span><text:span text:style-name="T214_33">gained</text:span><text:span text:style-name="T214_34"><text:s/></text:span><text:span text:style-name="T214_35">by</text:span><text:span text:style-name="T214_36"><text:s/></text:span><text:span text:style-name="T214_37">selling</text:span><text:span text:style-name="T214_38"><text:s/></text:span><text:span text:style-name="T214_39">that</text:span><text:span text:style-name="T214_40"><text:s/></text:span><text:span text:style-name="T214_41">product</text:span></text:p>
      <text:p text:style-name="P215"/>
      <text:p text:style-name="P216"/>
      <text:p text:style-name="P217"/>
      <text:p text:style-name="P218"><text:span text:style-name="T218_1">Market</text:span><text:span text:style-name="T218_2"><text:s/></text:span><text:span text:style-name="T218_3">failure</text:span><text:span text:style-name="T218_4"><text:s/>-<text:s/></text:span><text:span text:style-name="T218_5">when</text:span><text:span text:style-name="T218_6"><text:s/></text:span><text:span text:style-name="T218_7">people</text:span><text:span text:style-name="T218_8"><text:s/></text:span><text:span text:style-name="T218_9">not</text:span><text:span text:style-name="T218_10"><text:s/></text:span><text:span text:style-name="T218_11">part</text:span><text:span text:style-name="T218_12"><text:s/></text:span><text:span text:style-name="T218_13">of</text:span><text:span text:style-name="T218_14"><text:s/></text:span><text:span text:style-name="T218_15">a</text:span><text:span text:style-name="T218_16"><text:s/></text:span><text:span text:style-name="T218_17">marketplace</text:span><text:span text:style-name="T218_18"><text:s/></text:span><text:span text:style-name="T218_19">interaction</text:span><text:span text:style-name="T218_20"><text:s/></text:span><text:span text:style-name="T218_21">benefit</text:span><text:span text:style-name="T218_22"><text:s/></text:span><text:span text:style-name="T218_23">from</text:span><text:span text:style-name="T218_24"><text:s/></text:span><text:span text:style-name="T218_25">it</text:span><text:span text:style-name="T218_26"><text:s/></text:span><text:span text:style-name="T218_27">or</text:span><text:span text:style-name="T218_28"><text:s/></text:span><text:span text:style-name="T218_29">pay</text:span><text:span text:style-name="T218_30"><text:s/></text:span><text:span text:style-name="T218_31">part</text:span><text:span text:style-name="T218_32"><text:s/></text:span><text:span text:style-name="T218_33">of</text:span><text:span text:style-name="T218_34"><text:s/></text:span><text:span text:style-name="T218_35">the</text:span><text:span text:style-name="T218_36"><text:s/></text:span><text:span text:style-name="T218_37">costs</text:span></text:p>
      <text:p text:style-name="P219"><text:span text:style-name="T219_1">1.<text:s/></text:span><text:span text:style-name="T219_2">Free</text:span><text:span text:style-name="T219_3"><text:s/></text:span><text:span text:style-name="T219_4">Rider</text:span><text:span text:style-name="T219_5"><text:s/>-<text:s/></text:span><text:span text:style-name="T219_6">person</text:span><text:span text:style-name="T219_7"><text:s/></text:span><text:span text:style-name="T219_8">who</text:span><text:span text:style-name="T219_9"><text:s/></text:span><text:span text:style-name="T219_10">chooses</text:span><text:span text:style-name="T219_11"><text:s/></text:span><text:span text:style-name="T219_12">not</text:span><text:span text:style-name="T219_13"><text:s/></text:span><text:span text:style-name="T219_14">to</text:span><text:span text:style-name="T219_15"><text:s/></text:span><text:span text:style-name="T219_16">pay</text:span><text:span text:style-name="T219_17"><text:s/></text:span><text:span text:style-name="T219_18">for</text:span><text:span text:style-name="T219_19"><text:s/></text:span><text:span text:style-name="T219_20">a</text:span><text:span text:style-name="T219_21"><text:s/></text:span><text:span text:style-name="T219_22">good</text:span><text:span text:style-name="T219_23"><text:s/></text:span><text:span text:style-name="T219_24">or</text:span><text:span text:style-name="T219_25"><text:s/></text:span><text:span text:style-name="T219_26">service</text:span><text:span text:style-name="T219_27"><text:s/></text:span><text:span text:style-name="T219_28">but</text:span><text:span text:style-name="T219_29"><text:s/></text:span><text:span text:style-name="T219_30">enjoys</text:span><text:span text:style-name="T219_31"><text:s/></text:span><text:span text:style-name="T219_32">the</text:span><text:span text:style-name="T219_33"><text:s/></text:span><text:span text:style-name="T219_34">benefit</text:span></text:p>
      <text:p text:style-name="P220"><text:span text:style-name="T220_1">2.<text:s/></text:span><text:span text:style-name="T220_2">Externality</text:span><text:span text:style-name="T220_3"><text:s/>-<text:s/></text:span></text:p>
      <text:p text:style-name="P221"><text:span text:style-name="T221_1"><text:tab/>1.<text:s/></text:span><text:span text:style-name="T221_2">negative</text:span><text:span text:style-name="T221_3"><text:s/>-<text:s/></text:span><text:span text:style-name="T221_4">imposes</text:span><text:span text:style-name="T221_5"><text:s/></text:span><text:span text:style-name="T221_6">costs</text:span><text:span text:style-name="T221_7"><text:s/></text:span><text:span text:style-name="T221_8">on</text:span><text:span text:style-name="T221_9"><text:s/></text:span><text:span text:style-name="T221_10">people</text:span><text:span text:style-name="T221_11"><text:s/></text:span><text:span text:style-name="T221_12">not</text:span><text:span text:style-name="T221_13"><text:s/></text:span><text:span text:style-name="T221_14">involved</text:span><text:span text:style-name="T221_15"><text:s/></text:span><text:span text:style-name="T221_16">in</text:span><text:span text:style-name="T221_17"><text:s/></text:span><text:span text:style-name="T221_18">original</text:span><text:span text:style-name="T221_19"><text:s/></text:span><text:span text:style-name="T221_20">economic</text:span><text:span text:style-name="T221_21"><text:s/></text:span><text:span text:style-name="T221_22">activity</text:span></text:p>
      <text:p text:style-name="P222"><text:span text:style-name="T222_1"><text:tab/>2.<text:s/></text:span><text:span text:style-name="T222_2">positive</text:span><text:span text:style-name="T222_3"><text:s/>+<text:s/></text:span><text:span text:style-name="T222_4">creates</text:span><text:span text:style-name="T222_5"><text:s/></text:span><text:span text:style-name="T222_6">benefits</text:span><text:span text:style-name="T222_7"><text:s/></text:span><text:span text:style-name="T222_8">on</text:span><text:span text:style-name="T222_9"><text:s/></text:span><text:span text:style-name="T222_10">people</text:span><text:span text:style-name="T222_11"><text:s/></text:span><text:span text:style-name="T222_12">not</text:span><text:span text:style-name="T222_13"><text:s/></text:span><text:span text:style-name="T222_14">involved</text:span><text:span text:style-name="T222_15"><text:s/></text:span><text:span text:style-name="T222_16">in</text:span><text:span text:style-name="T222_17"><text:s/></text:span><text:span text:style-name="T222_18">original</text:span><text:span text:style-name="T222_19"><text:s/></text:span><text:span text:style-name="T222_20">economic</text:span><text:span text:style-name="T222_21"><text:s/></text:span><text:span text:style-name="T222_22">activity</text:span></text:p>
      <text:p text:style-name="P223"><text:span text:style-name="T223_1">Public</text:span><text:span text:style-name="T223_2"><text:s/></text:span><text:span text:style-name="T223_3">goods</text:span><text:span text:style-name="T223_4"><text:s/>-<text:s/></text:span><text:span text:style-name="T223_5">goods</text:span><text:span text:style-name="T223_6"><text:s/></text:span><text:span text:style-name="T223_7">and</text:span><text:span text:style-name="T223_8"><text:s/></text:span><text:span text:style-name="T223_9">services</text:span><text:span text:style-name="T223_10"><text:s/></text:span><text:span text:style-name="T223_11">that</text:span><text:span text:style-name="T223_12"><text:s/></text:span><text:span text:style-name="T223_13">are</text:span><text:span text:style-name="T223_14"><text:s/></text:span><text:span text:style-name="T223_15">provided</text:span><text:span text:style-name="T223_16"><text:s/></text:span><text:span text:style-name="T223_17">by</text:span><text:span text:style-name="T223_18"><text:s/></text:span><text:span text:style-name="T223_19">the</text:span><text:span text:style-name="T223_20"><text:s/></text:span><text:span text:style-name="T223_21">government</text:span><text:span text:style-name="T223_22"><text:s/></text:span><text:span text:style-name="T223_23">and</text:span><text:span text:style-name="T223_24"><text:s/></text:span><text:span text:style-name="T223_25">consumed</text:span><text:span text:style-name="T223_26"><text:s/></text:span><text:span text:style-name="T223_27">by</text:span><text:span text:style-name="T223_28"><text:s/></text:span><text:span text:style-name="T223_29">the</text:span><text:span text:style-name="T223_30"><text:s/></text:span><text:span text:style-name="T223_31">public</text:span><text:span text:style-name="T223_32"><text:s/></text:span><text:span text:style-name="T223_33">as</text:span><text:span text:style-name="T223_34"><text:s/></text:span><text:span text:style-name="T223_35">a</text:span><text:span text:style-name="T223_36"><text:s/></text:span><text:span text:style-name="T223_37">group</text:span></text:p>
      <text:p text:style-name="P224"><text:span text:style-name="T224_1">1.<text:s/></text:span><text:span text:style-name="T224_2">people</text:span><text:span text:style-name="T224_3"><text:s/></text:span><text:span text:style-name="T224_4">cannot</text:span><text:span text:style-name="T224_5"><text:s/></text:span><text:span text:style-name="T224_6">be</text:span><text:span text:style-name="T224_7"><text:s/></text:span><text:span text:style-name="T224_8">excluded</text:span><text:span text:style-name="T224_9"><text:s/></text:span><text:span text:style-name="T224_10">even</text:span><text:span text:style-name="T224_11"><text:s/></text:span><text:span text:style-name="T224_12">if</text:span><text:span text:style-name="T224_13"><text:s/></text:span><text:span text:style-name="T224_14">they</text:span><text:span text:style-name="T224_15"><text:s/></text:span><text:span text:style-name="T224_16">don</text:span><text:span text:style-name="T224_17">’</text:span><text:span text:style-name="T224_18">t</text:span><text:span text:style-name="T224_19"><text:s/></text:span><text:span text:style-name="T224_20">pay</text:span><text:span text:style-name="T224_21"><text:s/></text:span><text:span text:style-name="T224_22">for</text:span><text:span text:style-name="T224_23"><text:s/></text:span><text:span text:style-name="T224_24">it</text:span></text:p>
      <text:p text:style-name="P225"><text:span text:style-name="T225_1">2.<text:s/></text:span><text:span text:style-name="T225_2">one</text:span><text:span text:style-name="T225_3"><text:s/></text:span><text:span text:style-name="T225_4">person</text:span><text:span text:style-name="T225_5">’</text:span><text:span text:style-name="T225_6">s</text:span><text:span text:style-name="T225_7"><text:s/></text:span><text:span text:style-name="T225_8">use</text:span><text:span text:style-name="T225_9"><text:s/></text:span><text:span text:style-name="T225_10">does</text:span><text:span text:style-name="T225_11"><text:s/></text:span><text:span text:style-name="T225_12">not</text:span><text:span text:style-name="T225_13"><text:s/></text:span><text:span text:style-name="T225_14">diminish</text:span><text:span text:style-name="T225_15"><text:s/></text:span><text:span text:style-name="T225_16">the</text:span><text:span text:style-name="T225_17"><text:s/></text:span><text:span text:style-name="T225_18">use</text:span><text:span text:style-name="T225_19"><text:s/></text:span><text:span text:style-name="T225_20">of</text:span><text:span text:style-name="T225_21"><text:s/></text:span><text:span text:style-name="T225_22">another</text:span></text:p>
      <text:p text:style-name="P226"/>
      <text:p text:style-name="P227"><text:span text:style-name="T227_1">Everything</text:span><text:span text:style-name="T227_2"><text:s/></text:span><text:span text:style-name="T227_3">Copyrighted</text:span><text:span text:style-name="T227_4"><text:s/>(</text:span><text:span text:style-name="T227_5">even</text:span><text:span text:style-name="T227_6"><text:s/></text:span><text:span text:style-name="T227_7">through</text:span><text:span text:style-name="T227_8"><text:s/></text:span><text:span text:style-name="T227_9">Berne</text:span><text:span text:style-name="T227_10"><text:s/></text:span><text:span text:style-name="T227_11">Convention</text:span><text:span text:style-name="T227_12">)<text:s/></text:span><text:span text:style-name="T227_13">is</text:span><text:span text:style-name="T227_14"><text:s/></text:span><text:span text:style-name="T227_15">a</text:span><text:span text:style-name="T227_16"><text:s/></text:span><text:span text:style-name="T227_17">Public</text:span><text:span text:style-name="T227_18"><text:s/></text:span><text:span text:style-name="T227_19">Good</text:span></text:p>
      <text:p text:style-name="P228"/>
      <text:p text:style-name="P229"><text:span text:style-name="T229_1">Copyright</text:span><text:span text:style-name="T229_2"><text:s/></text:span><text:span text:style-name="T229_3">Act</text:span><text:span text:style-name="T229_4"><text:s/></text:span><text:span text:style-name="T229_5">of</text:span><text:span text:style-name="T229_6"><text:s/>1870</text:span></text:p>
      <text:p text:style-name="P230"/>
      <text:p text:style-name="P231"><text:span text:style-name="T231_1">Copyrighted</text:span><text:span text:style-name="T231_2"><text:s/></text:span><text:span text:style-name="T231_3">Works</text:span><text:span text:style-name="T231_4"><text:s/></text:span><text:span text:style-name="T231_5">are</text:span><text:span text:style-name="T231_6"><text:s/></text:span><text:span text:style-name="T231_7">NOT</text:span><text:span text:style-name="T231_8"><text:s/></text:span><text:span text:style-name="T231_9">Property</text:span><text:span text:style-name="T231_10"><text:s/></text:span><text:span text:style-name="T231_11">and</text:span><text:span text:style-name="T231_12"><text:s/></text:span><text:span text:style-name="T231_13">Property</text:span><text:span text:style-name="T231_14"><text:s/></text:span><text:span text:style-name="T231_15">Laws</text:span><text:span text:style-name="T231_16"><text:s/></text:span><text:span text:style-name="T231_17">do</text:span><text:span text:style-name="T231_18"><text:s/></text:span><text:span text:style-name="T231_19">not</text:span><text:span text:style-name="T231_20"><text:s/></text:span><text:span text:style-name="T231_21">apply</text:span></text:p>
      <text:p text:style-name="P232"/>
      <text:p text:style-name="P233"/>
      <text:p text:style-name="P234"/>
      <text:p text:style-name="P235"><text:span text:style-name="T235_1">DEMAND</text:span><text:span text:style-name="T235_2"><text:s/></text:span><text:span text:style-name="T235_3">Cover</text:span><text:span text:style-name="T235_4"><text:s/></text:span><text:span text:style-name="T235_5">Page</text:span></text:p>
      <text:p text:style-name="P236"/>
      <text:p text:style-name="P237"/>
      <text:p text:style-name="P238"/>
      <text:p text:style-name="P239"><text:span text:style-name="T239_1">Demand</text:span><text:span text:style-name="T239_2"><text:s/></text:span></text:p>
      <text:p text:style-name="P240"><text:span text:style-name="T240_1">Demand</text:span><text:span text:style-name="T240_2"><text:s/>=<text:s/></text:span><text:span text:style-name="T240_3">requires</text:span><text:span text:style-name="T240_4"><text:s/></text:span><text:span text:style-name="T240_5">desire</text:span><text:span text:style-name="T240_6"><text:s/></text:span><text:span text:style-name="T240_7">to</text:span><text:span text:style-name="T240_8"><text:s/></text:span><text:span text:style-name="T240_9">have</text:span><text:span text:style-name="T240_10"><text:s/></text:span><text:span text:style-name="T240_11">a</text:span><text:span text:style-name="T240_12"><text:s/></text:span><text:span text:style-name="T240_13">good</text:span><text:span text:style-name="T240_14"><text:s/></text:span><text:span text:style-name="T240_15">or</text:span><text:span text:style-name="T240_16"><text:s/></text:span><text:span text:style-name="T240_17">service</text:span><text:span text:style-name="T240_18"><text:s/></text:span><text:span text:style-name="T240_19">AND</text:span><text:span text:style-name="T240_20"><text:s/></text:span><text:span text:style-name="T240_21">ability</text:span><text:span text:style-name="T240_22"><text:s/></text:span><text:span text:style-name="T240_23">to</text:span><text:span text:style-name="T240_24"><text:s/></text:span><text:span text:style-name="T240_25">pay</text:span></text:p>
      <text:p text:style-name="P241"><text:span text:style-name="T241_1">Law</text:span><text:span text:style-name="T241_2"><text:s/></text:span><text:span text:style-name="T241_3">of</text:span><text:span text:style-name="T241_4"><text:s/></text:span><text:span text:style-name="T241_5">Demand</text:span><text:span text:style-name="T241_6"><text:s/></text:span><text:span text:style-name="T241_7">states</text:span><text:span text:style-name="T241_8">:<text:s/></text:span><text:span text:style-name="T241_9">when</text:span><text:span text:style-name="T241_10"><text:s/></text:span><text:span text:style-name="T241_11">the</text:span><text:span text:style-name="T241_12"><text:s/></text:span><text:span text:style-name="T241_13">price</text:span><text:span text:style-name="T241_14"><text:s/></text:span><text:span text:style-name="T241_15">of</text:span><text:span text:style-name="T241_16"><text:s/></text:span><text:span text:style-name="T241_17">a</text:span><text:span text:style-name="T241_18"><text:s/></text:span><text:span text:style-name="T241_19">good</text:span><text:span text:style-name="T241_20"><text:s/></text:span><text:span text:style-name="T241_21">or</text:span><text:span text:style-name="T241_22"><text:s/></text:span><text:span text:style-name="T241_23">service</text:span><text:span text:style-name="T241_24"><text:s/></text:span><text:span text:style-name="T241_25">decreases</text:span><text:span text:style-name="T241_26">,<text:s/></text:span><text:span text:style-name="T241_27">consumers</text:span><text:span text:style-name="T241_28"><text:s/></text:span><text:span text:style-name="T241_29">buy</text:span><text:span text:style-name="T241_30"><text:s/></text:span><text:span text:style-name="T241_31">more</text:span><text:span text:style-name="T241_32">;<text:s/></text:span><text:span text:style-name="T241_33">as</text:span><text:span text:style-name="T241_34"><text:s/></text:span><text:span text:style-name="T241_35">the</text:span><text:span text:style-name="T241_36"><text:s/></text:span><text:span text:style-name="T241_37">price</text:span><text:span text:style-name="T241_38"><text:s/></text:span><text:span text:style-name="T241_39">of</text:span><text:span text:style-name="T241_40"><text:s/></text:span><text:span text:style-name="T241_41">a</text:span><text:span text:style-name="T241_42"><text:s/></text:span><text:span text:style-name="T241_43">good</text:span><text:span text:style-name="T241_44"><text:s/></text:span><text:span text:style-name="T241_45">or</text:span><text:span text:style-name="T241_46"><text:s/></text:span><text:span text:style-name="T241_47">service</text:span><text:span text:style-name="T241_48"><text:s/></text:span><text:span text:style-name="T241_49">increases</text:span><text:span text:style-name="T241_50">,<text:s/></text:span><text:span text:style-name="T241_51">consumers</text:span><text:span text:style-name="T241_52"><text:s/></text:span><text:span text:style-name="T241_53">usually</text:span><text:span text:style-name="T241_54"><text:s/></text:span><text:span text:style-name="T241_55">buy</text:span><text:span text:style-name="T241_56"><text:s/></text:span><text:span text:style-name="T241_57">less</text:span><text:span text:style-name="T241_58"><text:s/></text:span><text:span text:style-name="T241_59">of</text:span><text:span text:style-name="T241_60"><text:s/></text:span><text:span text:style-name="T241_61">it</text:span></text:p>
      <text:p text:style-name="P242"/>
      <text:p text:style-name="P243"/>
      <text:p text:style-name="P244"/>
      <text:p text:style-name="P245"><text:span text:style-name="T245_1">Demand</text:span><text:span text:style-name="T245_2"><text:s/></text:span><text:span text:style-name="T245_3">Curves</text:span></text:p>
      <text:p text:style-name="P246"><text:span text:style-name="T246_1">6<text:s/></text:span><text:span text:style-name="T246_2">Factors</text:span><text:span text:style-name="T246_3"><text:s/></text:span><text:span text:style-name="T246_4">that</text:span><text:span text:style-name="T246_5"><text:s/></text:span><text:span text:style-name="T246_6">cause</text:span><text:span text:style-name="T246_7"><text:s/></text:span><text:span text:style-name="T246_8">a</text:span><text:span text:style-name="T246_9"><text:s/></text:span><text:span text:style-name="T246_10">CHANGE</text:span><text:span text:style-name="T246_11"><text:s/></text:span><text:span text:style-name="T246_12">in</text:span><text:span text:style-name="T246_13"><text:s/></text:span><text:span text:style-name="T246_14">DEMAND</text:span></text:p>
      <text:p text:style-name="P247"><text:span text:style-name="T247_1"><text:tab/>1.<text:s/></text:span><text:span text:style-name="T247_2">Income</text:span></text:p>
      <text:p text:style-name="P248"><text:span text:style-name="T248_1"><text:tab/><text:tab/></text:span><text:span text:style-name="T248_2">Normal</text:span><text:span text:style-name="T248_3"><text:s/></text:span><text:span text:style-name="T248_4">Goods</text:span><text:span text:style-name="T248_5"><text:s/>-<text:s/></text:span><text:span text:style-name="T248_6">Buy</text:span><text:span text:style-name="T248_7"><text:s/></text:span><text:span text:style-name="T248_8">more</text:span><text:span text:style-name="T248_9"><text:s/></text:span><text:span text:style-name="T248_10">when</text:span><text:span text:style-name="T248_11"><text:s/></text:span><text:span text:style-name="T248_12">more</text:span><text:span text:style-name="T248_13"><text:s/></text:span><text:span text:style-name="T248_14">income</text:span></text:p>
      <text:p text:style-name="P249"><text:span text:style-name="T249_1"><text:tab/><text:tab/></text:span><text:span text:style-name="T249_2">Inferior</text:span><text:span text:style-name="T249_3"><text:s/></text:span><text:span text:style-name="T249_4">Goods</text:span><text:span text:style-name="T249_5"><text:s/>-<text:s/></text:span><text:span text:style-name="T249_6">Buy</text:span><text:span text:style-name="T249_7"><text:s/></text:span><text:span text:style-name="T249_8">less</text:span><text:span text:style-name="T249_9"><text:s/></text:span><text:span text:style-name="T249_10">when</text:span><text:span text:style-name="T249_11"><text:s/></text:span><text:span text:style-name="T249_12">more</text:span><text:span text:style-name="T249_13"><text:s/></text:span><text:span text:style-name="T249_14">income</text:span></text:p>
      <text:p text:style-name="P250"><text:span text:style-name="T250_1"><text:tab/>2.<text:s/></text:span><text:span text:style-name="T250_2">Market</text:span><text:span text:style-name="T250_3"><text:s/></text:span><text:span text:style-name="T250_4">Size</text:span><text:span text:style-name="T250_5"><text:s/>(</text:span><text:span text:style-name="T250_6">population</text:span><text:span text:style-name="T250_7">)</text:span></text:p>
      <text:p text:style-name="P251"><text:span text:style-name="T251_1"><text:tab/>3.<text:s/></text:span><text:span text:style-name="T251_2">Consumer</text:span><text:span text:style-name="T251_3"><text:s/></text:span><text:span text:style-name="T251_4">Tastes</text:span><text:span text:style-name="T251_5"><text:s/>-<text:s/></text:span><text:span text:style-name="T251_6">trends</text:span></text:p>
      <text:p text:style-name="P252"><text:span text:style-name="T252_1"><text:tab/>4.<text:s/></text:span><text:span text:style-name="T252_2">Consumer</text:span><text:span text:style-name="T252_3"><text:s/></text:span><text:span text:style-name="T252_4">Expectations</text:span><text:span text:style-name="T252_5"><text:s/>-<text:s/></text:span></text:p>
      <text:p text:style-name="P253"><text:span text:style-name="T253_1"><text:tab/>5.<text:s/></text:span><text:span text:style-name="T253_2">Substitute</text:span><text:span text:style-name="T253_3"><text:s/></text:span><text:span text:style-name="T253_4">Goods</text:span><text:span text:style-name="T253_5"><text:s/>-<text:s/></text:span><text:span text:style-name="T253_6">in</text:span><text:span text:style-name="T253_7"><text:s/></text:span><text:span text:style-name="T253_8">place</text:span><text:span text:style-name="T253_9"><text:s/></text:span><text:span text:style-name="T253_10">of</text:span><text:span text:style-name="T253_11"><text:s/></text:span><text:span text:style-name="T253_12">other</text:span><text:span text:style-name="T253_13"><text:s/></text:span><text:span text:style-name="T253_14">goods</text:span><text:span text:style-name="T253_15">/</text:span><text:span text:style-name="T253_16">services</text:span></text:p>
      <text:p text:style-name="P254"><text:span text:style-name="T254_1"><text:tab/>6.<text:s/></text:span><text:span text:style-name="T254_2">Complementary</text:span><text:span text:style-name="T254_3"><text:s/></text:span><text:span text:style-name="T254_4">Goods</text:span><text:span text:style-name="T254_5"><text:s/>-<text:s/></text:span><text:span text:style-name="T254_6">symbiotic</text:span><text:span text:style-name="T254_7"><text:s/></text:span><text:span text:style-name="T254_8">goods</text:span><text:span text:style-name="T254_9">/</text:span><text:span text:style-name="T254_10">services</text:span></text:p>
      <text:p text:style-name="P255"/>
      <text:p text:style-name="P256"/>
      <text:p text:style-name="P257"/>
      <text:p text:style-name="P258"><text:span text:style-name="T258_1">Elasticity</text:span><text:span text:style-name="T258_2"><text:s/></text:span><text:span text:style-name="T258_3">of</text:span><text:span text:style-name="T258_4"><text:s/></text:span><text:span text:style-name="T258_5">Demand</text:span><text:span text:style-name="T258_6"><text:s/>-<text:s/></text:span><text:span text:style-name="T258_7">not</text:span><text:span text:style-name="T258_8"><text:s/></text:span><text:span text:style-name="T258_9">all</text:span><text:span text:style-name="T258_10"><text:s/></text:span><text:span text:style-name="T258_11">increases</text:span><text:span text:style-name="T258_12"><text:s/></text:span><text:span text:style-name="T258_13">in</text:span><text:span text:style-name="T258_14"><text:s/></text:span><text:span text:style-name="T258_15">price</text:span><text:span text:style-name="T258_16"><text:s/></text:span><text:span text:style-name="T258_17">will</text:span><text:span text:style-name="T258_18"><text:s/></text:span><text:span text:style-name="T258_19">result</text:span><text:span text:style-name="T258_20"><text:s/></text:span><text:span text:style-name="T258_21">in</text:span><text:span text:style-name="T258_22"><text:s/></text:span><text:span text:style-name="T258_23">a</text:span><text:span text:style-name="T258_24"><text:s/></text:span><text:span text:style-name="T258_25">decrease</text:span><text:span text:style-name="T258_26"><text:s/></text:span><text:span text:style-name="T258_27">in</text:span><text:span text:style-name="T258_28"><text:s/></text:span><text:span text:style-name="T258_29">D</text:span></text:p>
      <text:p text:style-name="P259"><text:span text:style-name="T259_1">Elasticity</text:span><text:span text:style-name="T259_2"><text:s/>-<text:s/></text:span><text:span text:style-name="T259_3">a</text:span><text:span text:style-name="T259_4"><text:s/></text:span><text:span text:style-name="T259_5">measure</text:span><text:span text:style-name="T259_6"><text:s/></text:span><text:span text:style-name="T259_7">of</text:span><text:span text:style-name="T259_8"><text:s/></text:span><text:span text:style-name="T259_9">how</text:span><text:span text:style-name="T259_10"><text:s/></text:span><text:span text:style-name="T259_11">responsive</text:span><text:span text:style-name="T259_12"><text:s/></text:span><text:span text:style-name="T259_13">consumers</text:span><text:span text:style-name="T259_14"><text:s/></text:span><text:span text:style-name="T259_15">are</text:span><text:span text:style-name="T259_16"><text:s/></text:span><text:span text:style-name="T259_17">to</text:span><text:span text:style-name="T259_18"><text:s/></text:span><text:span text:style-name="T259_19">price</text:span><text:span text:style-name="T259_20"><text:s/></text:span><text:span text:style-name="T259_21">changes</text:span><text:span text:style-name="T259_22"><text:s/>(</text:span><text:span text:style-name="T259_23">slope</text:span><text:span text:style-name="T259_24">)</text:span></text:p>
      <text:p text:style-name="P260"><text:span text:style-name="T260_1">3<text:s/></text:span><text:span text:style-name="T260_2">Factors</text:span><text:span text:style-name="T260_3"><text:s/></text:span><text:span text:style-name="T260_4">that</text:span><text:span text:style-name="T260_5"><text:s/></text:span><text:span text:style-name="T260_6">determine</text:span><text:span text:style-name="T260_7"><text:s/></text:span><text:span text:style-name="T260_8">elasticity</text:span></text:p>
      <text:p text:style-name="P261"><text:span text:style-name="T261_1"><text:tab/>1.<text:s/></text:span><text:span text:style-name="T261_2">substitute</text:span><text:span text:style-name="T261_3"><text:s/></text:span><text:span text:style-name="T261_4">goods</text:span><text:span text:style-name="T261_5">/</text:span><text:span text:style-name="T261_6">services</text:span></text:p>
      <text:p text:style-name="P262"><text:span text:style-name="T262_1"><text:tab/><text:tab/></text:span><text:span text:style-name="T262_2">yes</text:span><text:span text:style-name="T262_3">=</text:span><text:span text:style-name="T262_4">Elastic</text:span></text:p>
      <text:p text:style-name="P263"><text:span text:style-name="T263_1"><text:tab/><text:tab/></text:span><text:span text:style-name="T263_2">no</text:span><text:span text:style-name="T263_3">=</text:span><text:span text:style-name="T263_4">Inelastic</text:span></text:p>
      <text:p text:style-name="P264"><text:span text:style-name="T264_1">2.<text:s/></text:span><text:span text:style-name="T264_2">necessities</text:span><text:span text:style-name="T264_3"><text:s/>(</text:span><text:span text:style-name="T264_4">something</text:span><text:span text:style-name="T264_5"><text:s/></text:span><text:span text:style-name="T264_6">one</text:span><text:span text:style-name="T264_7"><text:s/></text:span><text:span text:style-name="T264_8">must</text:span><text:span text:style-name="T264_9"><text:s/></text:span><text:span text:style-name="T264_10">have</text:span><text:span text:style-name="T264_11">)<text:s/></text:span><text:span text:style-name="T264_12">vs</text:span><text:span text:style-name="T264_13">.<text:s/></text:span><text:span text:style-name="T264_14">luxuries</text:span><text:span text:style-name="T264_15"><text:s/>(</text:span><text:span text:style-name="T264_16">something</text:span><text:span text:style-name="T264_17"><text:s/></text:span><text:span text:style-name="T264_18">one</text:span><text:span text:style-name="T264_19"><text:s/></text:span><text:span text:style-name="T264_20">does</text:span><text:span text:style-name="T264_21"><text:s/></text:span><text:span text:style-name="T264_22">not</text:span><text:span text:style-name="T264_23"><text:s/></text:span><text:span text:style-name="T264_24">have</text:span><text:span text:style-name="T264_25"><text:s/></text:span><text:span text:style-name="T264_26">to</text:span><text:span text:style-name="T264_27"><text:s/></text:span><text:span text:style-name="T264_28">have</text:span><text:span text:style-name="T264_29">)</text:span></text:p>
      <text:p text:style-name="P265"><text:span text:style-name="T265_1">3.<text:s/></text:span><text:span text:style-name="T265_2">proportion</text:span><text:span text:style-name="T265_3"><text:s/></text:span><text:span text:style-name="T265_4">of</text:span><text:span text:style-name="T265_5"><text:s/></text:span><text:span text:style-name="T265_6">income</text:span><text:span text:style-name="T265_7"><text:s/>-<text:s/></text:span><text:span text:style-name="T265_8">the</text:span><text:span text:style-name="T265_9"><text:s/></text:span><text:span text:style-name="T265_10">higher</text:span><text:span text:style-name="T265_11"><text:s/></text:span><text:span text:style-name="T265_12">the</text:span><text:span text:style-name="T265_13"><text:s/></text:span><text:span text:style-name="T265_14">percentage</text:span><text:span text:style-name="T265_15">,<text:s/></text:span><text:span text:style-name="T265_16">the</text:span><text:span text:style-name="T265_17"><text:s/></text:span><text:span text:style-name="T265_18">higher</text:span><text:span text:style-name="T265_19"><text:s/></text:span><text:span text:style-name="T265_20">the</text:span><text:span text:style-name="T265_21"><text:s/></text:span><text:span text:style-name="T265_22">elasticity</text:span></text:p>
      <text:p text:style-name="P266"/>
      <text:p text:style-name="P267"/>
      <text:p text:style-name="P268"/>
      <text:p text:style-name="P269"/>
      <text:p text:style-name="P270"><text:span text:style-name="T270_1">Supply</text:span><text:span text:style-name="T270_2"><text:s/>-<text:s/></text:span><text:span text:style-name="T270_3">Willingness</text:span><text:span text:style-name="T270_4"><text:s/></text:span><text:span text:style-name="T270_5">AND</text:span><text:span text:style-name="T270_6"><text:s/></text:span><text:span text:style-name="T270_7">Ability</text:span><text:span text:style-name="T270_8"><text:s/></text:span><text:span text:style-name="T270_9">to</text:span><text:span text:style-name="T270_10"><text:s/></text:span><text:span text:style-name="T270_11">produce</text:span><text:span text:style-name="T270_12"><text:s/></text:span><text:span text:style-name="T270_13">and</text:span><text:span text:style-name="T270_14"><text:s/></text:span><text:span text:style-name="T270_15">sell</text:span><text:span text:style-name="T270_16"><text:s/></text:span><text:span text:style-name="T270_17">a</text:span><text:span text:style-name="T270_18"><text:s/></text:span><text:span text:style-name="T270_19">good</text:span><text:span text:style-name="T270_20"><text:s/></text:span><text:span text:style-name="T270_21">or</text:span><text:span text:style-name="T270_22"><text:s/></text:span><text:span text:style-name="T270_23">service</text:span></text:p>
      <text:p text:style-name="P271"><text:span text:style-name="T271_1">Law</text:span><text:span text:style-name="T271_2"><text:s/></text:span><text:span text:style-name="T271_3">of</text:span><text:span text:style-name="T271_4"><text:s/></text:span><text:span text:style-name="T271_5">Supply</text:span><text:span text:style-name="T271_6"><text:s/>-<text:s/></text:span><text:span text:style-name="T271_7">As</text:span><text:span text:style-name="T271_8"><text:s/></text:span><text:span text:style-name="T271_9">price</text:span><text:span text:style-name="T271_10"><text:s/></text:span><text:span text:style-name="T271_11">goes</text:span><text:span text:style-name="T271_12"><text:s/></text:span><text:span text:style-name="T271_13">up</text:span><text:span text:style-name="T271_14">,<text:s/></text:span><text:span text:style-name="T271_15">the</text:span><text:span text:style-name="T271_16"><text:s/></text:span><text:span text:style-name="T271_17">supply</text:span><text:span text:style-name="T271_18"><text:s/></text:span><text:span text:style-name="T271_19">goes</text:span><text:span text:style-name="T271_20"><text:s/></text:span><text:span text:style-name="T271_21">up</text:span><text:span text:style-name="T271_22"><text:s/>(</text:span><text:span text:style-name="T271_23">the</text:span><text:span text:style-name="T271_24"><text:s/></text:span><text:span text:style-name="T271_25">producers</text:span><text:span text:style-name="T271_26"><text:s/></text:span><text:span text:style-name="T271_27">are</text:span><text:span text:style-name="T271_28"><text:s/></text:span><text:span text:style-name="T271_29">more</text:span><text:span text:style-name="T271_30"><text:s/></text:span><text:span text:style-name="T271_31">willing</text:span><text:span text:style-name="T271_32"><text:s/></text:span><text:span text:style-name="T271_33">to</text:span><text:span text:style-name="T271_34"><text:s/></text:span><text:span text:style-name="T271_35">sell</text:span><text:span text:style-name="T271_36"><text:s/></text:span><text:span text:style-name="T271_37">goods</text:span><text:span text:style-name="T271_38"><text:s/></text:span><text:span text:style-name="T271_39">or</text:span><text:span text:style-name="T271_40"><text:s/></text:span><text:span text:style-name="T271_41">services</text:span><text:span text:style-name="T271_42">)</text:span></text:p>
      <text:p text:style-name="P272"><text:span text:style-name="T272_1">Supply</text:span><text:span text:style-name="T272_2"><text:s/></text:span><text:span text:style-name="T272_3">Schedule</text:span><text:span text:style-name="T272_4"><text:s/>-<text:s/></text:span><text:span text:style-name="T272_5">table</text:span><text:span text:style-name="T272_6"><text:s/></text:span><text:span text:style-name="T272_7">that</text:span><text:span text:style-name="T272_8"><text:s/></text:span><text:span text:style-name="T272_9">shows</text:span><text:span text:style-name="T272_10"><text:s/></text:span><text:span text:style-name="T272_11">how</text:span><text:span text:style-name="T272_12"><text:s/></text:span><text:span text:style-name="T272_13">much</text:span><text:span text:style-name="T272_14"><text:s/></text:span><text:span text:style-name="T272_15">of</text:span><text:span text:style-name="T272_16"><text:s/></text:span><text:span text:style-name="T272_17">a</text:span><text:span text:style-name="T272_18"><text:s/></text:span><text:span text:style-name="T272_19">good</text:span><text:span text:style-name="T272_20"><text:s/></text:span><text:span text:style-name="T272_21">or</text:span><text:span text:style-name="T272_22"><text:s/></text:span><text:span text:style-name="T272_23">service</text:span><text:span text:style-name="T272_24"><text:s/></text:span><text:span text:style-name="T272_25">an</text:span><text:span text:style-name="T272_26"><text:s/></text:span><text:span text:style-name="T272_27">individual</text:span><text:span text:style-name="T272_28"><text:s/></text:span><text:span text:style-name="T272_29">producer</text:span><text:span text:style-name="T272_30"><text:s/></text:span><text:span text:style-name="T272_31">is</text:span><text:span text:style-name="T272_32"><text:s/></text:span><text:span text:style-name="T272_33">willing</text:span><text:span text:style-name="T272_34"><text:s/></text:span><text:span text:style-name="T272_35">and</text:span><text:span text:style-name="T272_36"><text:s/></text:span><text:span text:style-name="T272_37">able</text:span><text:span text:style-name="T272_38"><text:s/></text:span><text:span text:style-name="T272_39">to</text:span><text:span text:style-name="T272_40"><text:s/></text:span><text:span text:style-name="T272_41">offer</text:span><text:span text:style-name="T272_42"><text:s/></text:span><text:span text:style-name="T272_43">for</text:span><text:span text:style-name="T272_44"><text:s/></text:span><text:span text:style-name="T272_45">sale</text:span><text:span text:style-name="T272_46"><text:s/></text:span><text:span text:style-name="T272_47">at</text:span><text:span text:style-name="T272_48"><text:s/></text:span><text:span text:style-name="T272_49">each</text:span><text:span text:style-name="T272_50"><text:s/></text:span><text:span text:style-name="T272_51">price</text:span><text:span text:style-name="T272_52"><text:s/></text:span><text:span text:style-name="T272_53">in</text:span><text:span text:style-name="T272_54"><text:s/></text:span><text:span text:style-name="T272_55">a</text:span><text:span text:style-name="T272_56"><text:s/></text:span><text:span text:style-name="T272_57">market</text:span></text:p>
      <text:p text:style-name="P273"/>
      <text:p text:style-name="P274"/>
      <text:p text:style-name="P275"/>
      <text:p text:style-name="P276"><text:span text:style-name="T276_1">What</text:span><text:span text:style-name="T276_2"><text:s/></text:span><text:span text:style-name="T276_3">Factors</text:span><text:span text:style-name="T276_4"><text:s/></text:span><text:span text:style-name="T276_5">Affect</text:span><text:span text:style-name="T276_6"><text:s/></text:span><text:span text:style-name="T276_7">Supply</text:span><text:span text:style-name="T276_8">?<text:s/>(6)</text:span></text:p>
      <text:p text:style-name="P277"><text:span text:style-name="T277_1">1.<text:s/></text:span><text:span text:style-name="T277_2">Input</text:span><text:span text:style-name="T277_3"><text:s/></text:span><text:span text:style-name="T277_4">Costs</text:span><text:span text:style-name="T277_5"><text:s/>-<text:s/></text:span><text:span text:style-name="T277_6">price</text:span><text:span text:style-name="T277_7"><text:s/></text:span><text:span text:style-name="T277_8">of</text:span><text:span text:style-name="T277_9"><text:s/></text:span><text:span text:style-name="T277_10">resources</text:span><text:span text:style-name="T277_11"><text:s/></text:span><text:span text:style-name="T277_12">needed</text:span><text:span text:style-name="T277_13"><text:s/></text:span><text:span text:style-name="T277_14">to</text:span><text:span text:style-name="T277_15"><text:s/></text:span><text:span text:style-name="T277_16">produce</text:span><text:span text:style-name="T277_17"><text:s/></text:span><text:span text:style-name="T277_18">a</text:span><text:span text:style-name="T277_19"><text:s/></text:span><text:span text:style-name="T277_20">good</text:span><text:span text:style-name="T277_21"><text:s/></text:span><text:span text:style-name="T277_22">or</text:span><text:span text:style-name="T277_23"><text:s/></text:span><text:span text:style-name="T277_24">service</text:span></text:p>
      <text:p text:style-name="P278"><text:span text:style-name="T278_1">2.<text:s/></text:span><text:span text:style-name="T278_2">Labor</text:span><text:span text:style-name="T278_3"><text:s/></text:span><text:span text:style-name="T278_4">Productivity</text:span><text:span text:style-name="T278_5"><text:s/>-<text:s/></text:span><text:span text:style-name="T278_6">amount</text:span><text:span text:style-name="T278_7"><text:s/></text:span><text:span text:style-name="T278_8">of</text:span><text:span text:style-name="T278_9"><text:s/></text:span><text:span text:style-name="T278_10">goods</text:span><text:span text:style-name="T278_11"><text:s/></text:span><text:span text:style-name="T278_12">and</text:span><text:span text:style-name="T278_13"><text:s/></text:span><text:span text:style-name="T278_14">services</text:span><text:span text:style-name="T278_15"><text:s/></text:span><text:span text:style-name="T278_16">that</text:span><text:span text:style-name="T278_17"><text:s/></text:span><text:span text:style-name="T278_18">a</text:span><text:span text:style-name="T278_19"><text:s/></text:span><text:span text:style-name="T278_20">person</text:span><text:span text:style-name="T278_21"><text:s/></text:span><text:span text:style-name="T278_22">can</text:span><text:span text:style-name="T278_23"><text:s/></text:span><text:span text:style-name="T278_24">produce</text:span><text:span text:style-name="T278_25"><text:s/></text:span><text:span text:style-name="T278_26">in</text:span><text:span text:style-name="T278_27"><text:s/></text:span><text:span text:style-name="T278_28">a</text:span><text:span text:style-name="T278_29"><text:s/></text:span><text:span text:style-name="T278_30">given</text:span><text:span text:style-name="T278_31"><text:s/></text:span><text:span text:style-name="T278_32">time</text:span></text:p>
      <text:p text:style-name="P279"><text:span text:style-name="T279_1">3.<text:s/></text:span><text:span text:style-name="T279_2">Technology</text:span><text:span text:style-name="T279_3"><text:s/>-<text:s/></text:span><text:span text:style-name="T279_4">application</text:span><text:span text:style-name="T279_5"><text:s/></text:span><text:span text:style-name="T279_6">of</text:span><text:span text:style-name="T279_7"><text:s/></text:span><text:span text:style-name="T279_8">scientific</text:span><text:span text:style-name="T279_9"><text:s/></text:span><text:span text:style-name="T279_10">methods</text:span><text:span text:style-name="T279_11"><text:s/></text:span><text:span text:style-name="T279_12">and</text:span><text:span text:style-name="T279_13"><text:s/></text:span><text:span text:style-name="T279_14">discoveries</text:span><text:span text:style-name="T279_15"><text:s/></text:span><text:span text:style-name="T279_16">to</text:span><text:span text:style-name="T279_17"><text:s/></text:span><text:span text:style-name="T279_18">the</text:span><text:span text:style-name="T279_19"><text:s/></text:span><text:span text:style-name="T279_20">production</text:span><text:span text:style-name="T279_21"><text:s/></text:span><text:span text:style-name="T279_22">process</text:span></text:p>
      <text:p text:style-name="P280"><text:span text:style-name="T280_1">4.<text:s/></text:span><text:span text:style-name="T280_2">SKIP</text:span><text:span text:style-name="T280_3"><text:s/>(</text:span><text:span text:style-name="T280_4">Government</text:span><text:span text:style-name="T280_5"><text:s/></text:span><text:span text:style-name="T280_6">Action</text:span><text:span text:style-name="T280_7">)</text:span></text:p>
      <text:p text:style-name="P281"><text:span text:style-name="T281_1">5.<text:s/></text:span><text:span text:style-name="T281_2">Producer</text:span><text:span text:style-name="T281_3"><text:s/></text:span><text:span text:style-name="T281_4">Expectations</text:span><text:span text:style-name="T281_5"><text:s/>-<text:s/></text:span><text:span text:style-name="T281_6">Price</text:span><text:span text:style-name="T281_7"><text:s/></text:span><text:span text:style-name="T281_8">rising</text:span><text:span text:style-name="T281_9"><text:s/></text:span><text:span text:style-name="T281_10">and</text:span><text:span text:style-name="T281_11"><text:s/></text:span><text:span text:style-name="T281_12">falling</text:span></text:p>
      <text:p text:style-name="P282"><text:span text:style-name="T282_1">6.<text:s/></text:span><text:span text:style-name="T282_2">Number</text:span><text:span text:style-name="T282_3"><text:s/></text:span><text:span text:style-name="T282_4">of</text:span><text:span text:style-name="T282_5"><text:s/></text:span><text:span text:style-name="T282_6">Producers</text:span><text:span text:style-name="T282_7"><text:s/>-<text:s/></text:span><text:span text:style-name="T282_8">Competition</text:span></text:p>
      <text:p text:style-name="P283"/>
      <text:p text:style-name="P284"/>
      <text:p text:style-name="P285"/>
      <text:p text:style-name="P286"><text:span text:style-name="T286_1">The</text:span><text:span text:style-name="T286_2"><text:s/></text:span><text:span text:style-name="T286_3">Interactions</text:span><text:span text:style-name="T286_4"><text:s/></text:span><text:span text:style-name="T286_5">of</text:span><text:span text:style-name="T286_6"><text:s/></text:span><text:span text:style-name="T286_7">Demand</text:span><text:span text:style-name="T286_8"><text:s/></text:span><text:span text:style-name="T286_9">and</text:span><text:span text:style-name="T286_10"><text:s/></text:span><text:span text:style-name="T286_11">Supply</text:span></text:p>
      <text:p text:style-name="P287"/>
      <text:p text:style-name="P288"><text:span text:style-name="T288_1">market</text:span><text:span text:style-name="T288_2"><text:s/></text:span><text:span text:style-name="T288_3">equilibrium</text:span><text:span text:style-name="T288_4"><text:s/>-<text:s/></text:span><text:span text:style-name="T288_5">when</text:span><text:span text:style-name="T288_6"><text:s/></text:span><text:span text:style-name="T288_7">the</text:span><text:span text:style-name="T288_8"><text:s/></text:span><text:span text:style-name="T288_9">quantity</text:span><text:span text:style-name="T288_10"><text:s/></text:span><text:span text:style-name="T288_11">demanded</text:span><text:span text:style-name="T288_12"><text:s/></text:span><text:span text:style-name="T288_13">and</text:span><text:span text:style-name="T288_14"><text:s/></text:span><text:span text:style-name="T288_15">the</text:span><text:span text:style-name="T288_16"><text:s/></text:span><text:span text:style-name="T288_17">quantity</text:span><text:span text:style-name="T288_18"><text:s/></text:span><text:span text:style-name="T288_19">supplied</text:span><text:span text:style-name="T288_20"><text:s/></text:span><text:span text:style-name="T288_21">at</text:span><text:span text:style-name="T288_22"><text:s/></text:span><text:span text:style-name="T288_23">a</text:span><text:span text:style-name="T288_24"><text:s/></text:span><text:span text:style-name="T288_25">particular</text:span><text:span text:style-name="T288_26"><text:s/></text:span><text:span text:style-name="T288_27">price</text:span><text:span text:style-name="T288_28"><text:s/></text:span><text:span text:style-name="T288_29">are</text:span><text:span text:style-name="T288_30"><text:s/></text:span><text:span text:style-name="T288_31">equal</text:span></text:p>
      <text:p text:style-name="P289"><text:span text:style-name="T289_1">equilibrium</text:span><text:span text:style-name="T289_2"><text:s/></text:span><text:span text:style-name="T289_3">price</text:span><text:span text:style-name="T289_4"><text:s/>-<text:s/></text:span><text:span text:style-name="T289_5">the</text:span><text:span text:style-name="T289_6"><text:s/></text:span><text:span text:style-name="T289_7">price</text:span><text:span text:style-name="T289_8"><text:s/></text:span><text:span text:style-name="T289_9">at</text:span><text:span text:style-name="T289_10"><text:s/></text:span><text:span text:style-name="T289_11">which</text:span><text:span text:style-name="T289_12"><text:s/></text:span><text:span text:style-name="T289_13">quantity</text:span><text:span text:style-name="T289_14"><text:s/></text:span><text:span text:style-name="T289_15">demanded</text:span><text:span text:style-name="T289_16"><text:s/>=<text:s/></text:span><text:span text:style-name="T289_17">quantity</text:span><text:span text:style-name="T289_18"><text:s/></text:span><text:span text:style-name="T289_19">supplied</text:span></text:p>
      <text:p text:style-name="P290"/>
      <text:p text:style-name="P291"><text:span text:style-name="T291_1">_____________________________________</text:span></text:p>
      <text:p text:style-name="P292"><text:span text:style-name="T292_1">|<text:s/></text:span><text:span text:style-name="T292_2">Price</text:span><text:span text:style-name="T292_3"><text:s/></text:span><text:span text:style-name="T292_4">per</text:span><text:span text:style-name="T292_5"><text:s/>||<text:s/></text:span><text:span text:style-name="T292_6">Quantity</text:span><text:span text:style-name="T292_7"><text:s/>||<text:s/></text:span><text:span text:style-name="T292_8">Quantity</text:span><text:span text:style-name="T292_9"><text:s/>|</text:span></text:p>
      <text:p text:style-name="P293"><text:span text:style-name="T293_1">|<text:s/></text:span><text:span text:style-name="T293_2">Pizza</text:span><text:span text:style-name="T293_3"><text:s/>($)<text:s/>||<text:s/></text:span><text:span text:style-name="T293_4">Demanded</text:span><text:span text:style-name="T293_5"><text:s/>||<text:s/></text:span><text:span text:style-name="T293_6">Supplied</text:span><text:span text:style-name="T293_7"><text:s/>|</text:span></text:p>
      <text:p text:style-name="P294"><text:span text:style-name="T294_1">–––––––––––––––––––––––––––––––––––––</text:span></text:p>
      <text:p text:style-name="P295"><text:span text:style-name="T295_1">|\\\\25\\\\\||\\\\\6\\\\||\\\\80\\\\|</text:span></text:p>
      <text:p text:style-name="P296"><text:span text:style-name="T296_1">|<text:s text:c="4"/>20<text:s text:c="5"/>||<text:s text:c="4"/>12<text:s text:c="4"/>||<text:s text:c="4"/>70<text:s text:c="4"/>|</text:span></text:p>
      <text:p text:style-name="P297"><text:span text:style-name="T297_1">|\\\\15\\\\\||\\\\25\\\\||\\\\60\\\\|</text:span></text:p>
      <text:p text:style-name="P298"><text:span text:style-name="T298_1">|<text:s text:c="4"/>10<text:s text:c="5"/>||<text:s text:c="4"/>50<text:s text:c="4"/>||<text:s text:c="4"/>50<text:s text:c="4"/>|&lt;––––</text:span></text:p>
      <text:p text:style-name="P299"><text:span text:style-name="T299_1">|\\\\\5\\\\\||\\\100\\\\||\\\\40\\\\|</text:span></text:p>
      <text:p text:style-name="P300"><text:span text:style-name="T300_1">–––––––––––––––––––––––––––––––––––––</text:span></text:p>
      <text:p text:style-name="P301"/>
      <text:p text:style-name="P302"/>
      <text:p text:style-name="P303"/>
      <text:p text:style-name="P304"/>
      <text:p text:style-name="P305"/>
      <text:p text:style-name="P306"><text:span text:style-name="T306_1">Intervention</text:span><text:span text:style-name="T306_2"><text:s/></text:span><text:span text:style-name="T306_3">in</text:span><text:span text:style-name="T306_4"><text:s/></text:span><text:span text:style-name="T306_5">the</text:span><text:span text:style-name="T306_6"><text:s/></text:span><text:span text:style-name="T306_7">price</text:span><text:span text:style-name="T306_8"><text:s/></text:span><text:span text:style-name="T306_9">system</text:span><text:span text:style-name="T306_10"><text:s/>-<text:s/></text:span><text:span text:style-name="T306_11">Government</text:span></text:p>
      <text:p text:style-name="P307"/>
      <text:p text:style-name="P308"><text:span text:style-name="T308_1">•<text:s/></text:span><text:span text:style-name="T308_2">Price</text:span><text:span text:style-name="T308_3"><text:s/></text:span><text:span text:style-name="T308_4">ceiling</text:span><text:span text:style-name="T308_5"><text:s/>-<text:s/></text:span><text:span text:style-name="T308_6">the</text:span><text:span text:style-name="T308_7"><text:s/>(</text:span><text:span text:style-name="T308_8">legal</text:span><text:span text:style-name="T308_9">)<text:s/></text:span><text:span text:style-name="T308_10">maximum</text:span><text:span text:style-name="T308_11"><text:s/></text:span><text:span text:style-name="T308_12">price</text:span><text:span text:style-name="T308_13"><text:s/></text:span><text:span text:style-name="T308_14">that</text:span><text:span text:style-name="T308_15"><text:s/></text:span><text:span text:style-name="T308_16">sellers</text:span><text:span text:style-name="T308_17"><text:s/></text:span><text:span text:style-name="T308_18">may</text:span><text:span text:style-name="T308_19"><text:s/></text:span><text:span text:style-name="T308_20">charge</text:span><text:span text:style-name="T308_21"><text:s/></text:span><text:span text:style-name="T308_22">for</text:span><text:span text:style-name="T308_23"><text:s/></text:span><text:span text:style-name="T308_24">a</text:span><text:span text:style-name="T308_25"><text:s/></text:span><text:span text:style-name="T308_26">product</text:span></text:p>
      <text:p text:style-name="P309"><text:span text:style-name="T309_1"><text:tab/>1.<text:s/></text:span><text:span text:style-name="T309_2">Sports</text:span><text:span text:style-name="T309_3"><text:s/></text:span><text:span text:style-name="T309_4">tickets</text:span></text:p>
      <text:p text:style-name="P310"><text:span text:style-name="T310_1"><text:tab/>2.<text:s/></text:span><text:span text:style-name="T310_2">Rent</text:span><text:span text:style-name="T310_3"><text:s/></text:span><text:span text:style-name="T310_4">control</text:span><text:span text:style-name="T310_5"><text:s/>-<text:s/></text:span><text:span text:style-name="T310_6">laws</text:span><text:span text:style-name="T310_7"><text:s/></text:span><text:span text:style-name="T310_8">that</text:span><text:span text:style-name="T310_9"><text:s/></text:span><text:span text:style-name="T310_10">control</text:span><text:span text:style-name="T310_11"><text:s/></text:span><text:span text:style-name="T310_12">when</text:span><text:span text:style-name="T310_13"><text:s/></text:span><text:span text:style-name="T310_14">rent</text:span><text:span text:style-name="T310_15"><text:s/></text:span><text:span text:style-name="T310_16">can</text:span><text:span text:style-name="T310_17"><text:s/></text:span><text:span text:style-name="T310_18">be</text:span><text:span text:style-name="T310_19"><text:s/></text:span><text:span text:style-name="T310_20">raised</text:span><text:span text:style-name="T310_21"><text:s/></text:span><text:span text:style-name="T310_22">and</text:span><text:span text:style-name="T310_23"><text:s/></text:span><text:span text:style-name="T310_24">by</text:span><text:span text:style-name="T310_25"><text:s/></text:span><text:span text:style-name="T310_26">how</text:span><text:span text:style-name="T310_27"><text:s/></text:span><text:span text:style-name="T310_28">much</text:span><text:span text:style-name="T310_29"><text:s/></text:span><text:span text:style-name="T310_30">no</text:span><text:span text:style-name="T310_31"><text:s/></text:span><text:span text:style-name="T310_32">matter</text:span><text:span text:style-name="T310_33"><text:s/></text:span><text:span text:style-name="T310_34">what</text:span><text:span text:style-name="T310_35"><text:s/></text:span><text:span text:style-name="T310_36">is</text:span><text:span text:style-name="T310_37"><text:s/></text:span><text:span text:style-name="T310_38">going</text:span><text:span text:style-name="T310_39"><text:s/></text:span><text:span text:style-name="T310_40">on</text:span><text:span text:style-name="T310_41"><text:s/></text:span><text:span text:style-name="T310_42">in</text:span><text:span text:style-name="T310_43"><text:s/></text:span><text:span text:style-name="T310_44">the</text:span><text:span text:style-name="T310_45"><text:s/></text:span><text:span text:style-name="T310_46">market</text:span></text:p>
      <text:p text:style-name="P311"><text:span text:style-name="T311_1">•<text:s/></text:span><text:span text:style-name="T311_2">Price</text:span><text:span text:style-name="T311_3"><text:s/></text:span><text:span text:style-name="T311_4">floor</text:span><text:span text:style-name="T311_5"><text:s/>-<text:s/></text:span><text:span text:style-name="T311_6">the</text:span><text:span text:style-name="T311_7"><text:s/></text:span><text:span text:style-name="T311_8">legal</text:span><text:span text:style-name="T311_9"><text:s/></text:span><text:span text:style-name="T311_10">minimum</text:span><text:span text:style-name="T311_11"><text:s/></text:span><text:span text:style-name="T311_12">price</text:span><text:span text:style-name="T311_13"><text:s/></text:span><text:span text:style-name="T311_14">that</text:span><text:span text:style-name="T311_15"><text:s/></text:span><text:span text:style-name="T311_16">buyers</text:span><text:span text:style-name="T311_17"><text:s/></text:span><text:span text:style-name="T311_18">must</text:span><text:span text:style-name="T311_19"><text:s/></text:span><text:span text:style-name="T311_20">pay</text:span><text:span text:style-name="T311_21"><text:s/></text:span><text:span text:style-name="T311_22">for</text:span><text:span text:style-name="T311_23"><text:s/></text:span><text:span text:style-name="T311_24">a</text:span><text:span text:style-name="T311_25"><text:s/></text:span><text:span text:style-name="T311_26">product</text:span></text:p>
      <text:p text:style-name="P312"><text:span text:style-name="T312_1">•<text:s/></text:span><text:span text:style-name="T312_2">Minimum</text:span><text:span text:style-name="T312_3"><text:s/></text:span><text:span text:style-name="T312_4">wage</text:span><text:span text:style-name="T312_5"><text:s/>-<text:s/></text:span><text:span text:style-name="T312_6">a</text:span><text:span text:style-name="T312_7"><text:s/></text:span><text:span text:style-name="T312_8">legal</text:span><text:span text:style-name="T312_9"><text:s/></text:span><text:span text:style-name="T312_10">minimum</text:span><text:span text:style-name="T312_11"><text:s/></text:span><text:span text:style-name="T312_12">amount</text:span><text:span text:style-name="T312_13"><text:s/></text:span><text:span text:style-name="T312_14">an</text:span><text:span text:style-name="T312_15"><text:s/></text:span><text:span text:style-name="T312_16">employer</text:span><text:span text:style-name="T312_17"><text:s/></text:span><text:span text:style-name="T312_18">must</text:span><text:span text:style-name="T312_19"><text:s/></text:span><text:span text:style-name="T312_20">pay</text:span><text:span text:style-name="T312_21"><text:s/></text:span><text:span text:style-name="T312_22">employees</text:span><text:span text:style-name="T312_23"><text:s/></text:span><text:span text:style-name="T312_24">for</text:span><text:span text:style-name="T312_25"><text:s/></text:span><text:span text:style-name="T312_26">an</text:span><text:span text:style-name="T312_27"><text:s/></text:span><text:span text:style-name="T312_28">hour</text:span><text:span text:style-name="T312_29"><text:s/></text:span><text:span text:style-name="T312_30">of</text:span><text:span text:style-name="T312_31"><text:s/></text:span><text:span text:style-name="T312_32">work</text:span></text:p>
      <text:p text:style-name="P313"><text:span text:style-name="T313_1">•<text:s/></text:span><text:span text:style-name="T313_2">Rationing</text:span><text:span text:style-name="T313_3"><text:s/>-<text:s/></text:span><text:span text:style-name="T313_4">a</text:span><text:span text:style-name="T313_5"><text:s/></text:span><text:span text:style-name="T313_6">government</text:span><text:span text:style-name="T313_7"><text:s/></text:span><text:span text:style-name="T313_8">system</text:span><text:span text:style-name="T313_9"><text:s/></text:span><text:span text:style-name="T313_10">for</text:span><text:span text:style-name="T313_11"><text:s/></text:span><text:span text:style-name="T313_12">allocating</text:span><text:span text:style-name="T313_13"><text:s/></text:span><text:span text:style-name="T313_14">goods</text:span><text:span text:style-name="T313_15"><text:s/></text:span><text:span text:style-name="T313_16">and</text:span><text:span text:style-name="T313_17"><text:s/></text:span><text:span text:style-name="T313_18">services</text:span><text:span text:style-name="T313_19"><text:s/></text:span><text:span text:style-name="T313_20">using</text:span><text:span text:style-name="T313_21"><text:s/></text:span><text:span text:style-name="T313_22">criteria</text:span><text:span text:style-name="T313_23"><text:s/></text:span><text:span text:style-name="T313_24">other</text:span><text:span text:style-name="T313_25"><text:s/></text:span><text:span text:style-name="T313_26">than</text:span><text:span text:style-name="T313_27"><text:s/></text:span><text:span text:style-name="T313_28">price</text:span><text:span text:style-name="T313_29">;<text:s/></text:span><text:span text:style-name="T313_30">first</text:span><text:span text:style-name="T313_31"><text:s/></text:span><text:span text:style-name="T313_32">come</text:span><text:span text:style-name="T313_33">,<text:s/></text:span><text:span text:style-name="T313_34">first</text:span><text:span text:style-name="T313_35"><text:s/></text:span><text:span text:style-name="T313_36">serve</text:span><text:span text:style-name="T313_37">;<text:s/></text:span><text:span text:style-name="T313_38">lottery</text:span></text:p>
      <text:p text:style-name="P314"><text:span text:style-name="T314_1">•<text:s/></text:span><text:span text:style-name="T314_2">Black</text:span><text:span text:style-name="T314_3"><text:s/></text:span><text:span text:style-name="T314_4">Market</text:span><text:span text:style-name="T314_5"><text:s/>-<text:s/></text:span><text:span text:style-name="T314_6">involves</text:span><text:span text:style-name="T314_7"><text:s/></text:span><text:span text:style-name="T314_8">illegal</text:span><text:span text:style-name="T314_9"><text:s/></text:span><text:span text:style-name="T314_10">buying</text:span><text:span text:style-name="T314_11"><text:s/></text:span><text:span text:style-name="T314_12">or</text:span><text:span text:style-name="T314_13"><text:s/></text:span><text:span text:style-name="T314_14">selling</text:span><text:span text:style-name="T314_15"><text:s/></text:span><text:span text:style-name="T314_16">in</text:span><text:span text:style-name="T314_17"><text:s/></text:span><text:span text:style-name="T314_18">violation</text:span><text:span text:style-name="T314_19"><text:s/></text:span><text:span text:style-name="T314_20">of</text:span><text:span text:style-name="T314_21"><text:s/></text:span><text:span text:style-name="T314_22">price</text:span><text:span text:style-name="T314_23"><text:s/></text:span><text:span text:style-name="T314_24">controls</text:span><text:span text:style-name="T314_25">/</text:span><text:span text:style-name="T314_26">rationing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